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728in"/>
    </style:style>
    <style:style style:name="co3" style:family="table-column">
      <style:table-column-properties fo:break-before="auto" style:column-width="7.8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6.8791in"/>
    </style:style>
    <style:style style:name="co6" style:family="table-column">
      <style:table-column-properties fo:break-before="auto" style:column-width="1.1161in"/>
    </style:style>
    <style:style style:name="co7" style:family="table-column">
      <style:table-column-properties fo:break-before="auto" style:column-width="0.2256in"/>
    </style:style>
    <style:style style:name="co8" style:family="table-column">
      <style:table-column-properties fo:break-before="auto" style:column-width="2.2772in"/>
    </style:style>
    <style:style style:name="co9" style:family="table-column">
      <style:table-column-properties fo:break-before="auto" style:column-width="0.789in"/>
    </style:style>
    <style:style style:name="co10" style:family="table-column">
      <style:table-column-properties fo:break-before="auto" style:column-width="0.2791in"/>
    </style:style>
    <style:style style:name="co11" style:family="table-column">
      <style:table-column-properties fo:break-before="auto" style:column-width="0.7346in"/>
    </style:style>
    <style:style style:name="co12" style:family="table-column">
      <style:table-column-properties fo:break-before="auto" style:column-width="0.7752in"/>
    </style:style>
    <style:style style:name="co13" style:family="table-column">
      <style:table-column-properties fo:break-before="auto" style:column-width="0.7236in"/>
    </style:style>
    <style:style style:name="co14" style:family="table-column">
      <style:table-column-properties fo:break-before="auto" style:column-width="0.6701in"/>
    </style:style>
    <style:style style:name="co15" style:family="table-column">
      <style:table-column-properties fo:break-before="auto" style:column-width="0.7366in"/>
    </style:style>
    <style:style style:name="co16" style:family="table-column">
      <style:table-column-properties fo:break-before="auto" style:column-width="0.7638in"/>
    </style:style>
    <style:style style:name="co17" style:family="table-column">
      <style:table-column-properties fo:break-before="auto" style:column-width="2.8398in"/>
    </style:style>
    <style:style style:name="co18" style:family="table-column">
      <style:table-column-properties fo:break-before="auto" style:column-width="2.372in"/>
    </style:style>
    <style:style style:name="co19" style:family="table-column">
      <style:table-column-properties fo:break-before="auto" style:column-width="1.3654in"/>
    </style:style>
    <style:style style:name="co20" style:family="table-column">
      <style:table-column-properties fo:break-before="auto" style:column-width="2.7173in"/>
    </style:style>
    <style:style style:name="co21" style:family="table-column">
      <style:table-column-properties fo:break-before="auto" style:column-width="3.44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MAN_COM_P1_0054fc00*</text:p>
          </table:table-cell>
          <table:table-cell office:value-type="string" calcext:value-type="string">
            <text:p><text:s text:c="29"/>MAN_COM_P1_83020188 <text:s text:c="28"/>XREF[197]: <text:s text:c="2"/>FUN_822e2f28:822e2f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0</text:p>
          </table:table-cell>
          <table:table-cell office:value-type="string" calcext:value-type="string">
            <text:p><text:s text:c="90"/>Function_8231E818:8231e8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_NUM_P1_0054fc01*</text:p>
          </table:table-cell>
          <table:table-cell office:value-type="string" calcext:value-type="string">
            <text:p><text:s text:c="90"/>Function_82376B48:82376bb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6ac(W),</text:p>
          </table:table-cell>
          <table:table-cell office:value-type="string" calcext:value-type="string">
            <text:p><text:s text:c="90"/>FUN_823d0b28:823d0b5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6b0(R),</text:p>
          </table:table-cell>
          <table:table-cell office:value-type="string" calcext:value-type="string">
            <text:p><text:s text:c="90"/>FUN_823d0b28:823d0b7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aec(R),</text:p>
          </table:table-cell>
          <table:table-cell office:value-type="string" calcext:value-type="string">
            <text:p><text:s text:c="90"/>Function_823D12D0:823d13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af8(R),</text:p>
          </table:table-cell>
          <table:table-cell office:value-type="string" calcext:value-type="string">
            <text:p><text:s text:c="90"/>Function_823DB6D0:823db7e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4c(W),</text:p>
          </table:table-cell>
          <table:table-cell office:value-type="string" calcext:value-type="string">
            <text:p><text:s text:c="90"/>Function_823DCFC8:823dd0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b4(R),</text:p>
          </table:table-cell>
          <table:table-cell office:value-type="string" calcext:value-type="string">
            <text:p><text:s text:c="90"/>Function_823E0980:823e09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d0(R),</text:p>
          </table:table-cell>
          <table:table-cell office:value-type="string" calcext:value-type="string">
            <text:p><text:s text:c="90"/>Function_823E2848:823e2a3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24(R),</text:p>
          </table:table-cell>
          <table:table-cell office:value-type="string" calcext:value-type="string">
            <text:p><text:s text:c="90"/>FUN_823e36a8:823e377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60(R),</text:p>
          </table:table-cell>
          <table:table-cell office:value-type="string" calcext:value-type="string">
            <text:p><text:s text:c="90"/>Function_823E5CA8:823e5cf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6c(R),</text:p>
          </table:table-cell>
          <table:table-cell office:value-type="string" calcext:value-type="string">
            <text:p><text:s text:c="90"/>FUN_823f18b0:823f198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fc(R),</text:p>
          </table:table-cell>
          <table:table-cell office:value-type="string" calcext:value-type="string">
            <text:p><text:s text:c="90"/>Function_823F3178:823f31b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b20:00025be4(*),</text:p>
          </table:table-cell>
          <table:table-cell office:value-type="string" calcext:value-type="string">
            <text:p><text:s text:c="90"/>Function_823F3178:823f32c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b20:00025c20(*),</text:p>
          </table:table-cell>
          <table:table-cell office:value-type="string" calcext:value-type="string">
            <text:p><text:s text:c="90"/>Function_82412240:824122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a78(*),</text:p>
          </table:table-cell>
          <table:table-cell office:value-type="string" calcext:value-type="string">
            <text:p><text:s text:c="90"/>Function_824F5948:824f59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f68(*),</text:p>
          </table:table-cell>
          <table:table-cell office:value-type="string" calcext:value-type="string">
            <text:p><text:s text:c="90"/>HOLD??_Function_824F9A80:824f9a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894(*),</text:p>
          </table:table-cell>
          <table:table-cell office:value-type="string" calcext:value-type="string">
            <text:p><text:s text:c="90"/>Function_82506958:825069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db90:0004dbb0(*),</text:p>
          </table:table-cell>
          <table:table-cell office:value-type="string" calcext:value-type="string">
            <text:p><text:s text:c="90"/>Function_82587A88:82587aa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db90:0004dbd8(*),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3130:0005314c(*),</text:p>
          </table:table-cell>
          <table:table-cell office:value-type="string" calcext:value-type="string">
            <text:p><text:s text:c="8"/>83020188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1</text:p>
          </table:table-cell>
          <table:table-cell office:value-type="string" calcext:value-type="string">
            <text:p><text:s text:c="29"/>CHAR_NUM_P1_83020189 <text:s text:c="27"/>XREF[335]: <text:s text:c="2"/>Function_8231E818:8231e84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_COL_P1_0054fc02</text:p>
          </table:table-cell>
          <table:table-cell office:value-type="string" calcext:value-type="string">
            <text:p><text:s text:c="90"/>FUN_823fb228:823bfc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6c0:00014780(*),</text:p>
          </table:table-cell>
          <table:table-cell office:value-type="string" calcext:value-type="string">
            <text:p><text:s text:c="90"/>FUN_823fb228:823c00c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7a0:000147c4(*),</text:p>
          </table:table-cell>
          <table:table-cell office:value-type="string" calcext:value-type="string">
            <text:p><text:s text:c="90"/>Function_823DB6D0:823db7f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7a0:00014840(*),</text:p>
          </table:table-cell>
          <table:table-cell office:value-type="string" calcext:value-type="string">
            <text:p><text:s text:c="90"/>Function_823F3178:823f323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7a0:0001489c(*),</text:p>
          </table:table-cell>
          <table:table-cell office:value-type="string" calcext:value-type="string">
            <text:p><text:s text:c="90"/>FUN_823fb228:823fb2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c0(R),</text:p>
          </table:table-cell>
          <table:table-cell office:value-type="string" calcext:value-type="string">
            <text:p><text:s text:c="90"/>FUN_823fb228:823fb28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cc(W),</text:p>
          </table:table-cell>
          <table:table-cell office:value-type="string" calcext:value-type="string">
            <text:p><text:s text:c="90"/>FUN_8240a2e8:8240a32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00(R),</text:p>
          </table:table-cell>
          <table:table-cell office:value-type="string" calcext:value-type="string">
            <text:p><text:s text:c="90"/>Function_82416D88:82416e2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10(R),</text:p>
          </table:table-cell>
          <table:table-cell office:value-type="string" calcext:value-type="string">
            <text:p><text:s text:c="90"/>FUN_824ea948:824ea98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1c(W),</text:p>
          </table:table-cell>
          <table:table-cell office:value-type="string" calcext:value-type="string">
            <text:p><text:s text:c="90"/>FUN_824ea948:824ea9d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2c(R),</text:p>
          </table:table-cell>
          <table:table-cell office:value-type="string" calcext:value-type="string">
            <text:p><text:s text:c="90"/>FUN_824ea948:824eaa2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7c(W),</text:p>
          </table:table-cell>
          <table:table-cell office:value-type="string" calcext:value-type="string">
            <text:p><text:s text:c="90"/>Function_824F5B78:824f5c0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6148(R),</text:p>
          </table:table-cell>
          <table:table-cell office:value-type="string" calcext:value-type="string">
            <text:p><text:s text:c="90"/>FUN_824f7b08:824f7b3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0850:00040860(*),</text:p>
          </table:table-cell>
          <table:table-cell office:value-type="string" calcext:value-type="string">
            <text:p><text:s text:c="90"/>FUN_824fa738:824fa76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9b0:00041a50(*),</text:p>
          </table:table-cell>
          <table:table-cell office:value-type="string" calcext:value-type="string">
            <text:p><text:s text:c="90"/>Function_82506958:825069a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890(*),</text:p>
          </table:table-cell>
          <table:table-cell office:value-type="string" calcext:value-type="string">
            <text:p><text:s text:c="90"/>Function_82506958:825069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830:0004b864(*),</text:p>
          </table:table-cell>
          <table:table-cell office:value-type="string" calcext:value-type="string">
            <text:p><text:s text:c="90"/>FUN_8252d7c8:8252d7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830:0004b9a0(*),</text:p>
          </table:table-cell>
          <table:table-cell office:value-type="string" calcext:value-type="string">
            <text:p><text:s text:c="90"/>FUN_82569bf0:82569d5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830:0004bab0(*),</text:p>
          </table:table-cell>
          <table:table-cell office:value-type="string" calcext:value-type="string">
            <text:p><text:s text:c="90"/>Function_826535C0:8265362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f9e0:0004fa90(*),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2</text:p>
          </table:table-cell>
          <table:table-cell office:value-type="string" calcext:value-type="string">
            <text:p><text:s text:c="8"/>83020189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N_POINT_P1_0054fc03</text:p>
          </table:table-cell>
          <table:table-cell office:value-type="string" calcext:value-type="string">
            <text:p><text:s text:c="29"/>CHAR_COL_P1_8302018a <text:s text:c="27"/>XREF[34]: <text:s text:c="3"/>FUN_82316930:82316a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2e0(R),</text:p>
          </table:table-cell>
          <table:table-cell office:value-type="string" calcext:value-type="string">
            <text:p><text:s text:c="90"/>FUN_8236f128:8236f2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480(R),</text:p>
          </table:table-cell>
          <table:table-cell office:value-type="string" calcext:value-type="string">
            <text:p><text:s text:c="90"/>FUN_8236f128:8236f30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750:00003768(W),</text:p>
          </table:table-cell>
          <table:table-cell office:value-type="string" calcext:value-type="string">
            <text:p><text:s text:c="90"/>FUN_82373408:823734e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750:000038c8(W),</text:p>
          </table:table-cell>
          <table:table-cell office:value-type="string" calcext:value-type="string">
            <text:p><text:s text:c="90"/>FUN_82373408:8237353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3f0(*),</text:p>
          </table:table-cell>
          <table:table-cell office:value-type="string" calcext:value-type="string">
            <text:p><text:s text:c="90"/>FUN_823c4928:823c49c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08(*),</text:p>
          </table:table-cell>
          <table:table-cell office:value-type="string" calcext:value-type="string">
            <text:p><text:s text:c="90"/>Function_823D2E10:823d2f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14(*),</text:p>
          </table:table-cell>
          <table:table-cell office:value-type="string" calcext:value-type="string">
            <text:p><text:s text:c="90"/>Function_823D5158:823d519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1c(R),</text:p>
          </table:table-cell>
          <table:table-cell office:value-type="string" calcext:value-type="string">
            <text:p><text:s text:c="90"/>Function_823DB6D0:823db7f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24(W),</text:p>
          </table:table-cell>
          <table:table-cell office:value-type="string" calcext:value-type="string">
            <text:p><text:s text:c="90"/>FUN_823e4558:823e486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30(R),</text:p>
          </table:table-cell>
          <table:table-cell office:value-type="string" calcext:value-type="string">
            <text:p><text:s text:c="90"/>FUN_823e84e0:823e877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38(W),</text:p>
          </table:table-cell>
          <table:table-cell office:value-type="string" calcext:value-type="string">
            <text:p><text:s text:c="90"/>Function_823F3178:823f324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5c(*),</text:p>
          </table:table-cell>
          <table:table-cell office:value-type="string" calcext:value-type="string">
            <text:p><text:s text:c="90"/>FUN_823ffed8:823fff9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468(*),</text:p>
          </table:table-cell>
          <table:table-cell office:value-type="string" calcext:value-type="string">
            <text:p><text:s text:c="90"/>FUN_8240d270:8240d2b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79a0:00017b78(R),</text:p>
          </table:table-cell>
          <table:table-cell office:value-type="string" calcext:value-type="string">
            <text:p><text:s text:c="90"/>Function_82517F80:825180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79a0:00017c6c(R),</text:p>
          </table:table-cell>
          <table:table-cell office:value-type="string" calcext:value-type="string">
            <text:p><text:s text:c="90"/>FUN_82569bf0:82569c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040:00018064(W),</text:p>
          </table:table-cell>
          <table:table-cell office:value-type="string" calcext:value-type="string">
            <text:p><text:s text:c="90"/>Function_826535C0:826536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f09c(R),</text:p>
          </table:table-cell>
          <table:table-cell office:value-type="string" calcext:value-type="string">
            <text:p><text:s text:c="90"/>Function_826535C0:826536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cb8(R),</text:p>
          </table:table-cell>
          <table:table-cell office:value-type="string" calcext:value-type="string">
            <text:p><text:s text:c="90"/>FUN_8268f9f8:8268fa0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24(*),</text:p>
          </table:table-cell>
          <table:table-cell office:value-type="string" calcext:value-type="string">
            <text:p><text:s text:c="90"/>Function_82711E30:82711e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3</text:p>
          </table:table-cell>
          <table:table-cell office:value-type="string" calcext:value-type="string">
            <text:p><text:s text:c="90"/>[more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W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POS_P1_0054fc04</text:p>
          </table:table-cell>
          <table:table-cell office:value-type="string" calcext:value-type="string">
            <text:p><text:s text:c="8"/>8302018a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b0(*),</text:p>
          </table:table-cell>
          <table:table-cell office:value-type="string" calcext:value-type="string">
            <text:p><text:s text:c="29"/>WIN_POINT_P1_8302018b* <text:s text:c="25"/>XREF[44]: <text:s text:c="3"/>Function_823CF990:823cfb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f8(*),</text:p>
          </table:table-cell>
          <table:table-cell office:value-type="string" calcext:value-type="string">
            <text:p><text:s text:c="90"/>Function_823D2650:823d27f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1b4(*),</text:p>
          </table:table-cell>
          <table:table-cell office:value-type="string" calcext:value-type="string">
            <text:p><text:s text:c="90"/>Function_823D2650:823d281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d1c(*),</text:p>
          </table:table-cell>
          <table:table-cell office:value-type="string" calcext:value-type="string">
            <text:p><text:s text:c="90"/>Function_823D2650:823d282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d28(*),</text:p>
          </table:table-cell>
          <table:table-cell office:value-type="string" calcext:value-type="string">
            <text:p><text:s text:c="90"/>Function_823D2650:823d283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020:00030080(R),</text:p>
          </table:table-cell>
          <table:table-cell office:value-type="string" calcext:value-type="string">
            <text:p><text:s text:c="90"/>Function_823D2650:823d284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8d0:00031a78(*),</text:p>
          </table:table-cell>
          <table:table-cell office:value-type="string" calcext:value-type="string">
            <text:p><text:s text:c="90"/>Function_823D2650:823d286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68(*),</text:p>
          </table:table-cell>
          <table:table-cell office:value-type="string" calcext:value-type="string">
            <text:p><text:s text:c="90"/>Function_823DCFC8:823dd06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78(*),</text:p>
          </table:table-cell>
          <table:table-cell office:value-type="string" calcext:value-type="string">
            <text:p><text:s text:c="90"/>FUN_823dd8a0:823dd93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f8(*),</text:p>
          </table:table-cell>
          <table:table-cell office:value-type="string" calcext:value-type="string">
            <text:p><text:s text:c="90"/>FUN_823df4f0:823df50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98c(*),</text:p>
          </table:table-cell>
          <table:table-cell office:value-type="string" calcext:value-type="string">
            <text:p><text:s text:c="90"/>FUN_823df4f0:823df56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994(*),</text:p>
          </table:table-cell>
          <table:table-cell office:value-type="string" calcext:value-type="string">
            <text:p><text:s text:c="90"/>FUN_823df4f0:823df58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b28(*),</text:p>
          </table:table-cell>
          <table:table-cell office:value-type="string" calcext:value-type="string">
            <text:p><text:s text:c="90"/>FUN_823df4f0:823df58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78c0:000478f8(*),</text:p>
          </table:table-cell>
          <table:table-cell office:value-type="string" calcext:value-type="string">
            <text:p><text:s text:c="90"/>FUN_823df4f0:823df5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ca0:0004acb8(*),</text:p>
          </table:table-cell>
          <table:table-cell office:value-type="string" calcext:value-type="string">
            <text:p><text:s text:c="90"/>FUN_823e5588:823e55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d80:0004ade4(*),</text:p>
          </table:table-cell>
          <table:table-cell office:value-type="string" calcext:value-type="string">
            <text:p><text:s text:c="90"/>FUN_823e5b08:823e5b8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d420:0007d664(*),</text:p>
          </table:table-cell>
          <table:table-cell office:value-type="string" calcext:value-type="string">
            <text:p><text:s text:c="90"/>FUN_823e5b08:823e5ba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d420:0007d778(*),</text:p>
          </table:table-cell>
          <table:table-cell office:value-type="string" calcext:value-type="string">
            <text:p><text:s text:c="90"/>FUN_823e5b08:823e5b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85400:00085400(R),</text:p>
          </table:table-cell>
          <table:table-cell office:value-type="string" calcext:value-type="string">
            <text:p><text:s text:c="90"/>FUN_823e5b08:823e5bb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4</text:p>
          </table:table-cell>
          <table:table-cell office:value-type="string" calcext:value-type="string">
            <text:p><text:s text:c="90"/>FUN_823e5b08:823e5bc4(R), [more]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POS_P1_0054fc08</text:p>
          </table:table-cell>
          <table:table-cell office:value-type="string" calcext:value-type="string">
            <text:p><text:s text:c="8"/>8302018b 00 <text:s text:c="13"/>db <text:s text:c="8"/>0h <text:s text:c="61"/>WinPoint/MatchPoint/RoundsW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188(*),</text:p>
          </table:table-cell>
          <table:table-cell office:value-type="string" calcext:value-type="string">
            <text:p><text:s text:c="29"/>XPOS_P1_8302018c <text:s text:c="31"/>XREF[295]: <text:s text:c="2"/>FUN_8231aaa0:8231ac0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18c(*),</text:p>
          </table:table-cell>
          <table:table-cell office:value-type="string" calcext:value-type="string">
            <text:p><text:s text:c="90"/>Function_8231B080:8231b0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210(*),</text:p>
          </table:table-cell>
          <table:table-cell office:value-type="string" calcext:value-type="string">
            <text:p><text:s text:c="90"/>Function_8231B080:8231b0d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240(*),</text:p>
          </table:table-cell>
          <table:table-cell office:value-type="string" calcext:value-type="string">
            <text:p><text:s text:c="90"/>FUN_8231b168:8231b2c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26c(*),</text:p>
          </table:table-cell>
          <table:table-cell office:value-type="string" calcext:value-type="string">
            <text:p><text:s text:c="90"/>FUN_8231b168:8231b3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2a4(*),</text:p>
          </table:table-cell>
          <table:table-cell office:value-type="string" calcext:value-type="string">
            <text:p><text:s text:c="90"/>FUN_82322868:823229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020:00030054(R),</text:p>
          </table:table-cell>
          <table:table-cell office:value-type="string" calcext:value-type="string">
            <text:p><text:s text:c="90"/>FUN_82322868:8232298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8d0:000319a0(*),</text:p>
          </table:table-cell>
          <table:table-cell office:value-type="string" calcext:value-type="string">
            <text:p><text:s text:c="90"/>FUN_82322868:823229c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7c(*),</text:p>
          </table:table-cell>
          <table:table-cell office:value-type="string" calcext:value-type="string">
            <text:p><text:s text:c="90"/>Function_823D2000:823d20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8c(*),</text:p>
          </table:table-cell>
          <table:table-cell office:value-type="string" calcext:value-type="string">
            <text:p><text:s text:c="90"/>Function_823D2000:823d209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a4(*),</text:p>
          </table:table-cell>
          <table:table-cell office:value-type="string" calcext:value-type="string">
            <text:p><text:s text:c="90"/>FUN_823e2180:823e219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b8(*),</text:p>
          </table:table-cell>
          <table:table-cell office:value-type="string" calcext:value-type="string">
            <text:p><text:s text:c="90"/>FUN_823e2180:823e21b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c0(*),</text:p>
          </table:table-cell>
          <table:table-cell office:value-type="string" calcext:value-type="string">
            <text:p><text:s text:c="90"/>Function_82416430:8241646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d6c(*),</text:p>
          </table:table-cell>
          <table:table-cell office:value-type="string" calcext:value-type="string">
            <text:p><text:s text:c="90"/>Function_82416430:824164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b2c(*),</text:p>
          </table:table-cell>
          <table:table-cell office:value-type="string" calcext:value-type="string">
            <text:p><text:s text:c="90"/>Function_824EB088:824eb11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78c0:000478f0(*),</text:p>
          </table:table-cell>
          <table:table-cell office:value-type="string" calcext:value-type="string">
            <text:p><text:s text:c="90"/>Function_824FCDB0:824fce3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d80:0004adfc(*),</text:p>
          </table:table-cell>
          <table:table-cell office:value-type="string" calcext:value-type="string">
            <text:p><text:s text:c="90"/>Function_824FCDB0:824fce5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85400:00085410(R),</text:p>
          </table:table-cell>
          <table:table-cell office:value-type="string" calcext:value-type="string">
            <text:p><text:s text:c="90"/>Function_824FCDB0:824fce8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85470:000854a8(R),</text:p>
          </table:table-cell>
          <table:table-cell office:value-type="string" calcext:value-type="string">
            <text:p><text:s text:c="90"/>Function_82587A88:82587a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8</text:p>
          </table:table-cell>
          <table:table-cell office:value-type="string" calcext:value-type="string">
            <text:p><text:s text:c="90"/>Function_82587A88:82587ac0(R), 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POS_P1_0054fc0c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c0(*),</text:p>
          </table:table-cell>
          <table:table-cell office:value-type="string" calcext:value-type="string">
            <text:p><text:s text:c="8"/>8302018c 00 00 00 00 <text:s text:c="4"/>float <text:s text:c="5"/>0.0 <text:s text:c="60"/>Z-axis or distance?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e08(*),</text:p>
          </table:table-cell>
          <table:table-cell office:value-type="string" calcext:value-type="string">
            <text:p><text:s text:c="29"/>YPOS_P1_83020190 <text:s text:c="31"/>XREF[122]: <text:s text:c="2"/>FUN_8230e248:8230e2a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1ec(*),</text:p>
          </table:table-cell>
          <table:table-cell office:value-type="string" calcext:value-type="string">
            <text:p><text:s text:c="90"/>FUN_82314b28:82314c9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d30(*),</text:p>
          </table:table-cell>
          <table:table-cell office:value-type="string" calcext:value-type="string">
            <text:p><text:s text:c="90"/>FUN_8231b168:8231b2c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d3c(*),</text:p>
          </table:table-cell>
          <table:table-cell office:value-type="string" calcext:value-type="string">
            <text:p><text:s text:c="90"/>FUN_823e2180:823e21a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020:000300c0(R),</text:p>
          </table:table-cell>
          <table:table-cell office:value-type="string" calcext:value-type="string">
            <text:p><text:s text:c="90"/>FUN_823e2180:823e21b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8d0:00031a80(*),</text:p>
          </table:table-cell>
          <table:table-cell office:value-type="string" calcext:value-type="string">
            <text:p><text:s text:c="90"/>FUN_823ffed8:823fff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90(*),</text:p>
          </table:table-cell>
          <table:table-cell office:value-type="string" calcext:value-type="string">
            <text:p><text:s text:c="90"/>Function_8240DAB8:8240db4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ca0(*),</text:p>
          </table:table-cell>
          <table:table-cell office:value-type="string" calcext:value-type="string">
            <text:p><text:s text:c="90"/>Function_82416590:8241663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d30(*),</text:p>
          </table:table-cell>
          <table:table-cell office:value-type="string" calcext:value-type="string">
            <text:p><text:s text:c="90"/>FUN_824f4a10:824f4c4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9ac(*),</text:p>
          </table:table-cell>
          <table:table-cell office:value-type="string" calcext:value-type="string">
            <text:p><text:s text:c="90"/>FUN_824f52b0:824f53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9b4(*),</text:p>
          </table:table-cell>
          <table:table-cell office:value-type="string" calcext:value-type="string">
            <text:p><text:s text:c="90"/>FUN_824f5530:824f571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b30(*),</text:p>
          </table:table-cell>
          <table:table-cell office:value-type="string" calcext:value-type="string">
            <text:p><text:s text:c="90"/>FUN_824f5674:824f58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78c0:00047908(*),</text:p>
          </table:table-cell>
          <table:table-cell office:value-type="string" calcext:value-type="string">
            <text:p><text:s text:c="90"/>FUN_824f5674:824f58b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ca0:0004acbc(*),</text:p>
          </table:table-cell>
          <table:table-cell office:value-type="string" calcext:value-type="string">
            <text:p><text:s text:c="90"/>FUN_824f6e20:824f6e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d80:0004adfc(*),</text:p>
          </table:table-cell>
          <table:table-cell office:value-type="string" calcext:value-type="string">
            <text:p><text:s text:c="90"/>FUN_824f6e20:824f6e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d420:0007d66c(*),</text:p>
          </table:table-cell>
          <table:table-cell office:value-type="string" calcext:value-type="string">
            <text:p><text:s text:c="90"/>FUN_824f6f58:824f714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d420:0007d780(*),</text:p>
          </table:table-cell>
          <table:table-cell office:value-type="string" calcext:value-type="string">
            <text:p><text:s text:c="90"/>FUN_824f7280:824f74f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85400:00085420(R),</text:p>
          </table:table-cell>
          <table:table-cell office:value-type="string" calcext:value-type="string">
            <text:p><text:s text:c="90"/>FUN_824ff4c0:824ff6a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0c</text:p>
          </table:table-cell>
          <table:table-cell office:value-type="string" calcext:value-type="string">
            <text:p><text:s text:c="90"/>FUN_824ff4c0:824ff6d4(*), 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IME_SPD_P1_0054fc10</text:p>
          </table:table-cell>
          <table:table-cell office:value-type="string" calcext:value-type="string">
            <text:p><text:s text:c="90"/>FUN_82500828:82500bf0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30(R),</text:p>
          </table:table-cell>
          <table:table-cell office:value-type="string" calcext:value-type="string">
            <text:p><text:s text:c="8"/>83020190 00 00 00 00 <text:s text:c="4"/>float <text:s text:c="5"/>0.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80(R),</text:p>
          </table:table-cell>
          <table:table-cell office:value-type="string" calcext:value-type="string">
            <text:p><text:s text:c="29"/>ZPOS_P1_83020194 <text:s text:c="31"/>XREF[289]: <text:s text:c="2"/>Function_82302EA0:82302ec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204(*),</text:p>
          </table:table-cell>
          <table:table-cell office:value-type="string" calcext:value-type="string">
            <text:p><text:s text:c="90"/>FUN_8231aaa0:8231ac1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21c(W),</text:p>
          </table:table-cell>
          <table:table-cell office:value-type="string" calcext:value-type="string">
            <text:p><text:s text:c="90"/>Function_8231B080:8231b0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244(W),</text:p>
          </table:table-cell>
          <table:table-cell office:value-type="string" calcext:value-type="string">
            <text:p><text:s text:c="90"/>Function_8231B080:8231b0d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88(W),</text:p>
          </table:table-cell>
          <table:table-cell office:value-type="string" calcext:value-type="string">
            <text:p><text:s text:c="90"/>FUN_8231b168:8231b2d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6e0(*),</text:p>
          </table:table-cell>
          <table:table-cell office:value-type="string" calcext:value-type="string">
            <text:p><text:s text:c="90"/>FUN_8231b168:8231b34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388(*),</text:p>
          </table:table-cell>
          <table:table-cell office:value-type="string" calcext:value-type="string">
            <text:p><text:s text:c="90"/>caseD_5:8231b5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b40:00020c8c(*),</text:p>
          </table:table-cell>
          <table:table-cell office:value-type="string" calcext:value-type="string">
            <text:p><text:s text:c="90"/>FUN_82322868:8232291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b40:00020c9c(*),</text:p>
          </table:table-cell>
          <table:table-cell office:value-type="string" calcext:value-type="string">
            <text:p><text:s text:c="90"/>Function_823D2000:823d20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103c(*),</text:p>
          </table:table-cell>
          <table:table-cell office:value-type="string" calcext:value-type="string">
            <text:p><text:s text:c="90"/>Function_823D2000:823d20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104c(*),</text:p>
          </table:table-cell>
          <table:table-cell office:value-type="string" calcext:value-type="string">
            <text:p><text:s text:c="90"/>FUN_823e2180:823e21a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2a0:000232e0(W),</text:p>
          </table:table-cell>
          <table:table-cell office:value-type="string" calcext:value-type="string">
            <text:p><text:s text:c="90"/>FUN_823e2180:823e21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830:000448b4(*),</text:p>
          </table:table-cell>
          <table:table-cell office:value-type="string" calcext:value-type="string">
            <text:p><text:s text:c="90"/>Function_82416430:8241646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8f0:00044a64(*),</text:p>
          </table:table-cell>
          <table:table-cell office:value-type="string" calcext:value-type="string">
            <text:p><text:s text:c="90"/>Function_82416430:8241648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8f0:00045060(*)</text:p>
          </table:table-cell>
          <table:table-cell office:value-type="string" calcext:value-type="string">
            <text:p><text:s text:c="90"/>Function_824EB088:824eb12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0</text:p>
          </table:table-cell>
          <table:table-cell office:value-type="string" calcext:value-type="string">
            <text:p><text:s text:c="90"/>FUN_824f78e0:824f7938(R), 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o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imation</text:p>
          </table:table-cell>
          <table:table-cell office:value-type="string" calcext:value-type="string">
            <text:p><text:s text:c="90"/>FUN_82500828:82500c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RECT_P1_0054fc14</text:p>
          </table:table-cell>
          <table:table-cell office:value-type="string" calcext:value-type="string">
            <text:p><text:s text:c="90"/>FUN_82500e70:825013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f0(*),</text:p>
          </table:table-cell>
          <table:table-cell office:value-type="string" calcext:value-type="string">
            <text:p><text:s text:c="90"/>Function_82587A88:82587a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590:000206ac(*),</text:p>
          </table:table-cell>
          <table:table-cell office:value-type="string" calcext:value-type="string">
            <text:p><text:s text:c="90"/>Function_82587A88:82587ab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668(*),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704(*),</text:p>
          </table:table-cell>
          <table:table-cell office:value-type="string" calcext:value-type="string">
            <text:p><text:s text:c="8"/>83020194 00 00 00 00 <text:s text:c="4"/>float <text:s text:c="5"/>0.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18(*),</text:p>
          </table:table-cell>
          <table:table-cell office:value-type="string" calcext:value-type="string">
            <text:p><text:s text:c="29"/>ANIME_SPD_P1_83020198 <text:s text:c="26"/>XREF[24]: <text:s text:c="3"/>Function_8236F040:8236f0c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1c(*),</text:p>
          </table:table-cell>
          <table:table-cell office:value-type="string" calcext:value-type="string">
            <text:p><text:s text:c="90"/>FUN_8236f770:8236f8f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c9c(*),</text:p>
          </table:table-cell>
          <table:table-cell office:value-type="string" calcext:value-type="string">
            <text:p><text:s text:c="90"/>FUN_82374660:8237469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cdc(*),</text:p>
          </table:table-cell>
          <table:table-cell office:value-type="string" calcext:value-type="string">
            <text:p><text:s text:c="90"/>FUN_823d1490:823d14e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de8(*),</text:p>
          </table:table-cell>
          <table:table-cell office:value-type="string" calcext:value-type="string">
            <text:p><text:s text:c="90"/>FUN_823d1790:823d17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e98(*),</text:p>
          </table:table-cell>
          <table:table-cell office:value-type="string" calcext:value-type="string">
            <text:p><text:s text:c="90"/>Function_823D81D8:823d822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6910:00026914(R),</text:p>
          </table:table-cell>
          <table:table-cell office:value-type="string" calcext:value-type="string">
            <text:p><text:s text:c="90"/>Function_823D8308:823d837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100:000301b4(*),</text:p>
          </table:table-cell>
          <table:table-cell office:value-type="string" calcext:value-type="string">
            <text:p><text:s text:c="90"/>FUN_823dc2b8:823dc2f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100:00030224(*),</text:p>
          </table:table-cell>
          <table:table-cell office:value-type="string" calcext:value-type="string">
            <text:p><text:s text:c="90"/>FUN_823e3190:823e31c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d20:00030d3c(*),</text:p>
          </table:table-cell>
          <table:table-cell office:value-type="string" calcext:value-type="string">
            <text:p><text:s text:c="90"/>FUN_823fe740:823fe77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b00:00041d0c(*),</text:p>
          </table:table-cell>
          <table:table-cell office:value-type="string" calcext:value-type="string">
            <text:p><text:s text:c="90"/>FUN_823fe740:823fe78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a9c(*),</text:p>
          </table:table-cell>
          <table:table-cell office:value-type="string" calcext:value-type="string">
            <text:p><text:s text:c="90"/>FUN_82400838:82400a1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aa4(*),</text:p>
          </table:table-cell>
          <table:table-cell office:value-type="string" calcext:value-type="string">
            <text:p><text:s text:c="90"/>FUN_82400838:82400a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48(*),</text:p>
          </table:table-cell>
          <table:table-cell office:value-type="string" calcext:value-type="string">
            <text:p><text:s text:c="90"/>FUN_82400a30:82400ad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8c8(*),</text:p>
          </table:table-cell>
          <table:table-cell office:value-type="string" calcext:value-type="string">
            <text:p><text:s text:c="90"/>FUN_824fd898:824fdda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4</text:p>
          </table:table-cell>
          <table:table-cell office:value-type="string" calcext:value-type="string">
            <text:p><text:s text:c="90"/>FUN_824fd898:824fdd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6</text:p>
          </table:table-cell>
          <table:table-cell office:value-type="string" calcext:value-type="string">
            <text:p><text:s text:c="90"/>FUN_824fd898:824fde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7</text:p>
          </table:table-cell>
          <table:table-cell office:value-type="string" calcext:value-type="string">
            <text:p><text:s text:c="90"/>FUN_824fd898:824fe1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K_DIR_P1_0054fc18</text:p>
          </table:table-cell>
          <table:table-cell office:value-type="string" calcext:value-type="string">
            <text:p><text:s text:c="90"/>FUN_824fd898:824fe3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80(R),</text:p>
          </table:table-cell>
          <table:table-cell office:value-type="string" calcext:value-type="string">
            <text:p><text:s text:c="90"/>FUN_824fed48:824fef48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5100_Debug?:0000523c(R),</text:p>
          </table:table-cell>
          <table:table-cell office:value-type="string" calcext:value-type="string">
            <text:p><text:s text:c="8"/>83020198 00 00 00 00 <text:s text:c="4"/>float <text:s text:c="5"/>0.0 <text:s text:c="60"/>health related?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98(W),</text:p>
          </table:table-cell>
          <table:table-cell office:value-type="string" calcext:value-type="string">
            <text:p><text:s text:c="29"/>DIRECT_P1_8302019c <text:s text:c="29"/>XREF[178]: <text:s text:c="2"/>Function_82301728:8230188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c1c(R),</text:p>
          </table:table-cell>
          <table:table-cell office:value-type="string" calcext:value-type="string">
            <text:p><text:s text:c="90"/>Function_82301728:8230193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c38(*),</text:p>
          </table:table-cell>
          <table:table-cell office:value-type="string" calcext:value-type="string">
            <text:p><text:s text:c="90"/>Function_823D2000:823d20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c60:00023ce8(*),</text:p>
          </table:table-cell>
          <table:table-cell office:value-type="string" calcext:value-type="string">
            <text:p><text:s text:c="90"/>Function_823D2000:823d208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c60:00023cf4(*),</text:p>
          </table:table-cell>
          <table:table-cell office:value-type="string" calcext:value-type="string">
            <text:p><text:s text:c="90"/>FUN_823e2180:823e219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dec(*),</text:p>
          </table:table-cell>
          <table:table-cell office:value-type="string" calcext:value-type="string">
            <text:p><text:s text:c="90"/>FUN_823e2180:823e21c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e9c(*),</text:p>
          </table:table-cell>
          <table:table-cell office:value-type="string" calcext:value-type="string">
            <text:p><text:s text:c="90"/>FUN_824ebad8:824ebb6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24(*),</text:p>
          </table:table-cell>
          <table:table-cell office:value-type="string" calcext:value-type="string">
            <text:p><text:s text:c="90"/>FUN_824ef500:824ef5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2c(*),</text:p>
          </table:table-cell>
          <table:table-cell office:value-type="string" calcext:value-type="string">
            <text:p><text:s text:c="90"/>Function_824F1A40:824f1a9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9c(*),</text:p>
          </table:table-cell>
          <table:table-cell office:value-type="string" calcext:value-type="string">
            <text:p><text:s text:c="90"/>FUN_824f27e8:824f28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a4(*),</text:p>
          </table:table-cell>
          <table:table-cell office:value-type="string" calcext:value-type="string">
            <text:p><text:s text:c="90"/>FUN_825032c0:8250339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790(*),</text:p>
          </table:table-cell>
          <table:table-cell office:value-type="string" calcext:value-type="string">
            <text:p><text:s text:c="90"/>FUN_825035b8:825037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7d4(*),</text:p>
          </table:table-cell>
          <table:table-cell office:value-type="string" calcext:value-type="string">
            <text:p><text:s text:c="90"/>FUN_825035b8:825037d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7dc(*),</text:p>
          </table:table-cell>
          <table:table-cell office:value-type="string" calcext:value-type="string">
            <text:p><text:s text:c="90"/>FUN_825035b8:825037e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58(*),</text:p>
          </table:table-cell>
          <table:table-cell office:value-type="string" calcext:value-type="string">
            <text:p><text:s text:c="90"/>FUN_825035b8:825038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8</text:p>
          </table:table-cell>
          <table:table-cell office:value-type="string" calcext:value-type="string">
            <text:p><text:s text:c="90"/>FUN_825035b8:825039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a</text:p>
          </table:table-cell>
          <table:table-cell office:value-type="string" calcext:value-type="string">
            <text:p><text:s text:c="90"/>FUN_825035b8:825039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b</text:p>
          </table:table-cell>
          <table:table-cell office:value-type="string" calcext:value-type="string">
            <text:p><text:s text:c="90"/>FUN_825035b8:825039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DY_DIR_P1_0054fc1c</text:p>
          </table:table-cell>
          <table:table-cell office:value-type="string" calcext:value-type="string">
            <text:p><text:s text:c="90"/>FUN_825035b8:825039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5100_Debug?:00005288(R),</text:p>
          </table:table-cell>
          <table:table-cell office:value-type="string" calcext:value-type="string">
            <text:p><text:s text:c="90"/>FUN_825061e8:82506514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a0(W),</text:p>
          </table:table-cell>
          <table:table-cell office:value-type="string" calcext:value-type="string">
            <text:p><text:s text:c="8"/>8302019c 00 00 00 00 <text:s text:c="4"/>undefined4 0000000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748(*),</text:p>
          </table:table-cell>
          <table:table-cell office:value-type="string" calcext:value-type="string">
            <text:p><text:s text:c="29"/>ATK_DIR_P1_830201a0 <text:s text:c="28"/>XREF[93]: <text:s text:c="3"/>FUN_823e2180:823e21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bbc(*),</text:p>
          </table:table-cell>
          <table:table-cell office:value-type="string" calcext:value-type="string">
            <text:p><text:s text:c="90"/>FUN_823e2180:823e21d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bc4(*),</text:p>
          </table:table-cell>
          <table:table-cell office:value-type="string" calcext:value-type="string">
            <text:p><text:s text:c="90"/>FUN_824ef500:824ef5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680:00024b90(*),</text:p>
          </table:table-cell>
          <table:table-cell office:value-type="string" calcext:value-type="string">
            <text:p><text:s text:c="90"/>FUN_824ef500:824ef5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680:00024b9c(*),</text:p>
          </table:table-cell>
          <table:table-cell office:value-type="string" calcext:value-type="string">
            <text:p><text:s text:c="90"/>FUN_824ef648:824ef6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790:00025798(R),</text:p>
          </table:table-cell>
          <table:table-cell office:value-type="string" calcext:value-type="string">
            <text:p><text:s text:c="90"/>FUN_824ef648:824ef7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790:000257b4(*),</text:p>
          </table:table-cell>
          <table:table-cell office:value-type="string" calcext:value-type="string">
            <text:p><text:s text:c="90"/>FUN_824ef648:824ef7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6910:0002691c(R),</text:p>
          </table:table-cell>
          <table:table-cell office:value-type="string" calcext:value-type="string">
            <text:p><text:s text:c="90"/>Function_824F1460:824f149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4b0:0003f4c8(*),</text:p>
          </table:table-cell>
          <table:table-cell office:value-type="string" calcext:value-type="string">
            <text:p><text:s text:c="90"/>Function_824F1460:824f15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58(*),</text:p>
          </table:table-cell>
          <table:table-cell office:value-type="string" calcext:value-type="string">
            <text:p><text:s text:c="90"/>Function_824F1460:824f15c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d0(*),</text:p>
          </table:table-cell>
          <table:table-cell office:value-type="string" calcext:value-type="string">
            <text:p><text:s text:c="90"/>Function_824F1460:824f16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1d8(*),</text:p>
          </table:table-cell>
          <table:table-cell office:value-type="string" calcext:value-type="string">
            <text:p><text:s text:c="90"/>FUN_824f2730:824f274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840(*),</text:p>
          </table:table-cell>
          <table:table-cell office:value-type="string" calcext:value-type="string">
            <text:p><text:s text:c="90"/>FUN_824f6620:824f66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884(*),</text:p>
          </table:table-cell>
          <table:table-cell office:value-type="string" calcext:value-type="string">
            <text:p><text:s text:c="90"/>FUN_824f68d8:824f69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88c(*),</text:p>
          </table:table-cell>
          <table:table-cell office:value-type="string" calcext:value-type="string">
            <text:p><text:s text:c="90"/>FUN_824f68d8:824f6a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60(*),</text:p>
          </table:table-cell>
          <table:table-cell office:value-type="string" calcext:value-type="string">
            <text:p><text:s text:c="90"/>FUN_824f68d8:824f6a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c</text:p>
          </table:table-cell>
          <table:table-cell office:value-type="string" calcext:value-type="string">
            <text:p><text:s text:c="90"/>FUN_824f8cc0:824f8e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e</text:p>
          </table:table-cell>
          <table:table-cell office:value-type="string" calcext:value-type="string">
            <text:p><text:s text:c="90"/>FUN_824f9c70:824f9d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1f</text:p>
          </table:table-cell>
          <table:table-cell office:value-type="string" calcext:value-type="string">
            <text:p><text:s text:c="90"/>FUN_824ff4c0:824ff50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_POINT_P1_0054fc20</text:p>
          </table:table-cell>
          <table:table-cell office:value-type="string" calcext:value-type="string">
            <text:p><text:s text:c="90"/>FUN_825021d4:825022b8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b0(W),</text:p>
          </table:table-cell>
          <table:table-cell office:value-type="string" calcext:value-type="string">
            <text:p><text:s text:c="8"/>830201a0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f044(R),</text:p>
          </table:table-cell>
          <table:table-cell office:value-type="string" calcext:value-type="string">
            <text:p><text:s text:c="8"/>830201a2 00 <text:s text:c="13"/>?? <text:s text:c="8"/>0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4ec(R),</text:p>
          </table:table-cell>
          <table:table-cell office:value-type="string" calcext:value-type="string">
            <text:p><text:s text:c="8"/>830201a3 00 <text:s text:c="13"/>?? <text:s text:c="8"/>0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550(R),</text:p>
          </table:table-cell>
          <table:table-cell office:value-type="string" calcext:value-type="string">
            <text:p><text:s text:c="29"/>BODY_DIR_P1_830201a4 <text:s text:c="27"/>XREF[120]: <text:s text:c="2"/>FUN_823e2180:823e21a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570(W),</text:p>
          </table:table-cell>
          <table:table-cell office:value-type="string" calcext:value-type="string">
            <text:p><text:s text:c="90"/>FUN_823e2180:823e21d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1f8a0(*),</text:p>
          </table:table-cell>
          <table:table-cell office:value-type="string" calcext:value-type="string">
            <text:p><text:s text:c="90"/>Function_824F1460:824f14a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c9c(R),</text:p>
          </table:table-cell>
          <table:table-cell office:value-type="string" calcext:value-type="string">
            <text:p><text:s text:c="90"/>Function_824F1460:824f15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060(*),</text:p>
          </table:table-cell>
          <table:table-cell office:value-type="string" calcext:value-type="string">
            <text:p><text:s text:c="90"/>Function_824F1460:824f15d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0dc(*),</text:p>
          </table:table-cell>
          <table:table-cell office:value-type="string" calcext:value-type="string">
            <text:p><text:s text:c="90"/>Function_824F1460:824f162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140(*),</text:p>
          </table:table-cell>
          <table:table-cell office:value-type="string" calcext:value-type="string">
            <text:p><text:s text:c="90"/>FUN_824f16c0:824f16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248(*),</text:p>
          </table:table-cell>
          <table:table-cell office:value-type="string" calcext:value-type="string">
            <text:p><text:s text:c="90"/>FUN_824f16c0:824f16f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2e4(*),</text:p>
          </table:table-cell>
          <table:table-cell office:value-type="string" calcext:value-type="string">
            <text:p><text:s text:c="90"/>Function_824F1910:824f19f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36c(*),</text:p>
          </table:table-cell>
          <table:table-cell office:value-type="string" calcext:value-type="string">
            <text:p><text:s text:c="90"/>Function_824F1A40:824f1a9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488(*),</text:p>
          </table:table-cell>
          <table:table-cell office:value-type="string" calcext:value-type="string">
            <text:p><text:s text:c="90"/>FUN_824f6f58:824f71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6c(*),</text:p>
          </table:table-cell>
          <table:table-cell office:value-type="string" calcext:value-type="string">
            <text:p><text:s text:c="90"/>Function_824F75F8:824f77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20c(R),</text:p>
          </table:table-cell>
          <table:table-cell office:value-type="string" calcext:value-type="string">
            <text:p><text:s text:c="90"/>FUN_824fc7d4:824fc7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9b0(R),</text:p>
          </table:table-cell>
          <table:table-cell office:value-type="string" calcext:value-type="string">
            <text:p><text:s text:c="90"/>FUN_824fe8f8:824feb9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26654(*),</text:p>
          </table:table-cell>
          <table:table-cell office:value-type="string" calcext:value-type="string">
            <text:p><text:s text:c="90"/>FUN_824fe8f8:824fec7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d420:0007d60c(*),</text:p>
          </table:table-cell>
          <table:table-cell office:value-type="string" calcext:value-type="string">
            <text:p><text:s text:c="90"/>FUN_825021d4:825023c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0</text:p>
          </table:table-cell>
          <table:table-cell office:value-type="string" calcext:value-type="string">
            <text:p><text:s text:c="90"/>FUN_825032c0:8250339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MAGE_P1_0054fc22</text:p>
          </table:table-cell>
          <table:table-cell office:value-type="string" calcext:value-type="string">
            <text:p><text:s text:c="90"/>FUN_82504cf0:82504d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2f4(W),</text:p>
          </table:table-cell>
          <table:table-cell office:value-type="string" calcext:value-type="string">
            <text:p><text:s text:c="90"/>FUN_825061e8:825065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b8(W),</text:p>
          </table:table-cell>
          <table:table-cell office:value-type="string" calcext:value-type="string">
            <text:p><text:s text:c="90"/>FUN_825061e8:8250651c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b4a0:0001b4cc(*),</text:p>
          </table:table-cell>
          <table:table-cell office:value-type="string" calcext:value-type="string">
            <text:p><text:s text:c="8"/>830201a4 00 00 00 00 <text:s text:c="4"/>ddw <text:s text:c="7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f278(W),</text:p>
          </table:table-cell>
          <table:table-cell office:value-type="string" calcext:value-type="string">
            <text:p><text:s text:c="29"/>CHAR_DISP_P1_830201a8 <text:s text:c="26"/>XREF[108]: <text:s text:c="2"/>Function_8233E880:8233e8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49c(W),</text:p>
          </table:table-cell>
          <table:table-cell office:value-type="string" calcext:value-type="string">
            <text:p><text:s text:c="90"/>Function_8233E880:8233e8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4e0(R),</text:p>
          </table:table-cell>
          <table:table-cell office:value-type="string" calcext:value-type="string">
            <text:p><text:s text:c="90"/>FUN_82377a88:82377a5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558(R),</text:p>
          </table:table-cell>
          <table:table-cell office:value-type="string" calcext:value-type="string">
            <text:p><text:s text:c="90"/>Function_823CEA70:823ceb8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5a4(W),</text:p>
          </table:table-cell>
          <table:table-cell office:value-type="string" calcext:value-type="string">
            <text:p><text:s text:c="90"/>Function_823CFD18:823cfd9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a08(*),</text:p>
          </table:table-cell>
          <table:table-cell office:value-type="string" calcext:value-type="string">
            <text:p><text:s text:c="90"/>Function_823D2000:823d20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a38(*),</text:p>
          </table:table-cell>
          <table:table-cell office:value-type="string" calcext:value-type="string">
            <text:p><text:s text:c="90"/>FUN_823da350:823da3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e5c(*),</text:p>
          </table:table-cell>
          <table:table-cell office:value-type="string" calcext:value-type="string">
            <text:p><text:s text:c="90"/>Function_823DEB50:823deb8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e8c(*),</text:p>
          </table:table-cell>
          <table:table-cell office:value-type="string" calcext:value-type="string">
            <text:p><text:s text:c="90"/>Function_823DECA8:823decc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1f4(R),</text:p>
          </table:table-cell>
          <table:table-cell office:value-type="string" calcext:value-type="string">
            <text:p><text:s text:c="90"/>Function_823DEDF0:823dee2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1fc(W),</text:p>
          </table:table-cell>
          <table:table-cell office:value-type="string" calcext:value-type="string">
            <text:p><text:s text:c="90"/>FUN_823df5b0:823dfb6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214(R),</text:p>
          </table:table-cell>
          <table:table-cell office:value-type="string" calcext:value-type="string">
            <text:p><text:s text:c="90"/>Function_823FB2A8:823fb2f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984(R),</text:p>
          </table:table-cell>
          <table:table-cell office:value-type="string" calcext:value-type="string">
            <text:p><text:s text:c="90"/>Function_823FB2A8:823fb30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98c(W),</text:p>
          </table:table-cell>
          <table:table-cell office:value-type="string" calcext:value-type="string">
            <text:p><text:s text:c="90"/>Function_823FB468:823fb4b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9a8(R)</text:p>
          </table:table-cell>
          <table:table-cell office:value-type="string" calcext:value-type="string">
            <text:p><text:s text:c="90"/>Function_823FB468:823fb4c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2</text:p>
          </table:table-cell>
          <table:table-cell office:value-type="string" calcext:value-type="string">
            <text:p><text:s text:c="90"/>Function_82517B60:82517ba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ST_DMG_P1_0054fc24</text:p>
          </table:table-cell>
          <table:table-cell office:value-type="string" calcext:value-type="string">
            <text:p><text:s text:c="90"/>Function_82554008:825540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40(R),</text:p>
          </table:table-cell>
          <table:table-cell office:value-type="string" calcext:value-type="string">
            <text:p><text:s text:c="90"/>Function_82554008:8255405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90(R),</text:p>
          </table:table-cell>
          <table:table-cell office:value-type="string" calcext:value-type="string">
            <text:p><text:s text:c="90"/>Function_826073F8:8260743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c0(W),</text:p>
          </table:table-cell>
          <table:table-cell office:value-type="string" calcext:value-type="string">
            <text:p><text:s text:c="90"/>Function_826199D8:82619a1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b4a0:0001b4d4(*),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200(R),</text:p>
          </table:table-cell>
          <table:table-cell office:value-type="string" calcext:value-type="string">
            <text:p><text:s text:c="8"/>830201a8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208(W),</text:p>
          </table:table-cell>
          <table:table-cell office:value-type="string" calcext:value-type="string">
            <text:p><text:s text:c="29"/>BYTE_830201a9 <text:s text:c="34"/>XREF[276]: <text:s text:c="2"/>Function_822E22B8:822e22e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99c(R),</text:p>
          </table:table-cell>
          <table:table-cell office:value-type="string" calcext:value-type="string">
            <text:p><text:s text:c="90"/>Function_822E22B8:822e22f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9ac(W)</text:p>
          </table:table-cell>
          <table:table-cell office:value-type="string" calcext:value-type="string">
            <text:p><text:s text:c="90"/>FUN_822e2f28:822e2f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4</text:p>
          </table:table-cell>
          <table:table-cell office:value-type="string" calcext:value-type="string">
            <text:p><text:s text:c="90"/>FUN_822e2f28:822e2f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G_DISP_P1_0054fc26</text:p>
          </table:table-cell>
          <table:table-cell office:value-type="string" calcext:value-type="string">
            <text:p><text:s text:c="90"/>FUN_822e3590:822e367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c8(W),</text:p>
          </table:table-cell>
          <table:table-cell office:value-type="string" calcext:value-type="string">
            <text:p><text:s text:c="90"/>FUN_8233a868:8233a89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ce0:0001ed0c(W),</text:p>
          </table:table-cell>
          <table:table-cell office:value-type="string" calcext:value-type="string">
            <text:p><text:s text:c="90"/>Function_8233E880:8233e8a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eedc(W),</text:p>
          </table:table-cell>
          <table:table-cell office:value-type="string" calcext:value-type="string">
            <text:p><text:s text:c="90"/>Function_8233E880:8233e8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568(W),</text:p>
          </table:table-cell>
          <table:table-cell office:value-type="string" calcext:value-type="string">
            <text:p><text:s text:c="90"/>Function_82362208:8236222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490:0001f59c(W),</text:p>
          </table:table-cell>
          <table:table-cell office:value-type="string" calcext:value-type="string">
            <text:p><text:s text:c="90"/>Function_823627F0:8236281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6540:00036580(R),</text:p>
          </table:table-cell>
          <table:table-cell office:value-type="string" calcext:value-type="string">
            <text:p><text:s text:c="90"/>FUN_823628b8:823628d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6540:00036594(R)</text:p>
          </table:table-cell>
          <table:table-cell office:value-type="string" calcext:value-type="string">
            <text:p><text:s text:c="90"/>Function_82362A20:82362a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6</text:p>
          </table:table-cell>
          <table:table-cell office:value-type="string" calcext:value-type="string">
            <text:p><text:s text:c="90"/>FUN_82362e28:82362e4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IME_P1_0054fc28</text:p>
          </table:table-cell>
          <table:table-cell office:value-type="string" calcext:value-type="string">
            <text:p><text:s text:c="90"/>FUN_82362e90:82362ea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90(R),</text:p>
          </table:table-cell>
          <table:table-cell office:value-type="string" calcext:value-type="string">
            <text:p><text:s text:c="90"/>FUN_8236b8b8:8236b8d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5100_Debug?:000052dc(R),</text:p>
          </table:table-cell>
          <table:table-cell office:value-type="string" calcext:value-type="string">
            <text:p><text:s text:c="90"/>Function_8236BBD8:8236bb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8f0:0001523c(W),</text:p>
          </table:table-cell>
          <table:table-cell office:value-type="string" calcext:value-type="string">
            <text:p><text:s text:c="90"/>Function_8236BBD8:8236bbf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6e8(W),</text:p>
          </table:table-cell>
          <table:table-cell office:value-type="string" calcext:value-type="string">
            <text:p><text:s text:c="90"/>Function_823F3178:823f325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d1c(W),</text:p>
          </table:table-cell>
          <table:table-cell office:value-type="string" calcext:value-type="string">
            <text:p><text:s text:c="90"/>Function_82412240:824122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714(*),</text:p>
          </table:table-cell>
          <table:table-cell office:value-type="string" calcext:value-type="string">
            <text:p><text:s text:c="90"/>Function_824F2A50:824f2a8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8d0:0001c8fc(*),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a80:0001cf10(W),</text:p>
          </table:table-cell>
          <table:table-cell office:value-type="string" calcext:value-type="string">
            <text:p><text:s text:c="8"/>830201a9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a80:0001cf40(W),</text:p>
          </table:table-cell>
          <table:table-cell office:value-type="string" calcext:value-type="string">
            <text:p><text:s text:c="29"/>BYTE_830201aa <text:s text:c="34"/>XREF[27]: <text:s text:c="3"/>FUN_8233b358:8233b37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dbe0:0001dc7c(*),</text:p>
          </table:table-cell>
          <table:table-cell office:value-type="string" calcext:value-type="string">
            <text:p><text:s text:c="90"/>FUN_8236f128:8236f32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50:00023d84(W),</text:p>
          </table:table-cell>
          <table:table-cell office:value-type="string" calcext:value-type="string">
            <text:p><text:s text:c="90"/>Function_823703E0:8237045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d8(*),</text:p>
          </table:table-cell>
          <table:table-cell office:value-type="string" calcext:value-type="string">
            <text:p><text:s text:c="90"/>Function_82370498:823704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ec(*),</text:p>
          </table:table-cell>
          <table:table-cell office:value-type="string" calcext:value-type="string">
            <text:p><text:s text:c="90"/>Function_82370498:823704d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4f1e0(*),</text:p>
          </table:table-cell>
          <table:table-cell office:value-type="string" calcext:value-type="string">
            <text:p><text:s text:c="90"/>Function_823748B0:8237495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4f31c(R),</text:p>
          </table:table-cell>
          <table:table-cell office:value-type="string" calcext:value-type="string">
            <text:p><text:s text:c="90"/>Function_823748B0:823749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3130:00053178(*),</text:p>
          </table:table-cell>
          <table:table-cell office:value-type="string" calcext:value-type="string">
            <text:p><text:s text:c="90"/>FUN_823d1490:823d16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8</text:p>
          </table:table-cell>
          <table:table-cell office:value-type="string" calcext:value-type="string">
            <text:p><text:s text:c="90"/>FUN_823d1490:823d164c(W), </text:p>
          </table:table-cell>
          <table:table-cell office:value-type="string" calcext:value-type="string">
            <text:p>Ban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054fc29</text:p>
          </table:table-cell>
          <table:table-cell office:value-type="string" calcext:value-type="string">
            <text:p><text:s text:c="90"/>FUN_823d17f0:823d1834(*), </text:p>
          </table:table-cell>
          <table:table-cell office:value-type="string" calcext:value-type="string">
            <text:p>Ban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CODE_P1_0054fc2a</text:p>
          </table:table-cell>
          <table:table-cell office:value-type="string" calcext:value-type="string">
            <text:p><text:s text:c="90"/>Function_823D5158:823d51b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b20:00025b9c(*),</text:p>
          </table:table-cell>
          <table:table-cell office:value-type="string" calcext:value-type="string">
            <text:p><text:s text:c="90"/>FUN_823d5408:823d54d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b20:00025c40(*),</text:p>
          </table:table-cell>
          <table:table-cell office:value-type="string" calcext:value-type="string">
            <text:p><text:s text:c="90"/>FUN_823d5868:823d58d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a3c(*),</text:p>
          </table:table-cell>
          <table:table-cell office:value-type="string" calcext:value-type="string">
            <text:p><text:s text:c="90"/>FUN_823eea58:823eeae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a74(*),</text:p>
          </table:table-cell>
          <table:table-cell office:value-type="string" calcext:value-type="string">
            <text:p><text:s text:c="90"/>FUN_823eea58:823eeb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334(*),</text:p>
          </table:table-cell>
          <table:table-cell office:value-type="string" calcext:value-type="string">
            <text:p><text:s text:c="90"/>FUN_823eea58:823eeb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7c0:000447f0(*),</text:p>
          </table:table-cell>
          <table:table-cell office:value-type="string" calcext:value-type="string">
            <text:p><text:s text:c="90"/>FUN_823eec08:823eec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3f4(*),</text:p>
          </table:table-cell>
          <table:table-cell office:value-type="string" calcext:value-type="string">
            <text:p><text:s text:c="90"/>FUN_823f1ab0:823f1bf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458(*),</text:p>
          </table:table-cell>
          <table:table-cell office:value-type="string" calcext:value-type="string">
            <text:p><text:s text:c="90"/>FUN_82402a08:82402a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488(*),</text:p>
          </table:table-cell>
          <table:table-cell office:value-type="string" calcext:value-type="string">
            <text:p><text:s text:c="90"/>FUN_8240d270:8240d368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4e0(*),</text:p>
          </table:table-cell>
          <table:table-cell office:value-type="string" calcext:value-type="string">
            <text:p><text:s text:c="8"/>830201aa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538(*),</text:p>
          </table:table-cell>
          <table:table-cell office:value-type="string" calcext:value-type="string">
            <text:p><text:s text:c="29"/>BYTE_830201ab <text:s text:c="34"/>XREF[60]: <text:s text:c="3"/>FUN_82314b28:82314b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55c(*),</text:p>
          </table:table-cell>
          <table:table-cell office:value-type="string" calcext:value-type="string">
            <text:p><text:s text:c="90"/>FUN_82318080:8231815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5b0(*),</text:p>
          </table:table-cell>
          <table:table-cell office:value-type="string" calcext:value-type="string">
            <text:p><text:s text:c="90"/>FUN_8231829c:823186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5e0:0004b628(*),</text:p>
          </table:table-cell>
          <table:table-cell office:value-type="string" calcext:value-type="string">
            <text:p><text:s text:c="90"/>FUN_8231d428:8231d4a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830:0004b98c(*),</text:p>
          </table:table-cell>
          <table:table-cell office:value-type="string" calcext:value-type="string">
            <text:p><text:s text:c="90"/>FUN_8231d5a4:8231d63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c30:0004bc64(*),</text:p>
          </table:table-cell>
          <table:table-cell office:value-type="string" calcext:value-type="string">
            <text:p><text:s text:c="90"/>Function_8236F668:8236f72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1e70:00051eb8(*),</text:p>
          </table:table-cell>
          <table:table-cell office:value-type="string" calcext:value-type="string">
            <text:p><text:s text:c="90"/>Function_823D12D0:823d135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1e70:00051ed0(*),</text:p>
          </table:table-cell>
          <table:table-cell office:value-type="string" calcext:value-type="string">
            <text:p><text:s text:c="90"/>Function_823D1C90:823d1de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1e70:00051f60(*),</text:p>
          </table:table-cell>
          <table:table-cell office:value-type="string" calcext:value-type="string">
            <text:p><text:s text:c="90"/>Function_823D2000:823d20c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a</text:p>
          </table:table-cell>
          <table:table-cell office:value-type="string" calcext:value-type="string">
            <text:p><text:s text:c="90"/>Function_823DEDF0:823dee2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_FLAG_P1_0054fc2b</text:p>
          </table:table-cell>
          <table:table-cell office:value-type="string" calcext:value-type="string">
            <text:p><text:s text:c="90"/>FUN_823df5b0:823df77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a8(*),</text:p>
          </table:table-cell>
          <table:table-cell office:value-type="string" calcext:value-type="string">
            <text:p><text:s text:c="90"/>FUN_823df5b0:823dfa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18(*),</text:p>
          </table:table-cell>
          <table:table-cell office:value-type="string" calcext:value-type="string">
            <text:p><text:s text:c="90"/>FUN_823e83c0:823e84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28(*),</text:p>
          </table:table-cell>
          <table:table-cell office:value-type="string" calcext:value-type="string">
            <text:p><text:s text:c="90"/>FUN_823e84e0:823e870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ac(*),</text:p>
          </table:table-cell>
          <table:table-cell office:value-type="string" calcext:value-type="string">
            <text:p><text:s text:c="90"/>Function_823F1DF0:823f1ed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b8(*),</text:p>
          </table:table-cell>
          <table:table-cell office:value-type="string" calcext:value-type="string">
            <text:p><text:s text:c="90"/>FUN_823f8658:823f8f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1e0:000241f4(*),</text:p>
          </table:table-cell>
          <table:table-cell office:value-type="string" calcext:value-type="string">
            <text:p><text:s text:c="90"/>FUN_823fb7b0:823fd2c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2a0:000242b4(*),</text:p>
          </table:table-cell>
          <table:table-cell office:value-type="string" calcext:value-type="string">
            <text:p><text:s text:c="90"/>FUN_824034fc:824036d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310:00024324(*),</text:p>
          </table:table-cell>
          <table:table-cell office:value-type="string" calcext:value-type="string">
            <text:p><text:s text:c="90"/>FUN_82413bd8:82413c6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360:00024370(*),</text:p>
          </table:table-cell>
          <table:table-cell office:value-type="string" calcext:value-type="string">
            <text:p><text:s text:c="90"/>FUN_824fa3d0:824fa3e8(R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400:00024418(*),</text:p>
          </table:table-cell>
          <table:table-cell office:value-type="string" calcext:value-type="string">
            <text:p><text:s text:c="8"/>830201ab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c24(*),</text:p>
          </table:table-cell>
          <table:table-cell office:value-type="string" calcext:value-type="string">
            <text:p><text:s text:c="29"/>HIT_POINT_P1_830201ac* <text:s text:c="25"/>XREF[99]: <text:s text:c="3"/>Function_822E2D20:822e2d4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d78(*),</text:p>
          </table:table-cell>
          <table:table-cell office:value-type="string" calcext:value-type="string">
            <text:p><text:s text:c="90"/>FUN_822e2ea0:822e2e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e28(*),</text:p>
          </table:table-cell>
          <table:table-cell office:value-type="string" calcext:value-type="string">
            <text:p><text:s text:c="90"/>FUN_822f5748:822f5ae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ee0:00024f08(*),</text:p>
          </table:table-cell>
          <table:table-cell office:value-type="string" calcext:value-type="string">
            <text:p><text:s text:c="90"/>Function_8236F040:8236f0e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ee0:00024f10(*),</text:p>
          </table:table-cell>
          <table:table-cell office:value-type="string" calcext:value-type="string">
            <text:p><text:s text:c="90"/>FUN_823d1490:823d161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020:00025048(*),</text:p>
          </table:table-cell>
          <table:table-cell office:value-type="string" calcext:value-type="string">
            <text:p><text:s text:c="90"/>FUN_823d5298:823d52f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020:00025050(*),</text:p>
          </table:table-cell>
          <table:table-cell office:value-type="string" calcext:value-type="string">
            <text:p><text:s text:c="90"/>Function_823D5630:823d56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470:00025498(*),</text:p>
          </table:table-cell>
          <table:table-cell office:value-type="string" calcext:value-type="string">
            <text:p><text:s text:c="90"/>Function_823D5630:823d56c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800:00025814(*),</text:p>
          </table:table-cell>
          <table:table-cell office:value-type="string" calcext:value-type="string">
            <text:p><text:s text:c="90"/>Function_823D5630:823d570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b</text:p>
          </table:table-cell>
          <table:table-cell office:value-type="string" calcext:value-type="string">
            <text:p><text:s text:c="90"/>Function_823DBA70:823dbaa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_REQ_P1_0054fc2c</text:p>
          </table:table-cell>
          <table:table-cell office:value-type="string" calcext:value-type="string">
            <text:p><text:s text:c="90"/>Function_823DBA70:823dbab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80(*),</text:p>
          </table:table-cell>
          <table:table-cell office:value-type="string" calcext:value-type="string">
            <text:p><text:s text:c="90"/>Function_823DBAF0:823dbb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94(*),</text:p>
          </table:table-cell>
          <table:table-cell office:value-type="string" calcext:value-type="string">
            <text:p><text:s text:c="90"/>Function_823DBAF0:823dbb5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a4(*),</text:p>
          </table:table-cell>
          <table:table-cell office:value-type="string" calcext:value-type="string">
            <text:p><text:s text:c="90"/>Function_823DCF18:823dcf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c0(*),</text:p>
          </table:table-cell>
          <table:table-cell office:value-type="string" calcext:value-type="string">
            <text:p><text:s text:c="90"/>Function_823DCF18:823dcf5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d8(*),</text:p>
          </table:table-cell>
          <table:table-cell office:value-type="string" calcext:value-type="string">
            <text:p><text:s text:c="90"/>Function_823E38D0:823e391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f8(*),</text:p>
          </table:table-cell>
          <table:table-cell office:value-type="string" calcext:value-type="string">
            <text:p><text:s text:c="90"/>Function_823E38D0:823e39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30(*),</text:p>
          </table:table-cell>
          <table:table-cell office:value-type="string" calcext:value-type="string">
            <text:p><text:s text:c="90"/>FUN_824123e0:824124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38(*),</text:p>
          </table:table-cell>
          <table:table-cell office:value-type="string" calcext:value-type="string">
            <text:p><text:s text:c="90"/>FUN_824123e0:8241245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fc(*),</text:p>
          </table:table-cell>
          <table:table-cell office:value-type="string" calcext:value-type="string">
            <text:p><text:s text:c="90"/>Function_824F28A8:824f28f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210(*),</text:p>
          </table:table-cell>
          <table:table-cell office:value-type="string" calcext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228(*),</text:p>
          </table:table-cell>
          <table:table-cell office:value-type="string" calcext:value-type="string">
            <text:p><text:s text:c="8"/>830201ac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390(*),</text:p>
          </table:table-cell>
          <table:table-cell office:value-type="string" calcext:value-type="string">
            <text:p><text:s text:c="29"/>WORD_830201ae <text:s text:c="34"/>XREF[30]: <text:s text:c="3"/>FUN_823d1490:823d153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dc(*),</text:p>
          </table:table-cell>
          <table:table-cell office:value-type="string" calcext:value-type="string">
            <text:p><text:s text:c="90"/>FUN_824e2db0:824e324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3c(*),</text:p>
          </table:table-cell>
          <table:table-cell office:value-type="string" calcext:value-type="string">
            <text:p><text:s text:c="90"/>FUN_824fca40:824fcd3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98(*),</text:p>
          </table:table-cell>
          <table:table-cell office:value-type="string" calcext:value-type="string">
            <text:p><text:s text:c="90"/>FUN_824fca40:824fcd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a0(*),</text:p>
          </table:table-cell>
          <table:table-cell office:value-type="string" calcext:value-type="string">
            <text:p><text:s text:c="90"/>FUN_824fe8f8:824febb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c8(*),</text:p>
          </table:table-cell>
          <table:table-cell office:value-type="string" calcext:value-type="string">
            <text:p><text:s text:c="90"/>FUN_824fe8f8:824fec0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cc(*),</text:p>
          </table:table-cell>
          <table:table-cell office:value-type="string" calcext:value-type="string">
            <text:p><text:s text:c="90"/>FUN_824fe8f8:824fed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ee0:00024f04(*),</text:p>
          </table:table-cell>
          <table:table-cell office:value-type="string" calcext:value-type="string">
            <text:p><text:s text:c="90"/>FUN_825039c0:82503b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c</text:p>
          </table:table-cell>
          <table:table-cell office:value-type="string" calcext:value-type="string">
            <text:p><text:s text:c="90"/>FUN_825039c0:82503bc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_STA_P1_0054fc2d</text:p>
          </table:table-cell>
          <table:table-cell office:value-type="string" calcext:value-type="string">
            <text:p><text:s text:c="90"/>FUN_825039c0:82503c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e8(W),</text:p>
          </table:table-cell>
          <table:table-cell office:value-type="string" calcext:value-type="string">
            <text:p><text:s text:c="90"/>FUN_825039c0:82503cd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68(*),</text:p>
          </table:table-cell>
          <table:table-cell office:value-type="string" calcext:value-type="string">
            <text:p><text:s text:c="90"/>FUN_825039c0:82503ce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7c(*),</text:p>
          </table:table-cell>
          <table:table-cell office:value-type="string" calcext:value-type="string">
            <text:p><text:s text:c="90"/>FUN_825039c0:82503d0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dc(*),</text:p>
          </table:table-cell>
          <table:table-cell office:value-type="string" calcext:value-type="string">
            <text:p><text:s text:c="90"/>FUN_825039c0:82503f9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bb0:00024bd0(*),</text:p>
          </table:table-cell>
          <table:table-cell office:value-type="string" calcext:value-type="string">
            <text:p><text:s text:c="90"/>FUN_825039c0:82503f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b20:00025b64(*),</text:p>
          </table:table-cell>
          <table:table-cell office:value-type="string" calcext:value-type="string">
            <text:p><text:s text:c="90"/>FUN_825039c0:825040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b20:00025b7c(*),</text:p>
          </table:table-cell>
          <table:table-cell office:value-type="string" calcext:value-type="string">
            <text:p><text:s text:c="90"/>FUN_82506c68:82506e3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a24(*),</text:p>
          </table:table-cell>
          <table:table-cell office:value-type="string" calcext:value-type="string">
            <text:p><text:s text:c="90"/>FUN_825071e0:825071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578(*),</text:p>
          </table:table-cell>
          <table:table-cell office:value-type="string" calcext:value-type="string">
            <text:p><text:s text:c="90"/>FUN_825071e0:8250724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310(*),</text:p>
          </table:table-cell>
          <table:table-cell office:value-type="string" calcext:value-type="string">
            <text:p><text:s text:c="90"/>FUN_825071e0:825072dc(W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660:0004a7d4(*),</text:p>
          </table:table-cell>
          <table:table-cell office:value-type="string" calcext:value-type="string">
            <text:p><text:s text:c="8"/>830201ae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3b8(*),</text:p>
          </table:table-cell>
          <table:table-cell office:value-type="string" calcext:value-type="string">
            <text:p><text:s text:c="29"/>WORD_830201b0 <text:s text:c="34"/>XREF[6]: <text:s text:c="4"/>FUN_823d1490:823d152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4d8(*),</text:p>
          </table:table-cell>
          <table:table-cell office:value-type="string" calcext:value-type="string">
            <text:p><text:s text:c="90"/>FUN_82506c68:82506e4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514(*),</text:p>
          </table:table-cell>
          <table:table-cell office:value-type="string" calcext:value-type="string">
            <text:p><text:s text:c="90"/>FUN_825071e0:825073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3a0:0004b5a4(*),</text:p>
          </table:table-cell>
          <table:table-cell office:value-type="string" calcext:value-type="string">
            <text:p><text:s text:c="90"/>FUN_825071e0:8250734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5e0:0004b5f8(*),</text:p>
          </table:table-cell>
          <table:table-cell office:value-type="string" calcext:value-type="string">
            <text:p><text:s text:c="90"/>FUN_825071e0:8250734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c30:0004bc5c(*),</text:p>
          </table:table-cell>
          <table:table-cell office:value-type="string" calcext:value-type="string">
            <text:p><text:s text:c="90"/>FUN_825071e0:82507370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c30:0004bc80(*),</text:p>
          </table:table-cell>
          <table:table-cell office:value-type="string" calcext:value-type="string">
            <text:p><text:s text:c="8"/>830201b0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1e70:00051eac(*),</text:p>
          </table:table-cell>
          <table:table-cell office:value-type="string" calcext:value-type="string">
            <text:p><text:s text:c="29"/>WORD_830201b2 <text:s text:c="34"/>XREF[18]: <text:s text:c="3"/>FUN_823d1490:823d153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d</text:p>
          </table:table-cell>
          <table:table-cell office:value-type="string" calcext:value-type="string">
            <text:p><text:s text:c="90"/>FUN_824e2db0:824e317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SE_STA_P1_0054fc2e</text:p>
          </table:table-cell>
          <table:table-cell office:value-type="string" calcext:value-type="string">
            <text:p><text:s text:c="90"/>FUN_824e2db0:824e319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250(*),</text:p>
          </table:table-cell>
          <table:table-cell office:value-type="string" calcext:value-type="string">
            <text:p><text:s text:c="90"/>FUN_824e2db0:824e32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ec(*),</text:p>
          </table:table-cell>
          <table:table-cell office:value-type="string" calcext:value-type="string">
            <text:p><text:s text:c="90"/>FUN_824e2db0:824e327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7fc(R),</text:p>
          </table:table-cell>
          <table:table-cell office:value-type="string" calcext:value-type="string">
            <text:p><text:s text:c="90"/>FUN_824e2db0:824e330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8e4(R),</text:p>
          </table:table-cell>
          <table:table-cell office:value-type="string" calcext:value-type="string">
            <text:p><text:s text:c="90"/>FUN_824e2db0:824e332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adc(R),</text:p>
          </table:table-cell>
          <table:table-cell office:value-type="string" calcext:value-type="string">
            <text:p><text:s text:c="90"/>FUN_824ed7ac:824ed8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f70(*),</text:p>
          </table:table-cell>
          <table:table-cell office:value-type="string" calcext:value-type="string">
            <text:p><text:s text:c="90"/>FUN_824ed7ac:824ed87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018(*),</text:p>
          </table:table-cell>
          <table:table-cell office:value-type="string" calcext:value-type="string">
            <text:p><text:s text:c="90"/>FUN_824f7180:824f720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cc(*),</text:p>
          </table:table-cell>
          <table:table-cell office:value-type="string" calcext:value-type="string">
            <text:p><text:s text:c="90"/>FUN_825039c0:82503bc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e4(*),</text:p>
          </table:table-cell>
          <table:table-cell office:value-type="string" calcext:value-type="string">
            <text:p><text:s text:c="90"/>FUN_825039c0:82503bd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360:000233ac(*),</text:p>
          </table:table-cell>
          <table:table-cell office:value-type="string" calcext:value-type="string">
            <text:p><text:s text:c="90"/>FUN_825039c0:82503be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360:000233c4(*),</text:p>
          </table:table-cell>
          <table:table-cell office:value-type="string" calcext:value-type="string">
            <text:p><text:s text:c="90"/>FUN_825039c0:82503c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360:000233dc(*),</text:p>
          </table:table-cell>
          <table:table-cell office:value-type="string" calcext:value-type="string">
            <text:p><text:s text:c="90"/>FUN_825039c0:82503cd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360:00023400(*),</text:p>
          </table:table-cell>
          <table:table-cell office:value-type="string" calcext:value-type="string">
            <text:p><text:s text:c="90"/>FUN_825039c0:82503cf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260dc(*),</text:p>
          </table:table-cell>
          <table:table-cell office:value-type="string" calcext:value-type="string">
            <text:p><text:s text:c="90"/>FUN_825039c0:82503d0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720:0002fabc(R),</text:p>
          </table:table-cell>
          <table:table-cell office:value-type="string" calcext:value-type="string">
            <text:p><text:s text:c="90"/>FUN_82506c68:82506e4c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dc4(*),</text:p>
          </table:table-cell>
          <table:table-cell office:value-type="string" calcext:value-type="string">
            <text:p><text:s text:c="8"/>830201b2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dd4(*),</text:p>
          </table:table-cell>
          <table:table-cell office:value-type="string" calcext:value-type="string">
            <text:p><text:s text:c="29"/>WORD_830201b4 <text:s text:c="34"/>XREF[11]: <text:s text:c="3"/>FUN_823bc130:823bc3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660:0004a7e0(*),</text:p>
          </table:table-cell>
          <table:table-cell office:value-type="string" calcext:value-type="string">
            <text:p><text:s text:c="90"/>FUN_823d1490:823d155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980:0004ac00(*),</text:p>
          </table:table-cell>
          <table:table-cell office:value-type="string" calcext:value-type="string">
            <text:p><text:s text:c="90"/>FUN_823e87a8:823e88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e</text:p>
          </table:table-cell>
          <table:table-cell office:value-type="string" calcext:value-type="string">
            <text:p><text:s text:c="90"/>FUN_824f7180:824f720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WN_STA_P1_0054fc2f</text:p>
          </table:table-cell>
          <table:table-cell office:value-type="string" calcext:value-type="string">
            <text:p><text:s text:c="90"/>Function_82506B90:82506c1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af8(W),</text:p>
          </table:table-cell>
          <table:table-cell office:value-type="string" calcext:value-type="string">
            <text:p><text:s text:c="90"/>FUN_825071e0:825072a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de0(R),</text:p>
          </table:table-cell>
          <table:table-cell office:value-type="string" calcext:value-type="string">
            <text:p><text:s text:c="90"/>FUN_825071e0:825072f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924(*),</text:p>
          </table:table-cell>
          <table:table-cell office:value-type="string" calcext:value-type="string">
            <text:p><text:s text:c="90"/>FUN_825071e0:8250733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a40(*),</text:p>
          </table:table-cell>
          <table:table-cell office:value-type="string" calcext:value-type="string">
            <text:p><text:s text:c="90"/>825083a4(W), 825083b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68(*),</text:p>
          </table:table-cell>
          <table:table-cell office:value-type="string" calcext:value-type="string">
            <text:p><text:s text:c="90"/>825083f4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8c(*),</text:p>
          </table:table-cell>
          <table:table-cell office:value-type="string" calcext:value-type="string">
            <text:p><text:s text:c="8"/>830201b4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70(*),</text:p>
          </table:table-cell>
          <table:table-cell office:value-type="string" calcext:value-type="string">
            <text:p><text:s text:c="29"/>WORD_830201b6 <text:s text:c="34"/>XREF[6]: <text:s text:c="4"/>FUN_825071e0:8250725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84(*),</text:p>
          </table:table-cell>
          <table:table-cell office:value-type="string" calcext:value-type="string">
            <text:p><text:s text:c="90"/>FUN_825071e0:8250735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ec8(*),</text:p>
          </table:table-cell>
          <table:table-cell office:value-type="string" calcext:value-type="string">
            <text:p><text:s text:c="90"/>82508390(W), 825083c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ee0(*),</text:p>
          </table:table-cell>
          <table:table-cell office:value-type="string" calcext:value-type="string">
            <text:p><text:s text:c="90"/>82508400(W), 82508408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7c0(*),</text:p>
          </table:table-cell>
          <table:table-cell office:value-type="string" calcext:value-type="string">
            <text:p><text:s text:c="8"/>830201b6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81c(*),</text:p>
          </table:table-cell>
          <table:table-cell office:value-type="string" calcext:value-type="string">
            <text:p><text:s text:c="29"/>ANIME_P1_830201b8 <text:s text:c="30"/>XREF[36]: <text:s text:c="3"/>FUN_822e2850:822e287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854(*),</text:p>
          </table:table-cell>
          <table:table-cell office:value-type="string" calcext:value-type="string">
            <text:p><text:s text:c="90"/>Function_8236F040:8236f0d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5bc(*),</text:p>
          </table:table-cell>
          <table:table-cell office:value-type="string" calcext:value-type="string">
            <text:p><text:s text:c="90"/>FUN_823d1490:823d150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5d4(*),</text:p>
          </table:table-cell>
          <table:table-cell office:value-type="string" calcext:value-type="string">
            <text:p><text:s text:c="90"/>FUN_823d1790:823d17c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628(*),</text:p>
          </table:table-cell>
          <table:table-cell office:value-type="string" calcext:value-type="string">
            <text:p><text:s text:c="90"/>FUN_823f8658:823f8d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640(*),</text:p>
          </table:table-cell>
          <table:table-cell office:value-type="string" calcext:value-type="string">
            <text:p><text:s text:c="90"/>FUN_823f8658:823f8f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64(*),</text:p>
          </table:table-cell>
          <table:table-cell office:value-type="string" calcext:value-type="string">
            <text:p><text:s text:c="90"/>FUN_823f8658:823f8f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78(*),</text:p>
          </table:table-cell>
          <table:table-cell office:value-type="string" calcext:value-type="string">
            <text:p><text:s text:c="90"/>FUN_823f9398:823f97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2f</text:p>
          </table:table-cell>
          <table:table-cell office:value-type="string" calcext:value-type="string">
            <text:p><text:s text:c="90"/>FUN_823f9978:823f9aa0(*),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sideDownHead_P1_0054fc30</text:p>
          </table:table-cell>
          <table:table-cell office:value-type="string" calcext:value-type="string">
            <text:p><text:s text:c="90"/>FUN_823f9978:823f9b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50(R),</text:p>
          </table:table-cell>
          <table:table-cell office:value-type="string" calcext:value-type="string">
            <text:p><text:s text:c="90"/>FUN_823ffed8:823fff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a0(R),</text:p>
          </table:table-cell>
          <table:table-cell office:value-type="string" calcext:value-type="string">
            <text:p><text:s text:c="90"/>FUN_82401010:824010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5100_Debug?:00005314(R),</text:p>
          </table:table-cell>
          <table:table-cell office:value-type="string" calcext:value-type="string">
            <text:p><text:s text:c="90"/>Function_82412240:824122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00(W),</text:p>
          </table:table-cell>
          <table:table-cell office:value-type="string" calcext:value-type="string">
            <text:p><text:s text:c="90"/>FUN_824f68d8:824f69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d20(*),</text:p>
          </table:table-cell>
          <table:table-cell office:value-type="string" calcext:value-type="string">
            <text:p><text:s text:c="90"/>FUN_824f77d0:824f78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b80:00023bb0(*),</text:p>
          </table:table-cell>
          <table:table-cell office:value-type="string" calcext:value-type="string">
            <text:p><text:s text:c="90"/>FUN_824f77d0:824f78a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0c0(*),</text:p>
          </table:table-cell>
          <table:table-cell office:value-type="string" calcext:value-type="string">
            <text:p><text:s text:c="90"/>FUN_824f77d0:824f78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a0(*)</text:p>
          </table:table-cell>
          <table:table-cell office:value-type="string" calcext:value-type="string">
            <text:p><text:s text:c="90"/>FUN_824fa090:824fa10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0</text:p>
          </table:table-cell>
          <table:table-cell office:value-type="string" calcext:value-type="string">
            <text:p><text:s text:c="90"/>FUN_82504750:8250482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WN_DIR_P1_0054fc31</text:p>
          </table:table-cell>
          <table:table-cell office:value-type="string" calcext:value-type="string">
            <text:p><text:s text:c="90"/>FUN_82517e78:82517ec4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08(W),</text:p>
          </table:table-cell>
          <table:table-cell office:value-type="string" calcext:value-type="string">
            <text:p><text:s text:c="8"/>830201b8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de8(R),</text:p>
          </table:table-cell>
          <table:table-cell office:value-type="string" calcext:value-type="string">
            <text:p><text:s text:c="29"/>ACT_CODE_P1_830201ba* <text:s text:c="26"/>XREF[388]: <text:s text:c="2"/>FUN_822e2760:822e277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e00(R),</text:p>
          </table:table-cell>
          <table:table-cell office:value-type="string" calcext:value-type="string">
            <text:p><text:s text:c="90"/>FUN_823fb228:823bfcf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94(*),</text:p>
          </table:table-cell>
          <table:table-cell office:value-type="string" calcext:value-type="string">
            <text:p><text:s text:c="90"/>FUN_823fb228:823c00c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a0(*),</text:p>
          </table:table-cell>
          <table:table-cell office:value-type="string" calcext:value-type="string">
            <text:p><text:s text:c="90"/>Function_82416430:8241645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88(*),</text:p>
          </table:table-cell>
          <table:table-cell office:value-type="string" calcext:value-type="string">
            <text:p><text:s text:c="90"/>Function_82416D88:82416dc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94(*)</text:p>
          </table:table-cell>
          <table:table-cell office:value-type="string" calcext:value-type="string">
            <text:p><text:s text:c="90"/>FUN_824ea948:824ea98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1</text:p>
          </table:table-cell>
          <table:table-cell office:value-type="string" calcext:value-type="string">
            <text:p><text:s text:c="90"/>FUN_824ea948:824ea9d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K_POINT_P1_0054fc32</text:p>
          </table:table-cell>
          <table:table-cell office:value-type="string" calcext:value-type="string">
            <text:p><text:s text:c="90"/>FUN_824ea948:824eaa2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5100_Debug?:00005330(R),</text:p>
          </table:table-cell>
          <table:table-cell office:value-type="string" calcext:value-type="string">
            <text:p><text:s text:c="90"/>FUN_824eaa88:824eaa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10(W),</text:p>
          </table:table-cell>
          <table:table-cell office:value-type="string" calcext:value-type="string">
            <text:p><text:s text:c="90"/>FUN_824eb180:824eb1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8c(*),</text:p>
          </table:table-cell>
          <table:table-cell office:value-type="string" calcext:value-type="string">
            <text:p><text:s text:c="90"/>FUN_824f1d80:824f1d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b0(*),</text:p>
          </table:table-cell>
          <table:table-cell office:value-type="string" calcext:value-type="string">
            <text:p><text:s text:c="90"/>Function_824F28A8:824f28e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c4(*),</text:p>
          </table:table-cell>
          <table:table-cell office:value-type="string" calcext:value-type="string">
            <text:p><text:s text:c="90"/>Function_824F2A50:824f2a8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f0(*),</text:p>
          </table:table-cell>
          <table:table-cell office:value-type="string" calcext:value-type="string">
            <text:p><text:s text:c="90"/>Function_824F5948:824f596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4004(*),</text:p>
          </table:table-cell>
          <table:table-cell office:value-type="string" calcext:value-type="string">
            <text:p><text:s text:c="90"/>Function_824F5948:824f598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de4(*),</text:p>
          </table:table-cell>
          <table:table-cell office:value-type="string" calcext:value-type="string">
            <text:p><text:s text:c="90"/>FUN_824f7b08:824f7b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e8c(*)</text:p>
          </table:table-cell>
          <table:table-cell office:value-type="string" calcext:value-type="string">
            <text:p><text:s text:c="90"/>Function_824F9220:824f924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2</text:p>
          </table:table-cell>
          <table:table-cell office:value-type="string" calcext:value-type="string">
            <text:p><text:s text:c="90"/>HOLD??_Function_824F9A80:824f9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K_STA_P1_0054fc33</text:p>
          </table:table-cell>
          <table:table-cell office:value-type="string" calcext:value-type="string">
            <text:p><text:s text:c="90"/>HOLD??_Function_824F9A80:824f9a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18(W),</text:p>
          </table:table-cell>
          <table:table-cell office:value-type="string" calcext:value-type="string">
            <text:p><text:s text:c="90"/>FUN_824fa738:824fa758(R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654(R),</text:p>
          </table:table-cell>
          <table:table-cell office:value-type="string" calcext:value-type="string">
            <text:p><text:s text:c="8"/>830201ba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8b8(R),</text:p>
          </table:table-cell>
          <table:table-cell office:value-type="string" calcext:value-type="string">
            <text:p><text:s text:c="29"/>ACT_FLAG_P1_830201bc <text:s text:c="27"/>XREF[116]: <text:s text:c="2"/>Function_822E2D20:822e2d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ab0(R),</text:p>
          </table:table-cell>
          <table:table-cell office:value-type="string" calcext:value-type="string">
            <text:p><text:s text:c="90"/>Function_8236F040:8236f0c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c80(*),</text:p>
          </table:table-cell>
          <table:table-cell office:value-type="string" calcext:value-type="string">
            <text:p><text:s text:c="90"/>FUN_823d1490:823d151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17c(*),</text:p>
          </table:table-cell>
          <table:table-cell office:value-type="string" calcext:value-type="string">
            <text:p><text:s text:c="90"/>FUN_823d1790:823d17d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1f8(*),</text:p>
          </table:table-cell>
          <table:table-cell office:value-type="string" calcext:value-type="string">
            <text:p><text:s text:c="90"/>Function_823D5158:823d51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3c8(*),</text:p>
          </table:table-cell>
          <table:table-cell office:value-type="string" calcext:value-type="string">
            <text:p><text:s text:c="90"/>Function_824F28A8:824f290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438(*),</text:p>
          </table:table-cell>
          <table:table-cell office:value-type="string" calcext:value-type="string">
            <text:p><text:s text:c="90"/>Function_824F28A8:824f290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14(*),</text:p>
          </table:table-cell>
          <table:table-cell office:value-type="string" calcext:value-type="string">
            <text:p><text:s text:c="90"/>FUN_824f78e0:824f792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26218(*),</text:p>
          </table:table-cell>
          <table:table-cell office:value-type="string" calcext:value-type="string">
            <text:p><text:s text:c="90"/>FUN_824f8be8:824f8c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720:0002fa58(R),</text:p>
          </table:table-cell>
          <table:table-cell office:value-type="string" calcext:value-type="string">
            <text:p><text:s text:c="90"/>Function_824FF7D0:824ff83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290:0003e338(R),</text:p>
          </table:table-cell>
          <table:table-cell office:value-type="string" calcext:value-type="string">
            <text:p><text:s text:c="90"/>FUN_824ffb18:824ffb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d7c(*),</text:p>
          </table:table-cell>
          <table:table-cell office:value-type="string" calcext:value-type="string">
            <text:p><text:s text:c="90"/>FUN_824ffb18:824ffb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2fe4(*),</text:p>
          </table:table-cell>
          <table:table-cell office:value-type="string" calcext:value-type="string">
            <text:p><text:s text:c="90"/>FUN_825032c0:825034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78(*),</text:p>
          </table:table-cell>
          <table:table-cell office:value-type="string" calcext:value-type="string">
            <text:p><text:s text:c="90"/>FUN_825035b8:8250379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980:0004abb8(*),</text:p>
          </table:table-cell>
          <table:table-cell office:value-type="string" calcext:value-type="string">
            <text:p><text:s text:c="90"/>FUN_825035b8:825038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3</text:p>
          </table:table-cell>
          <table:table-cell office:value-type="string" calcext:value-type="string">
            <text:p><text:s text:c="90"/>FUN_825035b8:825038b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IM_FLIP_P1_0054fc34</text:p>
          </table:table-cell>
          <table:table-cell office:value-type="string" calcext:value-type="string">
            <text:p><text:s text:c="90"/>FUN_825054c0:825054e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28(*),</text:p>
          </table:table-cell>
          <table:table-cell office:value-type="string" calcext:value-type="string">
            <text:p><text:s text:c="90"/>FUN_825054c0:825055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58(*),</text:p>
          </table:table-cell>
          <table:table-cell office:value-type="string" calcext:value-type="string">
            <text:p><text:s text:c="90"/>FUN_825054c0:8250554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730(*),</text:p>
          </table:table-cell>
          <table:table-cell office:value-type="string" calcext:value-type="string">
            <text:p><text:s text:c="90"/>FUN_825057d8:8250598c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0c(*),</text:p>
          </table:table-cell>
          <table:table-cell office:value-type="string" calcext:value-type="string">
            <text:p><text:s text:c="8"/>830201bc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34(*),</text:p>
          </table:table-cell>
          <table:table-cell office:value-type="string" calcext:value-type="string">
            <text:p><text:s text:c="29"/>ACT_REQ_P1_830201be <text:s text:c="28"/>XREF[71]: <text:s text:c="3"/>Function_8236F040:8236f0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38(*),</text:p>
          </table:table-cell>
          <table:table-cell office:value-type="string" calcext:value-type="string">
            <text:p><text:s text:c="90"/>FUN_823d1490:823d153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c60:00023cac(*),</text:p>
          </table:table-cell>
          <table:table-cell office:value-type="string" calcext:value-type="string">
            <text:p><text:s text:c="90"/>FUN_823d1790:823d17d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7c(*),</text:p>
          </table:table-cell>
          <table:table-cell office:value-type="string" calcext:value-type="string">
            <text:p><text:s text:c="90"/>Function_823D5158:823d51c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cc(*),</text:p>
          </table:table-cell>
          <table:table-cell office:value-type="string" calcext:value-type="string">
            <text:p><text:s text:c="90"/>Function_82412240:8241229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3fd8(*),</text:p>
          </table:table-cell>
          <table:table-cell office:value-type="string" calcext:value-type="string">
            <text:p><text:s text:c="90"/>FUN_824ebdb0:824ebf7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f30:0002400c(*),</text:p>
          </table:table-cell>
          <table:table-cell office:value-type="string" calcext:value-type="string">
            <text:p><text:s text:c="90"/>FUN_824ebdb0:824ebf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20(*),</text:p>
          </table:table-cell>
          <table:table-cell office:value-type="string" calcext:value-type="string">
            <text:p><text:s text:c="90"/>FUN_824ebdb0:824ec0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24(*),</text:p>
          </table:table-cell>
          <table:table-cell office:value-type="string" calcext:value-type="string">
            <text:p><text:s text:c="90"/>FUN_824f85d8:824f86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100:000302e4(*),</text:p>
          </table:table-cell>
          <table:table-cell office:value-type="string" calcext:value-type="string">
            <text:p><text:s text:c="90"/>FUN_824f9180:824f91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e04(*),</text:p>
          </table:table-cell>
          <table:table-cell office:value-type="string" calcext:value-type="string">
            <text:p><text:s text:c="90"/>FUN_825032c0:825034a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bdc(*),</text:p>
          </table:table-cell>
          <table:table-cell office:value-type="string" calcext:value-type="string">
            <text:p><text:s text:c="90"/>FUN_825032c0:825034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080(*),</text:p>
          </table:table-cell>
          <table:table-cell office:value-type="string" calcext:value-type="string">
            <text:p><text:s text:c="90"/>FUN_825035b8:825037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088(*),</text:p>
          </table:table-cell>
          <table:table-cell office:value-type="string" calcext:value-type="string">
            <text:p><text:s text:c="90"/>FUN_825035b8:8250377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3fc(*),</text:p>
          </table:table-cell>
          <table:table-cell office:value-type="string" calcext:value-type="string">
            <text:p><text:s text:c="90"/>FUN_825035b8:8250387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4</text:p>
          </table:table-cell>
          <table:table-cell office:value-type="string" calcext:value-type="string">
            <text:p><text:s text:c="90"/>FUN_825035b8:8250388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IM_FLAG_P1_0054fc35</text:p>
          </table:table-cell>
          <table:table-cell office:value-type="string" calcext:value-type="string">
            <text:p><text:s text:c="90"/>FUN_825054c0:825054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78(*),</text:p>
          </table:table-cell>
          <table:table-cell office:value-type="string" calcext:value-type="string">
            <text:p><text:s text:c="90"/>FUN_825054c0:825055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090(*),</text:p>
          </table:table-cell>
          <table:table-cell office:value-type="string" calcext:value-type="string">
            <text:p><text:s text:c="90"/>FUN_825057d8:82505aa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f8(*),</text:p>
          </table:table-cell>
          <table:table-cell office:value-type="string" calcext:value-type="string">
            <text:p><text:s text:c="90"/>FUN_82505e48:82506064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c0(*),</text:p>
          </table:table-cell>
          <table:table-cell office:value-type="string" calcext:value-type="string">
            <text:p><text:s text:c="8"/>830201be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c4(*),</text:p>
          </table:table-cell>
          <table:table-cell office:value-type="string" calcext:value-type="string">
            <text:p><text:s text:c="29"/>ACT_STATE_P1_830201bf* <text:s text:c="25"/>XREF[335]: <text:s text:c="2"/>FUN_823d1790:823d17e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cc(*),</text:p>
          </table:table-cell>
          <table:table-cell office:value-type="string" calcext:value-type="string">
            <text:p><text:s text:c="90"/>Function_823D2000:823d20d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df4(*),</text:p>
          </table:table-cell>
          <table:table-cell office:value-type="string" calcext:value-type="string">
            <text:p><text:s text:c="90"/>Function_823D5158:823d51f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40(*),</text:p>
          </table:table-cell>
          <table:table-cell office:value-type="string" calcext:value-type="string">
            <text:p><text:s text:c="90"/>Function_823DAE38:823dae7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bc(*),</text:p>
          </table:table-cell>
          <table:table-cell office:value-type="string" calcext:value-type="string">
            <text:p><text:s text:c="90"/>Function_82416430:8241644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c0(*),</text:p>
          </table:table-cell>
          <table:table-cell office:value-type="string" calcext:value-type="string">
            <text:p><text:s text:c="90"/>Function_82416590:824165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b00:00041b84(*),</text:p>
          </table:table-cell>
          <table:table-cell office:value-type="string" calcext:value-type="string">
            <text:p><text:s text:c="90"/>Function_82416D88:82416d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b00:00041b9c(*),</text:p>
          </table:table-cell>
          <table:table-cell office:value-type="string" calcext:value-type="string">
            <text:p><text:s text:c="90"/>FUN_824e2aa8:824e2a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a0c(*),</text:p>
          </table:table-cell>
          <table:table-cell office:value-type="string" calcext:value-type="string">
            <text:p><text:s text:c="90"/>FUN_824ea948:824ea96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a28(*),</text:p>
          </table:table-cell>
          <table:table-cell office:value-type="string" calcext:value-type="string">
            <text:p><text:s text:c="90"/>FUN_824eaa88:824eaa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064(*),</text:p>
          </table:table-cell>
          <table:table-cell office:value-type="string" calcext:value-type="string">
            <text:p><text:s text:c="90"/>Function_824EB6B0:824eb6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be4(*),</text:p>
          </table:table-cell>
          <table:table-cell office:value-type="string" calcext:value-type="string">
            <text:p><text:s text:c="90"/>FUN_824f1d80:824f1da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c14(*),</text:p>
          </table:table-cell>
          <table:table-cell office:value-type="string" calcext:value-type="string">
            <text:p><text:s text:c="90"/>FUN_824f25b8:824f25d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830:0004488c(*),</text:p>
          </table:table-cell>
          <table:table-cell office:value-type="string" calcext:value-type="string">
            <text:p><text:s text:c="90"/>Function_824F28A8:824f28c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8c0:000448e4(*),</text:p>
          </table:table-cell>
          <table:table-cell office:value-type="string" calcext:value-type="string">
            <text:p><text:s text:c="90"/>FUN_824f7b08:824f7b1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5</text:p>
          </table:table-cell>
          <table:table-cell office:value-type="string" calcext:value-type="string">
            <text:p><text:s text:c="90"/>Function_824F9A08:824f9a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IM_REQ_P1_0054fc36</text:p>
          </table:table-cell>
          <table:table-cell office:value-type="string" calcext:value-type="string">
            <text:p><text:s text:c="90"/>Function_824F9A08:824f9a2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d14(W),</text:p>
          </table:table-cell>
          <table:table-cell office:value-type="string" calcext:value-type="string">
            <text:p><text:s text:c="90"/>HOLD??_Function_824F9A80:824f9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28(W),</text:p>
          </table:table-cell>
          <table:table-cell office:value-type="string" calcext:value-type="string">
            <text:p><text:s text:c="90"/>HOLD??_Function_824F9A80:824f9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a00:0001fb1c(W),</text:p>
          </table:table-cell>
          <table:table-cell office:value-type="string" calcext:value-type="string">
            <text:p><text:s text:c="90"/>FUN_824fa090:824fa0d8(R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4bc(*),</text:p>
          </table:table-cell>
          <table:table-cell office:value-type="string" calcext:value-type="string">
            <text:p><text:s text:c="8"/>830201bf 00 <text:s text:c="13"/>db <text:s text:c="8"/>0h <text:s text:c="62"/>0 - NEUTR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724(*),</text:p>
          </table:table-cell>
          <table:table-cell office:value-type="string" calcext:value-type="string">
            <text:p><text:s text:c="110"/>1 - AI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a90(*),</text:p>
          </table:table-cell>
          <table:table-cell office:value-type="string" calcext:value-type="string">
            <text:p><text:s text:c="110"/>2 - AIR ATTAC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a94(*),</text:p>
          </table:table-cell>
          <table:table-cell office:value-type="string" calcext:value-type="string">
            <text:p><text:s text:c="110"/>3 - ATTAC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50:00023d70(R),</text:p>
          </table:table-cell>
          <table:table-cell office:value-type="string" calcext:value-type="string">
            <text:p><text:s text:c="110"/>4 - THRO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da0:00023e48(*),</text:p>
          </table:table-cell>
          <table:table-cell office:value-type="string" calcext:value-type="string">
            <text:p><text:s text:c="110"/>5 - HOLD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d4(*),</text:p>
          </table:table-cell>
          <table:table-cell office:value-type="string" calcext:value-type="string">
            <text:p><text:s text:c="29"/>POSE_STA_P1_830201c0 <text:s text:c="27"/>XREF[29]: <text:s text:c="3"/>FUN_822f4288:822f42a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0d8(*),</text:p>
          </table:table-cell>
          <table:table-cell office:value-type="string" calcext:value-type="string">
            <text:p><text:s text:c="90"/>FUN_822f42e8:822f43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ee0:00024f68(*),</text:p>
          </table:table-cell>
          <table:table-cell office:value-type="string" calcext:value-type="string">
            <text:p><text:s text:c="90"/>FUN_823d1490:823d156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020:00025090(*),</text:p>
          </table:table-cell>
          <table:table-cell office:value-type="string" calcext:value-type="string">
            <text:p><text:s text:c="90"/>FUN_823f9398:823f94a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b00:00041b30(*),</text:p>
          </table:table-cell>
          <table:table-cell office:value-type="string" calcext:value-type="string">
            <text:p><text:s text:c="90"/>FUN_823f9798:823f98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b00:00041bcc(*),</text:p>
          </table:table-cell>
          <table:table-cell office:value-type="string" calcext:value-type="string">
            <text:p><text:s text:c="90"/>FUN_823f9798:823f98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b00:00041c08(*),</text:p>
          </table:table-cell>
          <table:table-cell office:value-type="string" calcext:value-type="string">
            <text:p><text:s text:c="90"/>FUN_823fb7b0:823fd1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964(*),</text:p>
          </table:table-cell>
          <table:table-cell office:value-type="string" calcext:value-type="string">
            <text:p><text:s text:c="90"/>FUN_82407e40:82407ed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29c(*),</text:p>
          </table:table-cell>
          <table:table-cell office:value-type="string" calcext:value-type="string">
            <text:p><text:s text:c="90"/>FUN_82407e40:82407ee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2e0(*),</text:p>
          </table:table-cell>
          <table:table-cell office:value-type="string" calcext:value-type="string">
            <text:p><text:s text:c="90"/>FUN_824ef648:824ef6a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6</text:p>
          </table:table-cell>
          <table:table-cell office:value-type="string" calcext:value-type="string">
            <text:p><text:s text:c="90"/>Function_824EF998:824efa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_ATK_P1_0054fc37</text:p>
          </table:table-cell>
          <table:table-cell office:value-type="string" calcext:value-type="string">
            <text:p><text:s text:c="90"/>FUN_824f6a40:824f6b0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30(W),</text:p>
          </table:table-cell>
          <table:table-cell office:value-type="string" calcext:value-type="string">
            <text:p><text:s text:c="90"/>FUN_824fd898:824fdb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504(R),</text:p>
          </table:table-cell>
          <table:table-cell office:value-type="string" calcext:value-type="string">
            <text:p><text:s text:c="90"/>FUN_824fd898:824fe0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6e4(R),</text:p>
          </table:table-cell>
          <table:table-cell office:value-type="string" calcext:value-type="string">
            <text:p><text:s text:c="90"/>FUN_824fd898:824fe1a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760(R),</text:p>
          </table:table-cell>
          <table:table-cell office:value-type="string" calcext:value-type="string">
            <text:p><text:s text:c="90"/>FUN_824fed48:824fed9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9d4(R),</text:p>
          </table:table-cell>
          <table:table-cell office:value-type="string" calcext:value-type="string">
            <text:p><text:s text:c="90"/>FUN_824fed48:824fedb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c28(*),</text:p>
          </table:table-cell>
          <table:table-cell office:value-type="string" calcext:value-type="string">
            <text:p><text:s text:c="90"/>FUN_825021d4:8250247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290:0003e324(W),</text:p>
          </table:table-cell>
          <table:table-cell office:value-type="string" calcext:value-type="string">
            <text:p><text:s text:c="90"/>FUN_825021d4:825024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290:0003e340(W),</text:p>
          </table:table-cell>
          <table:table-cell office:value-type="string" calcext:value-type="string">
            <text:p><text:s text:c="90"/>FUN_82505e48:82505ed0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3f0:0003e498(*),</text:p>
          </table:table-cell>
          <table:table-cell office:value-type="string" calcext:value-type="string">
            <text:p><text:s text:c="8"/>830201c0 00 <text:s text:c="13"/>db <text:s text:c="8"/>0h <text:s text:c="62"/>0 - STAND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3f0:0003e510(*),</text:p>
          </table:table-cell>
          <table:table-cell office:value-type="string" calcext:value-type="string">
            <text:p><text:s text:c="110"/>1 - CROUCH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3f0:0003e588(*),</text:p>
          </table:table-cell>
          <table:table-cell office:value-type="string" calcext:value-type="string">
            <text:p><text:s text:c="29"/>DOWN_STA_P1_830201c1 <text:s text:c="27"/>XREF[28]: <text:s text:c="3"/>FUN_822e2760:822e277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5c0:0003e668(*),</text:p>
          </table:table-cell>
          <table:table-cell office:value-type="string" calcext:value-type="string">
            <text:p><text:s text:c="90"/>FUN_823d1490:823d156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5c0:0003e6e0(*),</text:p>
          </table:table-cell>
          <table:table-cell office:value-type="string" calcext:value-type="string">
            <text:p><text:s text:c="90"/>FUN_823f9978:823f9a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5c0:0003e758(*),</text:p>
          </table:table-cell>
          <table:table-cell office:value-type="string" calcext:value-type="string">
            <text:p><text:s text:c="90"/>FUN_82406660:824066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5c60:00055d0c(W)</text:p>
          </table:table-cell>
          <table:table-cell office:value-type="string" calcext:value-type="string">
            <text:p><text:s text:c="90"/>FUN_82407f48:8240801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7</text:p>
          </table:table-cell>
          <table:table-cell office:value-type="string" calcext:value-type="string">
            <text:p><text:s text:c="90"/>FUN_82407f48:8240802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_BODY_P1_0054fc38</text:p>
          </table:table-cell>
          <table:table-cell office:value-type="string" calcext:value-type="string">
            <text:p><text:s text:c="90"/>FUN_82407f48:824080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50(R),</text:p>
          </table:table-cell>
          <table:table-cell office:value-type="string" calcext:value-type="string">
            <text:p><text:s text:c="90"/>FUN_82408110:824083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a0(R),</text:p>
          </table:table-cell>
          <table:table-cell office:value-type="string" calcext:value-type="string">
            <text:p><text:s text:c="90"/>FUN_82408110:8240839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53bc(R),</text:p>
          </table:table-cell>
          <table:table-cell office:value-type="string" calcext:value-type="string">
            <text:p><text:s text:c="90"/>Function_824F1910:824f19d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38(W),</text:p>
          </table:table-cell>
          <table:table-cell office:value-type="string" calcext:value-type="string">
            <text:p><text:s text:c="90"/>FUN_824f2730:824f27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2c8(*),</text:p>
          </table:table-cell>
          <table:table-cell office:value-type="string" calcext:value-type="string">
            <text:p><text:s text:c="90"/>FUN_824f27e8:824f288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520:000245dc(R),</text:p>
          </table:table-cell>
          <table:table-cell office:value-type="string" calcext:value-type="string">
            <text:p><text:s text:c="90"/>Function_824F75F8:824f777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720:0002f738(R),</text:p>
          </table:table-cell>
          <table:table-cell office:value-type="string" calcext:value-type="string">
            <text:p><text:s text:c="90"/>Function_824F9220:824f926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670:000316b8(*),</text:p>
          </table:table-cell>
          <table:table-cell office:value-type="string" calcext:value-type="string">
            <text:p><text:s text:c="90"/>Function_824F9220:824f927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670:0003172c(*),</text:p>
          </table:table-cell>
          <table:table-cell office:value-type="string" calcext:value-type="string">
            <text:p><text:s text:c="90"/>FUN_824fe8f8:824fec1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290:0003e30c(W),</text:p>
          </table:table-cell>
          <table:table-cell office:value-type="string" calcext:value-type="string">
            <text:p><text:s text:c="90"/>FUN_824fe8f8:824fec4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290:0003e3cc(R),</text:p>
          </table:table-cell>
          <table:table-cell office:value-type="string" calcext:value-type="string">
            <text:p><text:s text:c="90"/>FUN_825021d4:825023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3eb7c(W),</text:p>
          </table:table-cell>
          <table:table-cell office:value-type="string" calcext:value-type="string">
            <text:p><text:s text:c="90"/>FUN_825021d4:82502a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6f0:0003fae4(W),</text:p>
          </table:table-cell>
          <table:table-cell office:value-type="string" calcext:value-type="string">
            <text:p><text:s text:c="90"/>FUN_825021d4:82502a9c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5c60:00055cfc(W)</text:p>
          </table:table-cell>
          <table:table-cell office:value-type="string" calcext:value-type="string">
            <text:p><text:s text:c="8"/>830201c1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8</text:p>
          </table:table-cell>
          <table:table-cell office:value-type="string" calcext:value-type="string">
            <text:p><text:s text:c="29"/>UpsideDownHead_P1_830201c2 <text:s text:c="21"/>XREF[11]: <text:s text:c="3"/>Check_UpsideDownHead_Hayabusa_F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_STAGE_P1_0054fc39</text:p>
          </table:table-cell>
          <table:table-cell office:value-type="string" calcext:value-type="string">
            <text:p><text:s text:c="90"/>FUN_823d1490:823d156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40(W),</text:p>
          </table:table-cell>
          <table:table-cell office:value-type="string" calcext:value-type="string">
            <text:p><text:s text:c="90"/>FUN_823f9978:823f9a4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3c(*),</text:p>
          </table:table-cell>
          <table:table-cell office:value-type="string" calcext:value-type="string">
            <text:p><text:s text:c="90"/>FUN_823fb7b0:823fc2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4610:0007466c(W),</text:p>
          </table:table-cell>
          <table:table-cell office:value-type="string" calcext:value-type="string">
            <text:p><text:s text:c="90"/>FUN_824e46b0:824e486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74ff4(*),</text:p>
          </table:table-cell>
          <table:table-cell office:value-type="string" calcext:value-type="string">
            <text:p><text:s text:c="90"/>FUN_824e46b0:824e487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5000:00075128(*),</text:p>
          </table:table-cell>
          <table:table-cell office:value-type="string" calcext:value-type="string">
            <text:p><text:s text:c="90"/>FUN_824e8ee0:824e8f8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5490:00075898(W)</text:p>
          </table:table-cell>
          <table:table-cell office:value-type="string" calcext:value-type="string">
            <text:p><text:s text:c="90"/>FUN_824ec398:824ec46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9</text:p>
          </table:table-cell>
          <table:table-cell office:value-type="string" calcext:value-type="string">
            <text:p><text:s text:c="90"/>FUN_824f2398:824f23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UARD_STA_P1_0054fc3a</text:p>
          </table:table-cell>
          <table:table-cell office:value-type="string" calcext:value-type="string">
            <text:p><text:s text:c="90"/>FUN_82500828:825008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48(W),</text:p>
          </table:table-cell>
          <table:table-cell office:value-type="string" calcext:value-type="string">
            <text:p><text:s text:c="90"/>FUN_82500e70:82501b00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1f900(*),</text:p>
          </table:table-cell>
          <table:table-cell office:value-type="string" calcext:value-type="string">
            <text:p><text:s text:c="8"/>830201c2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020(*),</text:p>
          </table:table-cell>
          <table:table-cell office:value-type="string" calcext:value-type="string">
            <text:p><text:s text:c="29"/>BYTE_830201c3 <text:s text:c="34"/>XREF[6]: <text:s text:c="4"/>Function_822E2680:822e26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0a8(*),</text:p>
          </table:table-cell>
          <table:table-cell office:value-type="string" calcext:value-type="string">
            <text:p><text:s text:c="90"/>FUN_823d1490:823d157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29c(*),</text:p>
          </table:table-cell>
          <table:table-cell office:value-type="string" calcext:value-type="string">
            <text:p><text:s text:c="90"/>FUN_824f78e0:824f792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32c(*)</text:p>
          </table:table-cell>
          <table:table-cell office:value-type="string" calcext:value-type="string">
            <text:p><text:s text:c="90"/>Function_824F9220:824f927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a</text:p>
          </table:table-cell>
          <table:table-cell office:value-type="string" calcext:value-type="string">
            <text:p><text:s text:c="90"/>Function_824FA880:824fa9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MP_STA_P1_0054fc3b</text:p>
          </table:table-cell>
          <table:table-cell office:value-type="string" calcext:value-type="string">
            <text:p><text:s text:c="90"/>Function_824FA880:824fa938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24(*),</text:p>
          </table:table-cell>
          <table:table-cell office:value-type="string" calcext:value-type="string">
            <text:p><text:s text:c="8"/>830201c3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8c(*),</text:p>
          </table:table-cell>
          <table:table-cell office:value-type="string" calcext:value-type="string">
            <text:p><text:s text:c="29"/>BYTE_830201c4 <text:s text:c="34"/>XREF[4]: <text:s text:c="4"/>FUN_823d1490:823d157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590:000205bc(*),</text:p>
          </table:table-cell>
          <table:table-cell office:value-type="string" calcext:value-type="string">
            <text:p><text:s text:c="90"/>FUN_824f0690:824f06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590:00020630(*),</text:p>
          </table:table-cell>
          <table:table-cell office:value-type="string" calcext:value-type="string">
            <text:p><text:s text:c="90"/>FUN_824f0690:824f07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0a0(*),</text:p>
          </table:table-cell>
          <table:table-cell office:value-type="string" calcext:value-type="string">
            <text:p><text:s text:c="90"/>FUN_825021d4:825022c0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0ac(*),</text:p>
          </table:table-cell>
          <table:table-cell office:value-type="string" calcext:value-type="string">
            <text:p><text:s text:c="8"/>830201c4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060:00021180(*),</text:p>
          </table:table-cell>
          <table:table-cell office:value-type="string" calcext:value-type="string">
            <text:p><text:s text:c="29"/>BYTE_830201c5 <text:s text:c="34"/>XREF[27]: <text:s text:c="3"/>FUN_822e02e0:822e0dc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e88(R),</text:p>
          </table:table-cell>
          <table:table-cell office:value-type="string" calcext:value-type="string">
            <text:p><text:s text:c="90"/>FUN_822e02e0:822e14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ec8(R),</text:p>
          </table:table-cell>
          <table:table-cell office:value-type="string" calcext:value-type="string">
            <text:p><text:s text:c="90"/>FUN_823d1490:823d157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ee4(R),</text:p>
          </table:table-cell>
          <table:table-cell office:value-type="string" calcext:value-type="string">
            <text:p><text:s text:c="90"/>FUN_823f9978:823f9a2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fa0(R),</text:p>
          </table:table-cell>
          <table:table-cell office:value-type="string" calcext:value-type="string">
            <text:p><text:s text:c="90"/>FUN_823fb7b0:823fc1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fe0(R),</text:p>
          </table:table-cell>
          <table:table-cell office:value-type="string" calcext:value-type="string">
            <text:p><text:s text:c="90"/>FUN_823fb7b0:823fceb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ffc(R),</text:p>
          </table:table-cell>
          <table:table-cell office:value-type="string" calcext:value-type="string">
            <text:p><text:s text:c="90"/>FUN_82406f68:824070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670:00031840(*),</text:p>
          </table:table-cell>
          <table:table-cell office:value-type="string" calcext:value-type="string">
            <text:p><text:s text:c="90"/>FUN_82407c78:82407db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670:00031898(*),</text:p>
          </table:table-cell>
          <table:table-cell office:value-type="string" calcext:value-type="string">
            <text:p><text:s text:c="90"/>FUN_82407e40:82407e6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d74(*),</text:p>
          </table:table-cell>
          <table:table-cell office:value-type="string" calcext:value-type="string">
            <text:p><text:s text:c="90"/>FUN_82418738:824187a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d94(*),</text:p>
          </table:table-cell>
          <table:table-cell office:value-type="string" calcext:value-type="string">
            <text:p><text:s text:c="90"/>FUN_824f1b90:824f1c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c50:00031db0(*),</text:p>
          </table:table-cell>
          <table:table-cell office:value-type="string" calcext:value-type="string">
            <text:p><text:s text:c="90"/>FUN_824f32b8:824f33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284(*),</text:p>
          </table:table-cell>
          <table:table-cell office:value-type="string" calcext:value-type="string">
            <text:p><text:s text:c="90"/>FUN_824f3fe0:824f417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b</text:p>
          </table:table-cell>
          <table:table-cell office:value-type="string" calcext:value-type="string">
            <text:p><text:s text:c="90"/>FUN_824f4cf8:824f4dd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MP_HIGH_P1_0054fc3c</text:p>
          </table:table-cell>
          <table:table-cell office:value-type="string" calcext:value-type="string">
            <text:p><text:s text:c="90"/>FUN_824fd3d0:824fd4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50(R),</text:p>
          </table:table-cell>
          <table:table-cell office:value-type="string" calcext:value-type="string">
            <text:p><text:s text:c="90"/>FUN_824fd3d0:824fd46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a0(R),</text:p>
          </table:table-cell>
          <table:table-cell office:value-type="string" calcext:value-type="string">
            <text:p><text:s text:c="90"/>FUN_82501f08:82501fb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58(W),</text:p>
          </table:table-cell>
          <table:table-cell office:value-type="string" calcext:value-type="string">
            <text:p><text:s text:c="90"/>FUN_82501f08:82501f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2c(*),</text:p>
          </table:table-cell>
          <table:table-cell office:value-type="string" calcext:value-type="string">
            <text:p><text:s text:c="90"/>FUN_825057d8:825059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bc0:00030bf0(*)</text:p>
          </table:table-cell>
          <table:table-cell office:value-type="string" calcext:value-type="string">
            <text:p><text:s text:c="90"/>FUN_825057d8:82505980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c</text:p>
          </table:table-cell>
          <table:table-cell office:value-type="string" calcext:value-type="string">
            <text:p><text:s text:c="8"/>830201c5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MP_DIR_P1_0054fc3d</text:p>
          </table:table-cell>
          <table:table-cell office:value-type="string" calcext:value-type="string">
            <text:p><text:s text:c="29"/>*************************************************************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60(W),</text:p>
          </table:table-cell>
          <table:table-cell office:value-type="string" calcext:value-type="string">
            <text:p><text:s text:c="29"/>* 830201c6 controls which foot is facing first PLAYER 1 <text:s text:c="5"/>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50(*),</text:p>
          </table:table-cell>
          <table:table-cell office:value-type="string" calcext:value-type="string">
            <text:p><text:s text:c="29"/>* 83020262 controls which foot is facing first PLAYER 2 <text:s text:c="5"/>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78(*),</text:p>
          </table:table-cell>
          <table:table-cell office:value-type="string" calcext:value-type="string">
            <text:p><text:s text:c="29"/>* https://i.imgur.com/cioAg3G.mp4 <text:s text:c="27"/>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180(*),</text:p>
          </table:table-cell>
          <table:table-cell office:value-type="string" calcext:value-type="string">
            <text:p><text:s text:c="29"/>* <text:s text:c="59"/>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bc0:00030be8(*)</text:p>
          </table:table-cell>
          <table:table-cell office:value-type="string" calcext:value-type="string">
            <text:p><text:s text:c="29"/>* 0 = left foot forward <text:s text:c="37"/>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d</text:p>
          </table:table-cell>
          <table:table-cell office:value-type="string" calcext:value-type="string">
            <text:p><text:s text:c="29"/>* 1 = right foot forward <text:s text:c="36"/>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T_STA_P1_0054fc3e</text:p>
          </table:table-cell>
          <table:table-cell office:value-type="string" calcext:value-type="string">
            <text:p><text:s text:c="29"/>*************************************************************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68(W),</text:p>
          </table:table-cell>
          <table:table-cell office:value-type="string" calcext:value-type="string">
            <text:p><text:s text:c="29"/>LeadingFoot_P1_830201c6 <text:s text:c="24"/>XREF[88]: <text:s text:c="3"/>Function_822E2680:822e26c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a20(*),</text:p>
          </table:table-cell>
          <table:table-cell office:value-type="string" calcext:value-type="string">
            <text:p><text:s text:c="90"/>FUN_822e34a8:822e34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64(*),</text:p>
          </table:table-cell>
          <table:table-cell office:value-type="string" calcext:value-type="string">
            <text:p><text:s text:c="90"/>FUN_822f4820:822f4a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e74(*),</text:p>
          </table:table-cell>
          <table:table-cell office:value-type="string" calcext:value-type="string">
            <text:p><text:s text:c="90"/>FUN_822f51c0:822f524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64(*),</text:p>
          </table:table-cell>
          <table:table-cell office:value-type="string" calcext:value-type="string">
            <text:p><text:s text:c="90"/>FUN_822f53f8:822f54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80(*),</text:p>
          </table:table-cell>
          <table:table-cell office:value-type="string" calcext:value-type="string">
            <text:p><text:s text:c="90"/>FUN_8231aaa0:8231ab9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90(*),</text:p>
          </table:table-cell>
          <table:table-cell office:value-type="string" calcext:value-type="string">
            <text:p><text:s text:c="90"/>FUN_8231aaa0:8231ab9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9c(*),</text:p>
          </table:table-cell>
          <table:table-cell office:value-type="string" calcext:value-type="string">
            <text:p><text:s text:c="90"/>FUN_8231b168:8231b23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c0(*),</text:p>
          </table:table-cell>
          <table:table-cell office:value-type="string" calcext:value-type="string">
            <text:p><text:s text:c="90"/>FUN_8231b534:8231b54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24(*),</text:p>
          </table:table-cell>
          <table:table-cell office:value-type="string" calcext:value-type="string">
            <text:p><text:s text:c="90"/>FUN_8231b66c:8231b67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58(*),</text:p>
          </table:table-cell>
          <table:table-cell office:value-type="string" calcext:value-type="string">
            <text:p><text:s text:c="90"/>Function_8236F040:8236f0d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cc(*),</text:p>
          </table:table-cell>
          <table:table-cell office:value-type="string" calcext:value-type="string">
            <text:p><text:s text:c="90"/>FUN_823d1490:823d157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880(R),</text:p>
          </table:table-cell>
          <table:table-cell office:value-type="string" calcext:value-type="string">
            <text:p><text:s text:c="90"/>FUN_823d1790:823d17e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a30:00023a6c(*),</text:p>
          </table:table-cell>
          <table:table-cell office:value-type="string" calcext:value-type="string">
            <text:p><text:s text:c="90"/>FUN_82407e40:82407f1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710:00030788(*),</text:p>
          </table:table-cell>
          <table:table-cell office:value-type="string" calcext:value-type="string">
            <text:p><text:s text:c="90"/>FUN_824ebad8:824ebb6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2210:00032244(*),</text:p>
          </table:table-cell>
          <table:table-cell office:value-type="string" calcext:value-type="string">
            <text:p><text:s text:c="90"/>Function_824EF998:824efa1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56c(*)</text:p>
          </table:table-cell>
          <table:table-cell office:value-type="string" calcext:value-type="string">
            <text:p><text:s text:c="90"/>FUN_824f8be8:824f8c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e</text:p>
          </table:table-cell>
          <table:table-cell office:value-type="string" calcext:value-type="string">
            <text:p><text:s text:c="90"/>FUN_825021d4:825022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Y_STA_P1_0054fc3f</text:p>
          </table:table-cell>
          <table:table-cell office:value-type="string" calcext:value-type="string">
            <text:p><text:s text:c="90"/>FUN_825035b8:8250386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70(W),</text:p>
          </table:table-cell>
          <table:table-cell office:value-type="string" calcext:value-type="string">
            <text:p><text:s text:c="90"/>FUN_82504ee0:82504f28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a1c(*),</text:p>
          </table:table-cell>
          <table:table-cell office:value-type="string" calcext:value-type="string">
            <text:p><text:s text:c="8"/>830201c6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cf0(*),</text:p>
          </table:table-cell>
          <table:table-cell office:value-type="string" calcext:value-type="string">
            <text:p><text:s text:c="29"/>BYTE_830201c7 <text:s text:c="34"/>XREF[78]: <text:s text:c="3"/>Function_8236F040:8236f0d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00(*),</text:p>
          </table:table-cell>
          <table:table-cell office:value-type="string" calcext:value-type="string">
            <text:p><text:s text:c="90"/>FUN_823d1490:823d14f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08(*),</text:p>
          </table:table-cell>
          <table:table-cell office:value-type="string" calcext:value-type="string">
            <text:p><text:s text:c="90"/>FUN_823d1790:823d17d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60(*),</text:p>
          </table:table-cell>
          <table:table-cell office:value-type="string" calcext:value-type="string">
            <text:p><text:s text:c="90"/>Function_823D5158:823d51b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e70(*),</text:p>
          </table:table-cell>
          <table:table-cell office:value-type="string" calcext:value-type="string">
            <text:p><text:s text:c="90"/>FUN_823f9e78:823f9eb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658(*),</text:p>
          </table:table-cell>
          <table:table-cell office:value-type="string" calcext:value-type="string">
            <text:p><text:s text:c="90"/>FUN_824fe7b0:824fe7e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610:0002270c(*),</text:p>
          </table:table-cell>
          <table:table-cell office:value-type="string" calcext:value-type="string">
            <text:p><text:s text:c="90"/>FUN_824fe8f8:824fe91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18(*),</text:p>
          </table:table-cell>
          <table:table-cell office:value-type="string" calcext:value-type="string">
            <text:p><text:s text:c="90"/>FUN_824fe8f8:824fea9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48(*),</text:p>
          </table:table-cell>
          <table:table-cell office:value-type="string" calcext:value-type="string">
            <text:p><text:s text:c="90"/>FUN_824fed48:824fed6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7c(*),</text:p>
          </table:table-cell>
          <table:table-cell office:value-type="string" calcext:value-type="string">
            <text:p><text:s text:c="90"/>FUN_824ff4c0:824ff5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f0c(R),</text:p>
          </table:table-cell>
          <table:table-cell office:value-type="string" calcext:value-type="string">
            <text:p><text:s text:c="90"/>FUN_824ff4c0:824ff6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710:00030928(*),</text:p>
          </table:table-cell>
          <table:table-cell office:value-type="string" calcext:value-type="string">
            <text:p><text:s text:c="90"/>FUN_824ff8c0:824ff90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a10:00030b3c(*),</text:p>
          </table:table-cell>
          <table:table-cell office:value-type="string" calcext:value-type="string">
            <text:p><text:s text:c="90"/>FUN_824ff8c0:824ff94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a10:00030b94(*),</text:p>
          </table:table-cell>
          <table:table-cell office:value-type="string" calcext:value-type="string">
            <text:p><text:s text:c="90"/>FUN_824ff8c0:824ff9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a10:00030bb8(*)</text:p>
          </table:table-cell>
          <table:table-cell office:value-type="string" calcext:value-type="string">
            <text:p><text:s text:c="90"/>FUN_824ff8c0:824ff9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3f</text:p>
          </table:table-cell>
          <table:table-cell office:value-type="string" calcext:value-type="string">
            <text:p><text:s text:c="90"/>FUN_825032c0:8250347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WN_HIT_P1_0054fc40</text:p>
          </table:table-cell>
          <table:table-cell office:value-type="string" calcext:value-type="string">
            <text:p><text:s text:c="90"/>FUN_825035b8:825037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60(R),</text:p>
          </table:table-cell>
          <table:table-cell office:value-type="string" calcext:value-type="string">
            <text:p><text:s text:c="90"/>FUN_825035b8:8250389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b0(R),</text:p>
          </table:table-cell>
          <table:table-cell office:value-type="string" calcext:value-type="string">
            <text:p><text:s text:c="90"/>FUN_825035b8:8250389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542c(R),</text:p>
          </table:table-cell>
          <table:table-cell office:value-type="string" calcext:value-type="string">
            <text:p><text:s text:c="90"/>FUN_825054c0:82505530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78(W),</text:p>
          </table:table-cell>
          <table:table-cell office:value-type="string" calcext:value-type="string">
            <text:p><text:s text:c="8"/>830201c7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7cc(*),</text:p>
          </table:table-cell>
          <table:table-cell office:value-type="string" calcext:value-type="string">
            <text:p><text:s text:c="29"/>BYTE_830201c8 <text:s text:c="34"/>XREF[38]: <text:s text:c="3"/>Function_8236F040:8236f0e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7dc(*),</text:p>
          </table:table-cell>
          <table:table-cell office:value-type="string" calcext:value-type="string">
            <text:p><text:s text:c="90"/>FUN_823d1490:823d158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a40:0003ea4c(*),</text:p>
          </table:table-cell>
          <table:table-cell office:value-type="string" calcext:value-type="string">
            <text:p><text:s text:c="90"/>FUN_823d1790:823d17e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ea40:0003ea7c(*)</text:p>
          </table:table-cell>
          <table:table-cell office:value-type="string" calcext:value-type="string">
            <text:p><text:s text:c="90"/>Function_823D5158:823d51f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0</text:p>
          </table:table-cell>
          <table:table-cell office:value-type="string" calcext:value-type="string">
            <text:p><text:s text:c="90"/>FUN_823f9978:823f99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_CANCEL_P1_0054fc41</text:p>
          </table:table-cell>
          <table:table-cell office:value-type="string" calcext:value-type="string">
            <text:p><text:s text:c="90"/>FUN_823f9978:823f99b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80(W),</text:p>
          </table:table-cell>
          <table:table-cell office:value-type="string" calcext:value-type="string">
            <text:p><text:s text:c="90"/>FUN_823f9978:823f9c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220(*),</text:p>
          </table:table-cell>
          <table:table-cell office:value-type="string" calcext:value-type="string">
            <text:p><text:s text:c="90"/>FUN_823ffed8:823fff8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b40:00020b88(*),</text:p>
          </table:table-cell>
          <table:table-cell office:value-type="string" calcext:value-type="string">
            <text:p><text:s text:c="90"/>FUN_824031c0:8240329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b40:00020c08(*),</text:p>
          </table:table-cell>
          <table:table-cell office:value-type="string" calcext:value-type="string">
            <text:p><text:s text:c="90"/>FUN_824f6410:824f65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14(*),</text:p>
          </table:table-cell>
          <table:table-cell office:value-type="string" calcext:value-type="string">
            <text:p><text:s text:c="90"/>FUN_824f7280:824f72f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fa0(*),</text:p>
          </table:table-cell>
          <table:table-cell office:value-type="string" calcext:value-type="string">
            <text:p><text:s text:c="90"/>FUN_824fca40:824fcce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58(*),</text:p>
          </table:table-cell>
          <table:table-cell office:value-type="string" calcext:value-type="string">
            <text:p><text:s text:c="90"/>FUN_824ff8c0:824ff9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2667c(*),</text:p>
          </table:table-cell>
          <table:table-cell office:value-type="string" calcext:value-type="string">
            <text:p><text:s text:c="90"/>FUN_825032c0:825034e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d90(*),</text:p>
          </table:table-cell>
          <table:table-cell office:value-type="string" calcext:value-type="string">
            <text:p><text:s text:c="90"/>FUN_825035b8:8250378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7c(*),</text:p>
          </table:table-cell>
          <table:table-cell office:value-type="string" calcext:value-type="string">
            <text:p><text:s text:c="90"/>FUN_825035b8:825038c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980:0004abcc(*),</text:p>
          </table:table-cell>
          <table:table-cell office:value-type="string" calcext:value-type="string">
            <text:p><text:s text:c="90"/>FUN_825035b8:825038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4f2ec(R)</text:p>
          </table:table-cell>
          <table:table-cell office:value-type="string" calcext:value-type="string">
            <text:p><text:s text:c="90"/>FUN_82504750:825047b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1</text:p>
          </table:table-cell>
          <table:table-cell office:value-type="string" calcext:value-type="string">
            <text:p><text:s text:c="90"/>FUN_825054c0:825055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ASP_STA_P1_0054fc42</text:p>
          </table:table-cell>
          <table:table-cell office:value-type="string" calcext:value-type="string">
            <text:p><text:s text:c="90"/>FUN_825054c0:82505550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88(W),</text:p>
          </table:table-cell>
          <table:table-cell office:value-type="string" calcext:value-type="string">
            <text:p><text:s text:c="8"/>830201c8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c10(*),</text:p>
          </table:table-cell>
          <table:table-cell office:value-type="string" calcext:value-type="string">
            <text:p><text:s text:c="29"/>BYTE_830201c9 <text:s text:c="34"/>XREF[12]: <text:s text:c="3"/>FUN_822e68b8:822e7f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d10(*),</text:p>
          </table:table-cell>
          <table:table-cell office:value-type="string" calcext:value-type="string">
            <text:p><text:s text:c="90"/>FUN_822e68b8:822e7f9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dc8(*),</text:p>
          </table:table-cell>
          <table:table-cell office:value-type="string" calcext:value-type="string">
            <text:p><text:s text:c="90"/>FUN_822e68b8:822e80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dac(*),</text:p>
          </table:table-cell>
          <table:table-cell office:value-type="string" calcext:value-type="string">
            <text:p><text:s text:c="90"/>FUN_822e68b8:822e80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41c(*),</text:p>
          </table:table-cell>
          <table:table-cell office:value-type="string" calcext:value-type="string">
            <text:p><text:s text:c="90"/>FUN_822e68b8:822e810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80(*),</text:p>
          </table:table-cell>
          <table:table-cell office:value-type="string" calcext:value-type="string">
            <text:p><text:s text:c="90"/>FUN_822e68b8:822e84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980:0004abe8(*)</text:p>
          </table:table-cell>
          <table:table-cell office:value-type="string" calcext:value-type="string">
            <text:p><text:s text:c="90"/>FUN_822e68b8:822e8b1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2</text:p>
          </table:table-cell>
          <table:table-cell office:value-type="string" calcext:value-type="string">
            <text:p><text:s text:c="90"/>FUN_822e68b8:822e91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WNA_STA_P1_0054fc43</text:p>
          </table:table-cell>
          <table:table-cell office:value-type="string" calcext:value-type="string">
            <text:p><text:s text:c="90"/>FUN_824f90d8:824f90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90(W),</text:p>
          </table:table-cell>
          <table:table-cell office:value-type="string" calcext:value-type="string">
            <text:p><text:s text:c="90"/>FUN_824fca40:824fcd0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444(*),</text:p>
          </table:table-cell>
          <table:table-cell office:value-type="string" calcext:value-type="string">
            <text:p><text:s text:c="90"/>Function_824FCDB0:824fcde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460(*)</text:p>
          </table:table-cell>
          <table:table-cell office:value-type="string" calcext:value-type="string">
            <text:p><text:s text:c="90"/>Function_824FCDB0:824fce04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3</text:p>
          </table:table-cell>
          <table:table-cell office:value-type="string" calcext:value-type="string">
            <text:p><text:s text:c="8"/>830201c9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UNT_STA_P1_0054fc44</text:p>
          </table:table-cell>
          <table:table-cell office:value-type="string" calcext:value-type="string">
            <text:p><text:s text:c="29"/>DAT_830201ca_P1 <text:s text:c="32"/>XREF[12]: <text:s text:c="3"/>FUN_8230a980:8230aee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98(W),</text:p>
          </table:table-cell>
          <table:table-cell office:value-type="string" calcext:value-type="string">
            <text:p><text:s text:c="90"/>FUN_8230b4f8:8230b5a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5d0:0001f5fc(R),</text:p>
          </table:table-cell>
          <table:table-cell office:value-type="string" calcext:value-type="string">
            <text:p><text:s text:c="90"/>FUN_823d1490:823d158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4d0:0002174c(R),</text:p>
          </table:table-cell>
          <table:table-cell office:value-type="string" calcext:value-type="string">
            <text:p><text:s text:c="90"/>FUN_823ea070:823ea10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c38(*),</text:p>
          </table:table-cell>
          <table:table-cell office:value-type="string" calcext:value-type="string">
            <text:p><text:s text:c="90"/>FUN_823ea18c:823ea4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d18(*),</text:p>
          </table:table-cell>
          <table:table-cell office:value-type="string" calcext:value-type="string">
            <text:p><text:s text:c="90"/>824ebcb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e4(*),</text:p>
          </table:table-cell>
          <table:table-cell office:value-type="string" calcext:value-type="string">
            <text:p><text:s text:c="90"/>FUN_824f32b8:824f33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f4(*),</text:p>
          </table:table-cell>
          <table:table-cell office:value-type="string" calcext:value-type="string">
            <text:p><text:s text:c="90"/>FUN_824f32b8:824f33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d48(*),</text:p>
          </table:table-cell>
          <table:table-cell office:value-type="string" calcext:value-type="string">
            <text:p><text:s text:c="90"/>Function_824F35C8:824f360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e20(*),</text:p>
          </table:table-cell>
          <table:table-cell office:value-type="string" calcext:value-type="string">
            <text:p><text:s text:c="90"/>Function_824F3648:824f368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ea0(*),</text:p>
          </table:table-cell>
          <table:table-cell office:value-type="string" calcext:value-type="string">
            <text:p><text:s text:c="90"/>FUN_824ffbc8:824fff3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f00(*),</text:p>
          </table:table-cell>
          <table:table-cell office:value-type="string" calcext:value-type="string">
            <text:p><text:s text:c="90"/>FUN_825021d4:82502210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030(R),</text:p>
          </table:table-cell>
          <table:table-cell office:value-type="string" calcext:value-type="string">
            <text:p><text:s text:c="8"/>830201ca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2a0:0002330c(R),</text:p>
          </table:table-cell>
          <table:table-cell office:value-type="string" calcext:value-type="string">
            <text:p><text:s text:c="29"/>THROW_FLAG_P1_830201cb <text:s text:c="25"/>XREF[8]: <text:s text:c="4"/>FUN_823d1490:823d158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b80:00023b9c(*),</text:p>
          </table:table-cell>
          <table:table-cell office:value-type="string" calcext:value-type="string">
            <text:p><text:s text:c="90"/>FUN_82408940:82408ad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710:00030940(*),</text:p>
          </table:table-cell>
          <table:table-cell office:value-type="string" calcext:value-type="string">
            <text:p><text:s text:c="90"/>FUN_82415038:824150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040:0003f040(R),</text:p>
          </table:table-cell>
          <table:table-cell office:value-type="string" calcext:value-type="string">
            <text:p><text:s text:c="90"/>FUN_82417400:8241743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480(*),</text:p>
          </table:table-cell>
          <table:table-cell office:value-type="string" calcext:value-type="string">
            <text:p><text:s text:c="90"/>FUN_82417400:824174b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88(*),</text:p>
          </table:table-cell>
          <table:table-cell office:value-type="string" calcext:value-type="string">
            <text:p><text:s text:c="90"/>FUN_82417400:824174c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4</text:p>
          </table:table-cell>
          <table:table-cell office:value-type="string" calcext:value-type="string">
            <text:p><text:s text:c="90"/>FUN_82417400:824174e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NG_OUT_P1_0054fc45</text:p>
          </table:table-cell>
          <table:table-cell office:value-type="string" calcext:value-type="string">
            <text:p><text:s text:c="90"/>FUN_824fd898:824fdce8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2a0:000232d8(R),</text:p>
          </table:table-cell>
          <table:table-cell office:value-type="string" calcext:value-type="string">
            <text:p><text:s text:c="8"/>830201cb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2a0:000232e8(R),</text:p>
          </table:table-cell>
          <table:table-cell office:value-type="string" calcext:value-type="string">
            <text:p><text:s text:c="29"/>BYTE_830201cc <text:s text:c="34"/>XREF[33]: <text:s text:c="3"/>FUN_823d1490:823d158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2a0:000232f0(W),</text:p>
          </table:table-cell>
          <table:table-cell office:value-type="string" calcext:value-type="string">
            <text:p><text:s text:c="90"/>FUN_823e87a8:823e88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750:000237f8(*),</text:p>
          </table:table-cell>
          <table:table-cell office:value-type="string" calcext:value-type="string">
            <text:p><text:s text:c="90"/>FUN_823e8d20:823e8e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e1c(R),</text:p>
          </table:table-cell>
          <table:table-cell office:value-type="string" calcext:value-type="string">
            <text:p><text:s text:c="90"/>FUN_82408940:8240899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e00:0002fe4c(R),</text:p>
          </table:table-cell>
          <table:table-cell office:value-type="string" calcext:value-type="string">
            <text:p><text:s text:c="90"/>FUN_82408940:82408a5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1f40:00031fb0(*),</text:p>
          </table:table-cell>
          <table:table-cell office:value-type="string" calcext:value-type="string">
            <text:p><text:s text:c="90"/>FUN_82408940:8240919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4c0f0(R)</text:p>
          </table:table-cell>
          <table:table-cell office:value-type="string" calcext:value-type="string">
            <text:p><text:s text:c="90"/>FUN_824e64a4:824e65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5</text:p>
          </table:table-cell>
          <table:table-cell office:value-type="string" calcext:value-type="string">
            <text:p><text:s text:c="90"/>FUN_824e64a4:824e65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K_HEIGHT_P1_0054fc46</text:p>
          </table:table-cell>
          <table:table-cell office:value-type="string" calcext:value-type="string">
            <text:p><text:s text:c="90"/>FUN_824e64a4:824e67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a8(W),</text:p>
          </table:table-cell>
          <table:table-cell office:value-type="string" calcext:value-type="string">
            <text:p><text:s text:c="90"/>FUN_824e6fc8:824e70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324(*),</text:p>
          </table:table-cell>
          <table:table-cell office:value-type="string" calcext:value-type="string">
            <text:p><text:s text:c="90"/>FUN_824e6fc8:824e71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350(*),</text:p>
          </table:table-cell>
          <table:table-cell office:value-type="string" calcext:value-type="string">
            <text:p><text:s text:c="90"/>FUN_824e6fc8:824e731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040:0002037c(*),</text:p>
          </table:table-cell>
          <table:table-cell office:value-type="string" calcext:value-type="string">
            <text:p><text:s text:c="90"/>FUN_824e6fc8:824e73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1cc0(*),</text:p>
          </table:table-cell>
          <table:table-cell office:value-type="string" calcext:value-type="string">
            <text:p><text:s text:c="90"/>FUN_824e6fc8:824e73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0b0(*),</text:p>
          </table:table-cell>
          <table:table-cell office:value-type="string" calcext:value-type="string">
            <text:p><text:s text:c="90"/>FUN_824e6fc8:824e73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2a4(*),</text:p>
          </table:table-cell>
          <table:table-cell office:value-type="string" calcext:value-type="string">
            <text:p><text:s text:c="90"/>FUN_824e6fc8:824e73a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b70:00022e90(*),</text:p>
          </table:table-cell>
          <table:table-cell office:value-type="string" calcext:value-type="string">
            <text:p><text:s text:c="90"/>FUN_824f04bc:824f050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de0(*),</text:p>
          </table:table-cell>
          <table:table-cell office:value-type="string" calcext:value-type="string">
            <text:p><text:s text:c="90"/>Function_824FCDB0:824fcdf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e94(*),</text:p>
          </table:table-cell>
          <table:table-cell office:value-type="string" calcext:value-type="string">
            <text:p><text:s text:c="90"/>Function_824FCDB0:824fce0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f720:0002fa50(R)</text:p>
          </table:table-cell>
          <table:table-cell office:value-type="string" calcext:value-type="string">
            <text:p><text:s text:c="90"/>FUN_824fd3d0:824fd5e8(R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6</text:p>
          </table:table-cell>
          <table:table-cell office:value-type="string" calcext:value-type="string">
            <text:p><text:s text:c="8"/>830201cc 00 <text:s text:c="13"/>db <text:s text:c="8"/>0h</text:p>
          </table:table-cell>
          <table:table-cell office:value-type="string" calcext:value-type="string">
            <text:p>HIG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<text:s text:c="29"/>GUARD_STA_P1_830201cd <text:s text:c="26"/>XREF[5]: <text:s text:c="4"/>FUN_822e02e0:822e110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3</text:p>
          </table:table-cell>
          <table:table-cell office:value-type="string" calcext:value-type="string">
            <text:p><text:s text:c="90"/>FUN_822e02e0:822e111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NG_HIT_P1_0054fc47</text:p>
          </table:table-cell>
          <table:table-cell office:value-type="string" calcext:value-type="string">
            <text:p><text:s text:c="90"/>FUN_823d1490:823d159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b0(W),</text:p>
          </table:table-cell>
          <table:table-cell office:value-type="string" calcext:value-type="string">
            <text:p><text:s text:c="90"/>Function_824F28A8:824f291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b4a0:0001b50c(*),</text:p>
          </table:table-cell>
          <table:table-cell office:value-type="string" calcext:value-type="string">
            <text:p><text:s text:c="90"/>FUN_825021d4:825024fc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04c(R),</text:p>
          </table:table-cell>
          <table:table-cell office:value-type="string" calcext:value-type="string">
            <text:p><text:s text:c="8"/>830201cd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360:00023380(*),</text:p>
          </table:table-cell>
          <table:table-cell office:value-type="string" calcext:value-type="string">
            <text:p><text:s text:c="29"/>JUMP_STA_P1_830201ce <text:s text:c="27"/>XREF[39]: <text:s text:c="3"/>FUN_823d1490:823d159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540:00023560(*),</text:p>
          </table:table-cell>
          <table:table-cell office:value-type="string" calcext:value-type="string">
            <text:p><text:s text:c="90"/>FUN_823fb7b0:823fc3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750:00023768(*),</text:p>
          </table:table-cell>
          <table:table-cell office:value-type="string" calcext:value-type="string">
            <text:p><text:s text:c="90"/>FUN_823fb7b0:823fc6f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0c0:0003f10c(*),</text:p>
          </table:table-cell>
          <table:table-cell office:value-type="string" calcext:value-type="string">
            <text:p><text:s text:c="90"/>FUN_823fb7b0:823fd78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0c0:0003f120(*),</text:p>
          </table:table-cell>
          <table:table-cell office:value-type="string" calcext:value-type="string">
            <text:p><text:s text:c="90"/>FUN_823fb7b0:823fd79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130:0003f1ec(*),</text:p>
          </table:table-cell>
          <table:table-cell office:value-type="string" calcext:value-type="string">
            <text:p><text:s text:c="90"/>FUN_824134c0:824135d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240:0003f3cc(*),</text:p>
          </table:table-cell>
          <table:table-cell office:value-type="string" calcext:value-type="string">
            <text:p><text:s text:c="90"/>FUN_824134c0:8241363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3e0:0003f448(*),</text:p>
          </table:table-cell>
          <table:table-cell office:value-type="string" calcext:value-type="string">
            <text:p><text:s text:c="90"/>FUN_824134c0:8241365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f3e0:0003f4a4(*)</text:p>
          </table:table-cell>
          <table:table-cell office:value-type="string" calcext:value-type="string">
            <text:p><text:s text:c="90"/>Function_82416590:824165e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7</text:p>
          </table:table-cell>
          <table:table-cell office:value-type="string" calcext:value-type="string">
            <text:p><text:s text:c="90"/>Function_82416590:824165f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<text:s text:c="90"/>FUN_824f2398:824f24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3</text:p>
          </table:table-cell>
          <table:table-cell office:value-type="string" calcext:value-type="string">
            <text:p><text:s text:c="90"/>FUN_824f6f58:824f710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4</text:p>
          </table:table-cell>
          <table:table-cell office:value-type="string" calcext:value-type="string">
            <text:p><text:s text:c="90"/>FUN_824fd898:824fd9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5</text:p>
          </table:table-cell>
          <table:table-cell office:value-type="string" calcext:value-type="string">
            <text:p><text:s text:c="90"/>FUN_824fd898:824fd9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6</text:p>
          </table:table-cell>
          <table:table-cell office:value-type="string" calcext:value-type="string">
            <text:p><text:s text:c="90"/>FUN_824fe3e8:824fe4d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YR_DISP_P1_0054fc48*</text:p>
          </table:table-cell>
          <table:table-cell office:value-type="string" calcext:value-type="string">
            <text:p><text:s text:c="90"/>FUN_824ff4c0:824ff54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b0(R),</text:p>
          </table:table-cell>
          <table:table-cell office:value-type="string" calcext:value-type="string">
            <text:p><text:s text:c="90"/>FUN_824ff4c0:824ff5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8f0:0001526c(W),</text:p>
          </table:table-cell>
          <table:table-cell office:value-type="string" calcext:value-type="string">
            <text:p><text:s text:c="90"/>FUN_824ff4c0:824ff6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188(W),</text:p>
          </table:table-cell>
          <table:table-cell office:value-type="string" calcext:value-type="string">
            <text:p><text:s text:c="90"/>FUN_824ff4c0:824ff6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1d0(W),</text:p>
          </table:table-cell>
          <table:table-cell office:value-type="string" calcext:value-type="string">
            <text:p><text:s text:c="90"/>FUN_82501f08:82501ff8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6fa0:00017258(W),</text:p>
          </table:table-cell>
          <table:table-cell office:value-type="string" calcext:value-type="string">
            <text:p><text:s text:c="8"/>830201ce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bc(W),</text:p>
          </table:table-cell>
          <table:table-cell office:value-type="string" calcext:value-type="string">
            <text:p><text:s text:c="29"/>JUMP_HIGH_P1_830201cf <text:s text:c="26"/>XREF[5]: <text:s text:c="4"/>FUN_823d1490:823d159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1c5d4(*),</text:p>
          </table:table-cell>
          <table:table-cell office:value-type="string" calcext:value-type="string">
            <text:p><text:s text:c="90"/>FUN_82414f08:82414f4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670(*),</text:p>
          </table:table-cell>
          <table:table-cell office:value-type="string" calcext:value-type="string">
            <text:p><text:s text:c="90"/>FUN_824f2398:824f251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690(*),</text:p>
          </table:table-cell>
          <table:table-cell office:value-type="string" calcext:value-type="string">
            <text:p><text:s text:c="90"/>FUN_824fd898:824fd9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738(*),</text:p>
          </table:table-cell>
          <table:table-cell office:value-type="string" calcext:value-type="string">
            <text:p><text:s text:c="90"/>FUN_824fd898:824fd9f0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740(*),</text:p>
          </table:table-cell>
          <table:table-cell office:value-type="string" calcext:value-type="string">
            <text:p><text:s text:c="8"/>830201cf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834(*),</text:p>
          </table:table-cell>
          <table:table-cell office:value-type="string" calcext:value-type="string">
            <text:p><text:s text:c="29"/>BYTE_830201d0 <text:s text:c="34"/>XREF[8]: <text:s text:c="4"/>FUN_823d1490:823d159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620:0001c8ac(*),</text:p>
          </table:table-cell>
          <table:table-cell office:value-type="string" calcext:value-type="string">
            <text:p><text:s text:c="90"/>FUN_82414f08:82414f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ba0(*),</text:p>
          </table:table-cell>
          <table:table-cell office:value-type="string" calcext:value-type="string">
            <text:p><text:s text:c="90"/>FUN_824f2398:824f251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b200:0004b218(*),</text:p>
          </table:table-cell>
          <table:table-cell office:value-type="string" calcext:value-type="string">
            <text:p><text:s text:c="90"/>FUN_824fd898:824fda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4df50(R),</text:p>
          </table:table-cell>
          <table:table-cell office:value-type="string" calcext:value-type="string">
            <text:p><text:s text:c="90"/>FUN_824fd898:824fda4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dfd0:0004dfd0(R),</text:p>
          </table:table-cell>
          <table:table-cell office:value-type="string" calcext:value-type="string">
            <text:p><text:s text:c="90"/>FUN_824fd898:824fda4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ff60:0004ff74(*),</text:p>
          </table:table-cell>
          <table:table-cell office:value-type="string" calcext:value-type="string">
            <text:p><text:s text:c="90"/>FUN_824fe3e8:824fe5c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8</text:p>
          </table:table-cell>
          <table:table-cell office:value-type="string" calcext:value-type="string">
            <text:p><text:s text:c="90"/>FUN_824fe3e8:824fe5e0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NGERFLG_P1_0054fc49</text:p>
          </table:table-cell>
          <table:table-cell office:value-type="string" calcext:value-type="string">
            <text:p><text:s text:c="8"/>830201d0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9230:0001925c(W),</text:p>
          </table:table-cell>
          <table:table-cell office:value-type="string" calcext:value-type="string">
            <text:p><text:s text:c="29"/>BYTE_830201d1 <text:s text:c="34"/>XREF[26]: <text:s text:c="3"/>FUN_822e33b0:822e34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aba0:0001ac1c(*),</text:p>
          </table:table-cell>
          <table:table-cell office:value-type="string" calcext:value-type="string">
            <text:p><text:s text:c="90"/>FUN_823d1490:823d15a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b2b0:0001b30c(W),</text:p>
          </table:table-cell>
          <table:table-cell office:value-type="string" calcext:value-type="string">
            <text:p><text:s text:c="90"/>FUN_823fb7b0:823fc6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1c5b0(*),</text:p>
          </table:table-cell>
          <table:table-cell office:value-type="string" calcext:value-type="string">
            <text:p><text:s text:c="90"/>FUN_82414618:824146a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8d0:0001c928(*),</text:p>
          </table:table-cell>
          <table:table-cell office:value-type="string" calcext:value-type="string">
            <text:p><text:s text:c="90"/>FUN_82414618:8241479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8d0:0001c964(*),</text:p>
          </table:table-cell>
          <table:table-cell office:value-type="string" calcext:value-type="string">
            <text:p><text:s text:c="90"/>FUN_824e73b8:824e746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ca80:0001cc30(W),</text:p>
          </table:table-cell>
          <table:table-cell office:value-type="string" calcext:value-type="string">
            <text:p><text:s text:c="90"/>FUN_824e73b8:824e75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1f860(W),</text:p>
          </table:table-cell>
          <table:table-cell office:value-type="string" calcext:value-type="string">
            <text:p><text:s text:c="90"/>FUN_824e73b8:824e758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ea0:0001fea8(W),</text:p>
          </table:table-cell>
          <table:table-cell office:value-type="string" calcext:value-type="string">
            <text:p><text:s text:c="90"/>FUN_824ec398:824ec40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908(*),</text:p>
          </table:table-cell>
          <table:table-cell office:value-type="string" calcext:value-type="string">
            <text:p><text:s text:c="90"/>FUN_824ec398:824ec48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84(*),</text:p>
          </table:table-cell>
          <table:table-cell office:value-type="string" calcext:value-type="string">
            <text:p><text:s text:c="90"/>FUN_824eda48:824edee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158(W),</text:p>
          </table:table-cell>
          <table:table-cell office:value-type="string" calcext:value-type="string">
            <text:p><text:s text:c="90"/>Function_824EE958:824eeba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1ec(W),</text:p>
          </table:table-cell>
          <table:table-cell office:value-type="string" calcext:value-type="string">
            <text:p><text:s text:c="90"/>FUN_824f0cb8:824f11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5870:00045b64(*),</text:p>
          </table:table-cell>
          <table:table-cell office:value-type="string" calcext:value-type="string">
            <text:p><text:s text:c="90"/>FUN_824f68d8:824f691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d80:0004af44(*),</text:p>
          </table:table-cell>
          <table:table-cell office:value-type="string" calcext:value-type="string">
            <text:p><text:s text:c="90"/>FUN_824f68d8:824f69a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fa0:0004b128(*),</text:p>
          </table:table-cell>
          <table:table-cell office:value-type="string" calcext:value-type="string">
            <text:p><text:s text:c="90"/>FUN_824f68d8:824f69e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1ff0:00072014(R),</text:p>
          </table:table-cell>
          <table:table-cell office:value-type="string" calcext:value-type="string">
            <text:p><text:s text:c="90"/>FUN_824fe8f8:824febe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5df0:00075df0(*),</text:p>
          </table:table-cell>
          <table:table-cell office:value-type="string" calcext:value-type="string">
            <text:p><text:s text:c="90"/>FUN_825032c0:825035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5df0:00075df8(R),</text:p>
          </table:table-cell>
          <table:table-cell office:value-type="string" calcext:value-type="string">
            <text:p><text:s text:c="90"/>FUN_825032c0:825035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9</text:p>
          </table:table-cell>
          <table:table-cell office:value-type="string" calcext:value-type="string">
            <text:p><text:s text:c="90"/>FUN_825032c0:82503588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R_AJST_P1_0054fc4a</text:p>
          </table:table-cell>
          <table:table-cell office:value-type="string" calcext:value-type="string">
            <text:p><text:s text:c="8"/>830201d1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cc(W),</text:p>
          </table:table-cell>
          <table:table-cell office:value-type="string" calcext:value-type="string">
            <text:p><text:s text:c="29"/>BYTE_830201d2 <text:s text:c="34"/>XREF[32]: <text:s text:c="3"/>FUN_823d1490:823d15a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520:0002459c(R),</text:p>
          </table:table-cell>
          <table:table-cell office:value-type="string" calcext:value-type="string">
            <text:p><text:s text:c="90"/>FUN_82412f5c:82412fd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1d50:00041de8(*),</text:p>
          </table:table-cell>
          <table:table-cell office:value-type="string" calcext:value-type="string">
            <text:p><text:s text:c="90"/>FUN_82413254:824132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422e8(*),</text:p>
          </table:table-cell>
          <table:table-cell office:value-type="string" calcext:value-type="string">
            <text:p><text:s text:c="90"/>FUN_824134c0:824136a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8d0(*),</text:p>
          </table:table-cell>
          <table:table-cell office:value-type="string" calcext:value-type="string">
            <text:p><text:s text:c="90"/>FUN_824134c0:8241392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a980:0004ac1c(*)</text:p>
          </table:table-cell>
          <table:table-cell office:value-type="string" calcext:value-type="string">
            <text:p><text:s text:c="90"/>FUN_82414cc0:82414e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a</text:p>
          </table:table-cell>
          <table:table-cell office:value-type="string" calcext:value-type="string">
            <text:p><text:s text:c="90"/>FUN_82414cc0:82414ee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MAGE_NUM_P1_0054fc4b</text:p>
          </table:table-cell>
          <table:table-cell office:value-type="string" calcext:value-type="string">
            <text:p><text:s text:c="90"/>FUN_824161b8:8241631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d4(W),</text:p>
          </table:table-cell>
          <table:table-cell office:value-type="string" calcext:value-type="string">
            <text:p><text:s text:c="90"/>Function_82416590:824165c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9ec(*),</text:p>
          </table:table-cell>
          <table:table-cell office:value-type="string" calcext:value-type="string">
            <text:p><text:s text:c="90"/>FUN_824e52d8:824e537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9f4(*),</text:p>
          </table:table-cell>
          <table:table-cell office:value-type="string" calcext:value-type="string">
            <text:p><text:s text:c="90"/>FUN_824ea230:824ea2d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140(R),</text:p>
          </table:table-cell>
          <table:table-cell office:value-type="string" calcext:value-type="string">
            <text:p><text:s text:c="90"/>FUN_824ea230:824ea32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148(R),</text:p>
          </table:table-cell>
          <table:table-cell office:value-type="string" calcext:value-type="string">
            <text:p><text:s text:c="90"/>FUN_824ea230:824ea3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824(R),</text:p>
          </table:table-cell>
          <table:table-cell office:value-type="string" calcext:value-type="string">
            <text:p><text:s text:c="90"/>FUN_824ea230:824ea6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82c(R),</text:p>
          </table:table-cell>
          <table:table-cell office:value-type="string" calcext:value-type="string">
            <text:p><text:s text:c="90"/>FUN_824f09b8:824f0a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3800:00023848(W),</text:p>
          </table:table-cell>
          <table:table-cell office:value-type="string" calcext:value-type="string">
            <text:p><text:s text:c="90"/>FUN_824f09b8:824f0a6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cb0:00043210(*),</text:p>
          </table:table-cell>
          <table:table-cell office:value-type="string" calcext:value-type="string">
            <text:p><text:s text:c="90"/>FUN_82502c60:82502d1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40d0:00044184(*)</text:p>
          </table:table-cell>
          <table:table-cell office:value-type="string" calcext:value-type="string">
            <text:p><text:s text:c="90"/>FUN_825032c0:825034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b</text:p>
          </table:table-cell>
          <table:table-cell office:value-type="string" calcext:value-type="string">
            <text:p><text:s text:c="90"/>FUN_825032c0:8250353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DE_SPIN_P1_0054fc4c</text:p>
          </table:table-cell>
          <table:table-cell office:value-type="string" calcext:value-type="string">
            <text:p><text:s text:c="90"/>FUN_82504918:82504c2c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60(R),</text:p>
          </table:table-cell>
          <table:table-cell office:value-type="string" calcext:value-type="string">
            <text:p><text:s text:c="8"/>830201d2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b0(R),</text:p>
          </table:table-cell>
          <table:table-cell office:value-type="string" calcext:value-type="string">
            <text:p><text:s text:c="29"/>BYTE_830201d3 <text:s text:c="34"/>XREF[4]: <text:s text:c="4"/>FUN_823d1490:823d15a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dc(W),</text:p>
          </table:table-cell>
          <table:table-cell office:value-type="string" calcext:value-type="string">
            <text:p><text:s text:c="90"/>FUN_823ea18c:823ea4e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24(*),</text:p>
          </table:table-cell>
          <table:table-cell office:value-type="string" calcext:value-type="string">
            <text:p><text:s text:c="90"/>FUN_823ea18c:823ea4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2d0:00021350(*)</text:p>
          </table:table-cell>
          <table:table-cell office:value-type="string" calcext:value-type="string">
            <text:p><text:s text:c="90"/>FUN_825032c0:82503344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c</text:p>
          </table:table-cell>
          <table:table-cell office:value-type="string" calcext:value-type="string">
            <text:p><text:s text:c="8"/>830201d3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_GRASP_P1_0054fc4d</text:p>
          </table:table-cell>
          <table:table-cell office:value-type="string" calcext:value-type="string">
            <text:p><text:s text:c="29"/>BYTE_830201d4 <text:s text:c="34"/>XREF[15]: <text:s text:c="3"/>FUN_823d1490:823d15a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d50:00024ea4(*)</text:p>
          </table:table-cell>
          <table:table-cell office:value-type="string" calcext:value-type="string">
            <text:p><text:s text:c="90"/>FUN_823f9978:823f9a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d</text:p>
          </table:table-cell>
          <table:table-cell office:value-type="string" calcext:value-type="string">
            <text:p><text:s text:c="90"/>FUN_82407e40:82407e84(W), 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un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5</text:p>
          </table:table-cell>
          <table:table-cell office:value-type="string" calcext:value-type="string">
            <text:p><text:s text:c="90"/>FUN_824fd898:824fdb4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6</text:p>
          </table:table-cell>
          <table:table-cell office:value-type="string" calcext:value-type="string">
            <text:p><text:s text:c="90"/>FUN_824fd898:824fdb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7</text:p>
          </table:table-cell>
          <table:table-cell office:value-type="string" calcext:value-type="string">
            <text:p><text:s text:c="90"/>FUN_824fed48:824fed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8</text:p>
          </table:table-cell>
          <table:table-cell office:value-type="string" calcext:value-type="string">
            <text:p><text:s text:c="90"/>FUN_824fed48:824fee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9</text:p>
          </table:table-cell>
          <table:table-cell office:value-type="string" calcext:value-type="string">
            <text:p><text:s text:c="90"/>FUN_824fef70:824ff0a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RPLSLIP_P1_0054fc4e</text:p>
          </table:table-cell>
          <table:table-cell office:value-type="string" calcext:value-type="string">
            <text:p><text:s text:c="90"/>FUN_824fef70:824ff3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1f924(*),</text:p>
          </table:table-cell>
          <table:table-cell office:value-type="string" calcext:value-type="string">
            <text:p><text:s text:c="90"/>FUN_824ff4c0:824ff4f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86c(*),</text:p>
          </table:table-cell>
          <table:table-cell office:value-type="string" calcext:value-type="string">
            <text:p><text:s text:c="90"/>FUN_82500308:825006e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874(*),</text:p>
          </table:table-cell>
          <table:table-cell office:value-type="string" calcext:value-type="string">
            <text:p><text:s text:c="90"/>FUN_825057d8:82505a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89c(*),</text:p>
          </table:table-cell>
          <table:table-cell office:value-type="string" calcext:value-type="string">
            <text:p><text:s text:c="90"/>FUN_825057d8:82505a6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8a4(*),</text:p>
          </table:table-cell>
          <table:table-cell office:value-type="string" calcext:value-type="string">
            <text:p><text:s text:c="90"/>FUN_825057d8:82505a7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8dc(*),</text:p>
          </table:table-cell>
          <table:table-cell office:value-type="string" calcext:value-type="string">
            <text:p><text:s text:c="90"/>FUN_82505e48:82505ff8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8f0(*),</text:p>
          </table:table-cell>
          <table:table-cell office:value-type="string" calcext:value-type="string">
            <text:p><text:s text:c="8"/>830201d4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26058(*)</text:p>
          </table:table-cell>
          <table:table-cell office:value-type="string" calcext:value-type="string">
            <text:p><text:s text:c="29"/>BYTE_830201d5 <text:s text:c="34"/>XREF[7]: <text:s text:c="4"/>FUN_823d1490:823d15b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e</text:p>
          </table:table-cell>
          <table:table-cell office:value-type="string" calcext:value-type="string">
            <text:p><text:s text:c="90"/>FUN_823f9978:823f9a2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T_HITST_P1_0054fc4f</text:p>
          </table:table-cell>
          <table:table-cell office:value-type="string" calcext:value-type="string">
            <text:p><text:s text:c="90"/>FUN_823fb7b0:823fc55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ea0:0001feb8(W),</text:p>
          </table:table-cell>
          <table:table-cell office:value-type="string" calcext:value-type="string">
            <text:p><text:s text:c="90"/>FUN_82407e40:82407ea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48(*),</text:p>
          </table:table-cell>
          <table:table-cell office:value-type="string" calcext:value-type="string">
            <text:p><text:s text:c="90"/>FUN_824f2ff8:824f30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760:00022914(*),</text:p>
          </table:table-cell>
          <table:table-cell office:value-type="string" calcext:value-type="string">
            <text:p><text:s text:c="90"/>FUN_824f32b8:824f330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25fd8(*)</text:p>
          </table:table-cell>
          <table:table-cell office:value-type="string" calcext:value-type="string">
            <text:p><text:s text:c="90"/>FUN_824f32b8:824f3360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4f</text:p>
          </table:table-cell>
          <table:table-cell office:value-type="string" calcext:value-type="string">
            <text:p><text:s text:c="8"/>830201d5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KEMI_FLG_P1_0054fc50</text:p>
          </table:table-cell>
          <table:table-cell office:value-type="string" calcext:value-type="string">
            <text:p><text:s text:c="29"/>BYTE_830201d6 <text:s text:c="34"/>XREF[9]: <text:s text:c="4"/>FUN_822f43d0:822f43e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70(R),</text:p>
          </table:table-cell>
          <table:table-cell office:value-type="string" calcext:value-type="string">
            <text:p><text:s text:c="90"/>FUN_822f5748:822f5ac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c0(R),</text:p>
          </table:table-cell>
          <table:table-cell office:value-type="string" calcext:value-type="string">
            <text:p><text:s text:c="90"/>FUN_823d1490:823d15b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bf4(W),</text:p>
          </table:table-cell>
          <table:table-cell office:value-type="string" calcext:value-type="string">
            <text:p><text:s text:c="90"/>FUN_823f9978:823f9a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7f0:00020a00(*),</text:p>
          </table:table-cell>
          <table:table-cell office:value-type="string" calcext:value-type="string">
            <text:p><text:s text:c="90"/>FUN_823f9978:823f9af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e54(*),</text:p>
          </table:table-cell>
          <table:table-cell office:value-type="string" calcext:value-type="string">
            <text:p><text:s text:c="90"/>FUN_823fb7b0:823fc56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4c(*),</text:p>
          </table:table-cell>
          <table:table-cell office:value-type="string" calcext:value-type="string">
            <text:p><text:s text:c="90"/>FUN_823fb7b0:823fc5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5c(*),</text:p>
          </table:table-cell>
          <table:table-cell office:value-type="string" calcext:value-type="string">
            <text:p><text:s text:c="90"/>FUN_824e34d8:824e35f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40(*)</text:p>
          </table:table-cell>
          <table:table-cell office:value-type="string" calcext:value-type="string">
            <text:p><text:s text:c="90"/>FUN_824f4fc8:824f4ff8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0</text:p>
          </table:table-cell>
          <table:table-cell office:value-type="string" calcext:value-type="string">
            <text:p><text:s text:c="8"/>830201d6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NGERSET_P1_0054fc51</text:p>
          </table:table-cell>
          <table:table-cell office:value-type="string" calcext:value-type="string">
            <text:p><text:s text:c="29"/>BYTE_830201d7 <text:s text:c="34"/>XREF[42]: <text:s text:c="3"/>FUN_822e02e0:822e0f1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028(R),</text:p>
          </table:table-cell>
          <table:table-cell office:value-type="string" calcext:value-type="string">
            <text:p><text:s text:c="90"/>FUN_822e02e0:822e14c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078(W),</text:p>
          </table:table-cell>
          <table:table-cell office:value-type="string" calcext:value-type="string">
            <text:p><text:s text:c="90"/>FUN_822e33b0:822e33e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fc0:00023284(W)</text:p>
          </table:table-cell>
          <table:table-cell office:value-type="string" calcext:value-type="string">
            <text:p><text:s text:c="90"/>FUN_823d1490:823d15b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1</text:p>
          </table:table-cell>
          <table:table-cell office:value-type="string" calcext:value-type="string">
            <text:p><text:s text:c="90"/>FUN_823e87a8:823e882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O_FLG_P1_0054fc52</text:p>
          </table:table-cell>
          <table:table-cell office:value-type="string" calcext:value-type="string">
            <text:p><text:s text:c="90"/>FUN_823e8d20:823e8e6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ede4(R),</text:p>
          </table:table-cell>
          <table:table-cell office:value-type="string" calcext:value-type="string">
            <text:p><text:s text:c="90"/>FUN_823f9978:823f9a3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ee70(R),</text:p>
          </table:table-cell>
          <table:table-cell office:value-type="string" calcext:value-type="string">
            <text:p><text:s text:c="90"/>FUN_823fb7b0:823fc59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ea0:0001ff38(W),</text:p>
          </table:table-cell>
          <table:table-cell office:value-type="string" calcext:value-type="string">
            <text:p><text:s text:c="90"/>FUN_824f2398:824f23b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50(*),</text:p>
          </table:table-cell>
          <table:table-cell office:value-type="string" calcext:value-type="string">
            <text:p><text:s text:c="90"/>FUN_824f25b8:824f25e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9c(*),</text:p>
          </table:table-cell>
          <table:table-cell office:value-type="string" calcext:value-type="string">
            <text:p><text:s text:c="90"/>FUN_824f4cf8:824f4d8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4c(*),</text:p>
          </table:table-cell>
          <table:table-cell office:value-type="string" calcext:value-type="string">
            <text:p><text:s text:c="90"/>FUN_824f6a40:824f6af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30(*),</text:p>
          </table:table-cell>
          <table:table-cell office:value-type="string" calcext:value-type="string">
            <text:p><text:s text:c="90"/>FUN_824f8078:824f855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75d0:00037614(R),</text:p>
          </table:table-cell>
          <table:table-cell office:value-type="string" calcext:value-type="string">
            <text:p><text:s text:c="90"/>FUN_824fd3d0:824fd5b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75d0:000376b0(R)</text:p>
          </table:table-cell>
          <table:table-cell office:value-type="string" calcext:value-type="string">
            <text:p><text:s text:c="90"/>FUN_824fe8f8:824fec8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2</text:p>
          </table:table-cell>
          <table:table-cell office:value-type="string" calcext:value-type="string">
            <text:p><text:s text:c="90"/>FUN_82500828:82500e1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O_CNT_P1_0054fc53</text:p>
          </table:table-cell>
          <table:table-cell office:value-type="string" calcext:value-type="string">
            <text:p><text:s text:c="90"/>FUN_82500e70:8250127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c0c(W),</text:p>
          </table:table-cell>
          <table:table-cell office:value-type="string" calcext:value-type="string">
            <text:p><text:s text:c="90"/>FUN_82501f08:82501f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edf0(R),</text:p>
          </table:table-cell>
          <table:table-cell office:value-type="string" calcext:value-type="string">
            <text:p><text:s text:c="90"/>FUN_825021d4:8250245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ee28(R),</text:p>
          </table:table-cell>
          <table:table-cell office:value-type="string" calcext:value-type="string">
            <text:p><text:s text:c="90"/>FUN_825057d8:82505884(*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78(*),</text:p>
          </table:table-cell>
          <table:table-cell office:value-type="string" calcext:value-type="string">
            <text:p><text:s text:c="8"/>830201d7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80(*),</text:p>
          </table:table-cell>
          <table:table-cell office:value-type="string" calcext:value-type="string">
            <text:p><text:s text:c="29"/>ATK_HEIGHT_P1_830201d8 <text:s text:c="25"/>XREF[16]: <text:s text:c="3"/>FUN_823d1490:823d15c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88(*),</text:p>
          </table:table-cell>
          <table:table-cell office:value-type="string" calcext:value-type="string">
            <text:p><text:s text:c="90"/>FUN_82418738:8241879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a0(*),</text:p>
          </table:table-cell>
          <table:table-cell office:value-type="string" calcext:value-type="string">
            <text:p><text:s text:c="90"/>FUN_824f0690:824f06d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50(*),</text:p>
          </table:table-cell>
          <table:table-cell office:value-type="string" calcext:value-type="string">
            <text:p><text:s text:c="90"/>FUN_824f0690:824f076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34(*),</text:p>
          </table:table-cell>
          <table:table-cell office:value-type="string" calcext:value-type="string">
            <text:p><text:s text:c="90"/>FUN_824f3710:824f378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75d0:00037620(R),</text:p>
          </table:table-cell>
          <table:table-cell office:value-type="string" calcext:value-type="string">
            <text:p><text:s text:c="90"/>FUN_824f3710:824f37c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75d0:00037644(R),</text:p>
          </table:table-cell>
          <table:table-cell office:value-type="string" calcext:value-type="string">
            <text:p><text:s text:c="90"/>FUN_824f39d8:824f3a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75d0:00037670(R)</text:p>
          </table:table-cell>
          <table:table-cell office:value-type="string" calcext:value-type="string">
            <text:p><text:s text:c="90"/>FUN_824fd898:824fdd9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3</text:p>
          </table:table-cell>
          <table:table-cell office:value-type="string" calcext:value-type="string">
            <text:p><text:s text:c="90"/>FUN_824fd898:824fddd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MB_START_P1_0054fc54</text:p>
          </table:table-cell>
          <table:table-cell office:value-type="string" calcext:value-type="string">
            <text:p><text:s text:c="90"/>FUN_824fd898:824fde1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c70(R),</text:p>
          </table:table-cell>
          <table:table-cell office:value-type="string" calcext:value-type="string">
            <text:p><text:s text:c="90"/>FUN_824fd898:824fe12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003dc0(R),</text:p>
          </table:table-cell>
          <table:table-cell office:value-type="string" calcext:value-type="string">
            <text:p><text:s text:c="90"/>FUN_824fd898:824fe2f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c14(W),</text:p>
          </table:table-cell>
          <table:table-cell office:value-type="string" calcext:value-type="string">
            <text:p><text:s text:c="90"/>FUN_82501f08:8250200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ed90:0001edb0(R),</text:p>
          </table:table-cell>
          <table:table-cell office:value-type="string" calcext:value-type="string">
            <text:p><text:s text:c="90"/>FUN_825021d4:825022e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ea0:0001fec8(W),</text:p>
          </table:table-cell>
          <table:table-cell office:value-type="string" calcext:value-type="string">
            <text:p><text:s text:c="90"/>FUN_825021d4:825025a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70(*),</text:p>
          </table:table-cell>
          <table:table-cell office:value-type="string" calcext:value-type="string">
            <text:p><text:s text:c="90"/>FUN_825021d4:825026dc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1bc0:00022594(*),</text:p>
          </table:table-cell>
          <table:table-cell office:value-type="string" calcext:value-type="string">
            <text:p><text:s text:c="8"/>830201d8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29f0:00022b48(*),</text:p>
          </table:table-cell>
          <table:table-cell office:value-type="string" calcext:value-type="string">
            <text:p><text:s text:c="29"/>WORD_830201da <text:s text:c="34"/>XREF[3]: <text:s text:c="4"/>FUN_824fca40:824fcd1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4030:0002412c(*)</text:p>
          </table:table-cell>
          <table:table-cell office:value-type="string" calcext:value-type="string">
            <text:p><text:s text:c="90"/>Function_824FCDB0:824fcde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4</text:p>
          </table:table-cell>
          <table:table-cell office:value-type="string" calcext:value-type="string">
            <text:p><text:s text:c="90"/>Function_824FCDB0:824fce00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CELUSE_P1_0054fc55</text:p>
          </table:table-cell>
          <table:table-cell office:value-type="string" calcext:value-type="string">
            <text:p><text:s text:c="8"/>830201da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c1c(W),</text:p>
          </table:table-cell>
          <table:table-cell office:value-type="string" calcext:value-type="string">
            <text:p><text:s text:c="29"/>BYTE_830201dc <text:s text:c="34"/>XREF[46]: <text:s text:c="3"/>FUN_82300790:8230080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ea0:0001fed8(W),</text:p>
          </table:table-cell>
          <table:table-cell office:value-type="string" calcext:value-type="string">
            <text:p><text:s text:c="90"/>FUN_823d1490:823d15b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b40:00020be8(*),</text:p>
          </table:table-cell>
          <table:table-cell office:value-type="string" calcext:value-type="string">
            <text:p><text:s text:c="90"/>FUN_823e87a8:823e88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0cb0:00020d30(*),</text:p>
          </table:table-cell>
          <table:table-cell office:value-type="string" calcext:value-type="string">
            <text:p><text:s text:c="90"/>FUN_823e8d20:823e8e5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42940:00042b04(*)</text:p>
          </table:table-cell>
          <table:table-cell office:value-type="string" calcext:value-type="string">
            <text:p><text:s text:c="90"/>FUN_824134c0:8241355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5</text:p>
          </table:table-cell>
          <table:table-cell office:value-type="string" calcext:value-type="string">
            <text:p><text:s text:c="90"/>FUN_824134c0:8241359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6</text:p>
          </table:table-cell>
          <table:table-cell office:value-type="string" calcext:value-type="string">
            <text:p><text:s text:c="90"/>FUN_82413a98:82413aa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7</text:p>
          </table:table-cell>
          <table:table-cell office:value-type="string" calcext:value-type="string">
            <text:p><text:s text:c="90"/>FUN_82413a98:82413a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N_COM_P2_0054fc58*</text:p>
          </table:table-cell>
          <table:table-cell office:value-type="string" calcext:value-type="string">
            <text:p><text:s text:c="90"/>FUN_82415c8c:82415e0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25c(R),</text:p>
          </table:table-cell>
          <table:table-cell office:value-type="string" calcext:value-type="string">
            <text:p><text:s text:c="90"/>FUN_824161b8:824162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2b4(R),</text:p>
          </table:table-cell>
          <table:table-cell office:value-type="string" calcext:value-type="string">
            <text:p><text:s text:c="90"/>FUN_82416370:824163a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340(R),</text:p>
          </table:table-cell>
          <table:table-cell office:value-type="string" calcext:value-type="string">
            <text:p><text:s text:c="90"/>FUN_824164b0:824164c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3a8(R),</text:p>
          </table:table-cell>
          <table:table-cell office:value-type="string" calcext:value-type="string">
            <text:p><text:s text:c="90"/>FUN_824164b0:824164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404(R),</text:p>
          </table:table-cell>
          <table:table-cell office:value-type="string" calcext:value-type="string">
            <text:p><text:s text:c="90"/>Function_82416590:8241661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03010:00003454(R),</text:p>
          </table:table-cell>
          <table:table-cell office:value-type="string" calcext:value-type="string">
            <text:p><text:s text:c="90"/>Function_82416590:8241661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4d0(R),</text:p>
          </table:table-cell>
          <table:table-cell office:value-type="string" calcext:value-type="string">
            <text:p><text:s text:c="90"/>Function_82416590:8241662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4f0(R),</text:p>
          </table:table-cell>
          <table:table-cell office:value-type="string" calcext:value-type="string">
            <text:p><text:s text:c="90"/>FUN_82416c90:82416c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508(R),</text:p>
          </table:table-cell>
          <table:table-cell office:value-type="string" calcext:value-type="string">
            <text:p><text:s text:c="90"/>FUN_82417400:8241746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ae0(R),</text:p>
          </table:table-cell>
          <table:table-cell office:value-type="string" calcext:value-type="string">
            <text:p><text:s text:c="90"/>FUN_82417b78:82417c7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a8(R),</text:p>
          </table:table-cell>
          <table:table-cell office:value-type="string" calcext:value-type="string">
            <text:p><text:s text:c="90"/>FUN_824f8078:824f84f4(W), [more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54(R),</text:p>
          </table:table-cell>
          <table:table-cell office:value-type="string" calcext:value-type="string">
            <text:p><text:s text:c="8"/>830201dc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e94(R),</text:p>
          </table:table-cell>
          <table:table-cell office:value-type="string" calcext:value-type="string">
            <text:p><text:s text:c="29"/>BYTE_830201dd <text:s text:c="34"/>XREF[9]: <text:s text:c="4"/>FUN_823d1490:823d15c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ec4(R),</text:p>
          </table:table-cell>
          <table:table-cell office:value-type="string" calcext:value-type="string">
            <text:p><text:s text:c="90"/>FUN_823e87a8:823e88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ee8(R),</text:p>
          </table:table-cell>
          <table:table-cell office:value-type="string" calcext:value-type="string">
            <text:p><text:s text:c="90"/>FUN_823e8d20:823e8e4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ff4(R),</text:p>
          </table:table-cell>
          <table:table-cell office:value-type="string" calcext:value-type="string">
            <text:p><text:s text:c="90"/>FUN_82408940:8240911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6060(R),</text:p>
          </table:table-cell>
          <table:table-cell office:value-type="string" calcext:value-type="string">
            <text:p><text:s text:c="90"/>FUN_824e2db0:824e2f4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6128(R),</text:p>
          </table:table-cell>
          <table:table-cell office:value-type="string" calcext:value-type="string">
            <text:p><text:s text:c="90"/>FUN_824e42b0:824e4370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6228(R),</text:p>
          </table:table-cell>
          <table:table-cell office:value-type="string" calcext:value-type="string">
            <text:p><text:s text:c="90"/>FUN_824e8008:824e805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8</text:p>
          </table:table-cell>
          <table:table-cell office:value-type="string" calcext:value-type="string">
            <text:p><text:s text:c="90"/>FUN_824fe8f8:824fec9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_NUM_P2_0054fc59*</text:p>
          </table:table-cell>
          <table:table-cell office:value-type="string" calcext:value-type="string">
            <text:p><text:s text:c="90"/>FUN_824fef70:824ff1d8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3db0:00013e20(R),</text:p>
          </table:table-cell>
          <table:table-cell office:value-type="string" calcext:value-type="string">
            <text:p><text:s text:c="8"/>830201dd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77c(W),</text:p>
          </table:table-cell>
          <table:table-cell office:value-type="string" calcext:value-type="string">
            <text:p><text:s text:c="29"/>BYTE_830201de <text:s text:c="34"/>XREF[9]: <text:s text:c="4"/>FUN_823d1490:823d15c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780(R),</text:p>
          </table:table-cell>
          <table:table-cell office:value-type="string" calcext:value-type="string">
            <text:p><text:s text:c="90"/>FUN_824e2db0:824e308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af0(R),</text:p>
          </table:table-cell>
          <table:table-cell office:value-type="string" calcext:value-type="string">
            <text:p><text:s text:c="90"/>FUN_824e2db0:824e30a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bb8(R),</text:p>
          </table:table-cell>
          <table:table-cell office:value-type="string" calcext:value-type="string">
            <text:p><text:s text:c="90"/>FUN_824e2db0:824e30f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c64(R),</text:p>
          </table:table-cell>
          <table:table-cell office:value-type="string" calcext:value-type="string">
            <text:p><text:s text:c="90"/>FUN_824e2db0:824e31f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79a0:00017ce0(R),</text:p>
          </table:table-cell>
          <table:table-cell office:value-type="string" calcext:value-type="string">
            <text:p><text:s text:c="90"/>FUN_824fca40:824fcb8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2cc(W),</text:p>
          </table:table-cell>
          <table:table-cell office:value-type="string" calcext:value-type="string">
            <text:p><text:s text:c="90"/>FUN_824fd3d0:824fd48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374(W),</text:p>
          </table:table-cell>
          <table:table-cell office:value-type="string" calcext:value-type="string">
            <text:p><text:s text:c="90"/>FUN_824fe8f8:824feb4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3d0(R),</text:p>
          </table:table-cell>
          <table:table-cell office:value-type="string" calcext:value-type="string">
            <text:p><text:s text:c="90"/>FUN_824fef70:824ff0dc(*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a20:00018c24(R),</text:p>
          </table:table-cell>
          <table:table-cell office:value-type="string" calcext:value-type="string">
            <text:p><text:s text:c="8"/>830201de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ce0(R),</text:p>
          </table:table-cell>
          <table:table-cell office:value-type="string" calcext:value-type="string">
            <text:p><text:s text:c="29"/>BYTE_830201df <text:s text:c="34"/>XREF[5]: <text:s text:c="4"/>FUN_823d1490:823d15c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fb80:0001fcf8(R),</text:p>
          </table:table-cell>
          <table:table-cell office:value-type="string" calcext:value-type="string">
            <text:p><text:s text:c="90"/>FUN_823fb7b0:823fc8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500:00025534(R),</text:p>
          </table:table-cell>
          <table:table-cell office:value-type="string" calcext:value-type="string">
            <text:p><text:s text:c="90"/>FUN_82402a08:82402ad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500:00025560(R),</text:p>
          </table:table-cell>
          <table:table-cell office:value-type="string" calcext:value-type="string">
            <text:p><text:s text:c="90"/>FUN_82407e40:82407efc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25500:00025594(R),</text:p>
          </table:table-cell>
          <table:table-cell office:value-type="string" calcext:value-type="string">
            <text:p><text:s text:c="90"/>FUN_824eda48:824edcd4(R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3d0:00030578(R),</text:p>
          </table:table-cell>
          <table:table-cell office:value-type="string" calcext:value-type="string">
            <text:p><text:s text:c="8"/>830201df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303d0:000305b4(R),</text:p>
          </table:table-cell>
          <table:table-cell office:value-type="string" calcext:value-type="string">
            <text:p><text:s text:c="29"/>BYTE_830201e0 <text:s text:c="34"/>XREF[12]: <text:s text:c="3"/>FUN_823d1490:823d15d0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d7c0:0005d7d8(R),</text:p>
          </table:table-cell>
          <table:table-cell office:value-type="string" calcext:value-type="string">
            <text:p><text:s text:c="90"/>FUN_823f9978:823f9a3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9</text:p>
          </table:table-cell>
          <table:table-cell office:value-type="string" calcext:value-type="string">
            <text:p><text:s text:c="90"/>FUN_823fb7b0:823fc38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_COL_P2_0054fc5a</text:p>
          </table:table-cell>
          <table:table-cell office:value-type="string" calcext:value-type="string">
            <text:p><text:s text:c="90"/>FUN_823fb7b0:823fceb0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8f0:00014df8(W),</text:p>
          </table:table-cell>
          <table:table-cell office:value-type="string" calcext:value-type="string">
            <text:p><text:s text:c="90"/>FUN_82408940:824091c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8f0:00014e2c(W),</text:p>
          </table:table-cell>
          <table:table-cell office:value-type="string" calcext:value-type="string">
            <text:p><text:s text:c="90"/>FUN_82408940:824091e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8f0:000150dc(R),</text:p>
          </table:table-cell>
          <table:table-cell office:value-type="string" calcext:value-type="string">
            <text:p><text:s text:c="90"/>FUN_824e2db0:824e30d8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48f0:00015138(R),</text:p>
          </table:table-cell>
          <table:table-cell office:value-type="string" calcext:value-type="string">
            <text:p><text:s text:c="90"/>FUN_824e2db0:824e327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814(W),</text:p>
          </table:table-cell>
          <table:table-cell office:value-type="string" calcext:value-type="string">
            <text:p><text:s text:c="90"/>FUN_824fe8f8:824feb98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581c(R),</text:p>
          </table:table-cell>
          <table:table-cell office:value-type="string" calcext:value-type="string">
            <text:p><text:s text:c="90"/>FUN_825039c0:82503ad4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53d0:00016150(R),</text:p>
          </table:table-cell>
          <table:table-cell office:value-type="string" calcext:value-type="string">
            <text:p><text:s text:c="90"/>FUN_825039c0:82503b2c(R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2d0(R),</text:p>
          </table:table-cell>
          <table:table-cell office:value-type="string" calcext:value-type="string">
            <text:p><text:s text:c="90"/>FUN_825039c0:82503b34(W) 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2e0(W),</text:p>
          </table:table-cell>
          <table:table-cell office:value-type="string" calcext:value-type="string">
            <text:p><text:s text:c="8"/>830201e0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2f8(W),</text:p>
          </table:table-cell>
          <table:table-cell office:value-type="string" calcext:value-type="string">
            <text:p><text:s text:c="29"/>UKEMI_FLAG_P1 <text:s text:c="34"/>XREF[6]: <text:s text:c="4"/>FUN_823d1490:823d15d4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3fc(W),</text:p>
          </table:table-cell>
          <table:table-cell office:value-type="string" calcext:value-type="string">
            <text:p><text:s text:c="90"/>FUN_823f9978:823f9a3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18280:0001840c(W),</text:p>
          </table:table-cell>
          <table:table-cell office:value-type="string" calcext:value-type="string">
            <text:p><text:s text:c="90"/>FUN_823fb7b0:823fc38c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5d7c0:0005d7c8(R),</text:p>
          </table:table-cell>
          <table:table-cell office:value-type="string" calcext:value-type="string">
            <text:p><text:s text:c="90"/>FUN_823fb7b0:823fceb4(*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UN_00070f40:00070fd0(R)</text:p>
          </table:table-cell>
          <table:table-cell office:value-type="string" calcext:value-type="string">
            <text:p><text:s text:c="90"/>FUN_82408940:824091e8(W),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054fc5a</text:p>
          </table:table-cell>
          <table:table-cell office:value-type="string" calcext:value-type="string">
            <text:p><text:s text:c="90"/>FUN_82504518:8250454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1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2 <text:s text:c="34"/>XREF[1]: <text:s text:c="4"/>FUN_823d1490:823d15dc(W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2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HIT_GRASP???_P1_830201E3 <text:s text:c="23"/>XREF[4]: <text:s text:c="4"/>FUN_823d1490:823d151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0690:824f076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39d8:824f3bd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21d4:825022c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3 00 <text:s text:c="13"/>db <text:s text:c="8"/>0h <text:s text:c="61"/>0=high pun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109"/>1=high ki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109"/>2=mid pun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109"/>3=mid ki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109"/>4=low pun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109"/>5=low ki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4 <text:s text:c="34"/>XREF[3]: <text:s text:c="4"/>FUN_822e02e0:822e0a8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490:823d15e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28A8:824f2918(W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4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5_P1 <text:s text:c="31"/>XREF[6]: <text:s text:c="4"/>FUN_8230a980:8230aee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b4f8:8230b5b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490:823d15e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49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6d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2c0:825034e4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5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6 <text:s text:c="34"/>XREF[16]: <text:s text:c="3"/>FUN_823d1490:823d15e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2f0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309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311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3778:824e3c6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1A40:824f1a6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58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e8f8:824feba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e8f8:824fed2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ef70:824ff10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ef70:824ff31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6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83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9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158:825054a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4c0:825055ac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6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7 <text:s text:c="34"/>XREF[4]: <text:s text:c="4"/>FUN_823d1490:823d15e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2e6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2f0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2f6c(W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7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COMBO_FLAG_P1_830201e8 <text:s text:c="25"/>XREF[24]: <text:s text:c="3"/>FUN_8230a980:8230af1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b4f8:8230b5b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5af0:823b5bb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5d68:823b5de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6208:823b62c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6480:823b65f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490:823d15f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AF18:823daf4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AF18:823daf9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a6c8:824fa6d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a6c8:824fa72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55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6e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76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21d4:8250288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82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98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158:8250546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61e8:825062f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825082e0(R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8 00 <text:s text:c="13"/>db <text:s text:c="8"/>0h <text:s text:c="61"/>1 during attack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109"/>0 of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COMBO_COUNTER_P1_830201e9 <text:s text:c="22"/>XREF[25]: <text:s text:c="3"/>FUN_8230a980:8230af1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b4f8:8230b5b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5af0:823b5bb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5d68:823b5dd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6208:823b62d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6480:823b660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490:823d15f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AF18:823daf9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bbec:824ebd1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bbec:824ebd2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a6c8:824fa6f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75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2c0:8250332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2c0:8250332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82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98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7af8:82507c2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7af8:82507c2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825082e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717090:827170c0(*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9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COMBO_START_P1_830201ea <text:s text:c="24"/>XREF[16]: <text:s text:c="3"/>FUN_823b5d68:823b5dd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490:823d15f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AF18:823daf4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AF18:823daf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a6c8:824fa72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49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76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0308:8250079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82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5b8:8250397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158:8250546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7af8:82507c4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825082b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7163b0:827164a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717090:827170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717090:827170e0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a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b <text:s text:c="34"/>XREF[5]: <text:s text:c="4"/>FUN_823d1490:823d15f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9398:823f950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49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ed48:824fede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ef70:824ff0c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b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c <text:s text:c="34"/>XREF[6]: <text:s text:c="4"/>FUN_823d1490:823d162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ba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bc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b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64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65c(W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c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d <text:s text:c="34"/>XREF[31]: <text:s text:c="3"/>FUN_823e87a8:823e87f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8d20:823e8d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8d20:823e8de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9978:823f9a4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c16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c4f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d7b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d97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2e5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2ea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321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333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2db0:824e334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54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5d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5f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68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72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75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7af8:82507df4(*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d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e <text:s text:c="34"/>XREF[39]: <text:s text:c="3"/>FUN_8230a980:8230af2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8b4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8d6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134c0:824136b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134c0:8241391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14618:8241464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EB6B0:824eb70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bf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c1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c2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51a8:824f51d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52b0:824f52f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6f58:824f6f8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CDB0:824fcdf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CDB0:824fce0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be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d6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ea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f0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4040(R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e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ef <text:s text:c="34"/>XREF[6]: <text:s text:c="4"/>FUN_823f9978:823f9a2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d43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7e40:82407eb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7d8:8250587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7d8:8250588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7d8:825059fc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ef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f0 <text:s text:c="34"/>XREF[13]: <text:s text:c="3"/>FUN_823fa4f0:823fa81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d0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3e24:8240458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8a7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8a9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34d8:824e35e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52d8:824e535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d40:824e6e4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bdb0:824ec0e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fc8:824f506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8790:824f87d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f3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6F1258:826f12ac(R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0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f1 <text:s text:c="34"/>XREF[10]: <text:s text:c="3"/>FUN_823fa4f0:823fa82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b7b0:823fd0b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3e24:8240458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34d8:824e35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34d8:824e364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52d8:824e534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92d8:824e941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a230:824ea64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8078:824f81b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8078:824f84c8(R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1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f2 <text:s text:c="34"/>XREF[3]: <text:s text:c="4"/>FUN_8236db90:8236dc2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6dec0:8236df6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6fc84:8236fccc(W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2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BYTE_830201f3 <text:s text:c="34"/>XREF[10]: <text:s text:c="3"/>FUN_823d1490:823d160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7f48:824080b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f7f8:824ef8a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1460:824f147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2050:824f206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bc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a10:824f4bd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52b0:824f53c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d3d0:824fd66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b40:82505c6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3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DWORD_830201f4 <text:s text:c="33"/>XREF[5]: <text:s text:c="4"/>FUN_823d1490:823d160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922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42b0:824e437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3b8:824e73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6b8:824e7770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4 00 00 00 00 <text:s text:c="4"/>ddw <text:s text:c="7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DWORD_830201f8 <text:s text:c="33"/>XREF[9]: <text:s text:c="4"/>FUN_823d1490:823d160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922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c0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3b8:824e743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3b8:824e747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6b8:824e776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6b8:824e77d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6b8:824e77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76b8:824e77ec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8 00 00 00 00 <text:s text:c="4"/>ddw <text:s text:c="7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DWORD_830201fc <text:s text:c="33"/>XREF[3]: <text:s text:c="4"/>FUN_823d1490:823d160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8940:8240922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64a4:824e6ab0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1fc 00 00 00 00 <text:s text:c="4"/>ddw <text:s text:c="7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00 <text:s text:c="33"/>XREF[7]: <text:s text:c="4"/>FUN_82403e24:8240464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4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6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b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b0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1910:824f195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75F8:824f7644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00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04 <text:s text:c="33"/>XREF[7]: <text:s text:c="4"/>FUN_82403e24:8240464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4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6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b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b0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46b0:824e485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75F8:824f764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04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08 <text:s text:c="33"/>XREF[7]: <text:s text:c="4"/>FUN_82403e24:8240465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5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6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c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b0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1910:824f199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75F8:824f7640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08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0c <text:s text:c="33"/>XREF[7]: <text:s text:c="4"/>FUN_82403e24:8240462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3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7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e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46b0:824e488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75F8:824f76d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0c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10 <text:s text:c="33"/>XREF[7]: <text:s text:c="4"/>FUN_82403e24:8240463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1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3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7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a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f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7f48:82408004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10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14 <text:s text:c="33"/>XREF[8]: <text:s text:c="4"/>FUN_82403e24:8240463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1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5c40:82405d3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8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a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69e4:82406af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e46b0:824e487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75F8:824f76e0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14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18 <text:s text:c="33"/>XREF[8]: <text:s text:c="4"/>FUN_82400b80:82400e9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0b80:82400eb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0b80:82400ef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3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8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e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A798:824fa7e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18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FLOAT_8302021c <text:s text:c="33"/>XREF[6]: <text:s text:c="4"/>FUN_82400b80:82400ea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0b80:82400ec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0b80:82400ef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3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a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2b48:82402ee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1c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DAT_83020220 <text:s text:c="35"/>XREF[149]: <text:s text:c="2"/>Function_8236F040:8236f0e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490:823d165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1790:823d17c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5158:823d51c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5158:823d51d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17b8:824f17d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2628:824f265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26b0:824f26e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2A50:824f2a8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4780:824f47a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5948:824f598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5948:824f59b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F8B48:824f8b7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HOLD??_Function_824F9A80:824f9a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HOLD??_Function_824F9A80:824f9a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4c0:8250550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4c0:8250551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4c0:8250555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4c0:8250557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57d8:82505998(*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0 00 <text:s text:c="13"/>undefined1 0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1 00 <text:s text:c="13"/>?? <text:s text:c="8"/>0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2 00 <text:s text:c="13"/>?? <text:s text:c="8"/>0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3 00 <text:s text:c="13"/>?? <text:s text:c="8"/>0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MAN_COM_P2_83020224 <text:s text:c="28"/>XREF[28]: <text:s text:c="3"/>FUN_822e02e0:822e085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2e02e0:822e0f1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2e02e0:822e0f2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2e02e0:822e149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2e2b00:822e2be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2E3030:822e30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3e28:8230403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3e28:82304a8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5e90:8230621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a980:8230aed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0b4f8:8230b58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76B48:82376bb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12D0:823d133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d46d8:823d47f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36a8:823e37b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52a8:823e539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5fb0:823e60a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f2968:823f297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F3178:823f31c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07c78:82407cac(*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4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CHAR_NUM_P2_83020225 <text:s text:c="27"/>XREF[52]: <text:s text:c="3"/>FUN_8230a980:8230aed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1E818:8231e85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72140:8237219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bd518:823bd57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c4928:823c4a3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2890:823d291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DC8A8:823dc92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4558:823e486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81d0:823e823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81d0:823e829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F3178:823f323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17210:8241723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46CA38:8246ca8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4f8078:824f852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e0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e3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039c0:82503e8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569bf0:82569d6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6535C0:8265362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68f9f8:8268fa1c(R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5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29"/>CHAR_COL_P2_83020226 <text:s text:c="27"/>XREF[6]: <text:s text:c="4"/>FUN_823c4928:823c4a2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3e4558:823e486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3F3178:823f325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ction_8260B2D8:8260b35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68f9f8:8268fa2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90"/>FUN_826b89e8:826b8a14(R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 text:c="8"/>83020226 00 <text:s text:c="13"/>db <text:s text:c="8"/>0h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<text:s text:c="29"/>MAN_COM_P1_0054fc00* <text:s text:c="27"/>XREF</text:p>
          </table:table-cell>
          <table:table-cell office:value-type="string" calcext:value-type="string">
            <text:p>306]</text:p>
          </table:table-cell>
          <table:table-cell office:value-type="string" calcext:value-type="string">
            <text:p><text:s text:c="3"/>FUN_000146c0</text:p>
          </table:table-cell>
          <table:table-cell office:value-type="string" calcext:value-type="string">
            <text:p>000146e0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47a0</text:p>
          </table:table-cell>
          <table:table-cell office:value-type="string" calcext:value-type="string">
            <text:p>000147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4c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4e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4f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68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6f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7c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ad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a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4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e8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eb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ed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f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01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0a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12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21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2d0</text:p>
          </table:table-cell>
          <table:table-cell office:value-type="string" calcext:value-type="string">
            <text:p>000162d0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0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HAR_NUM_P1_0054fc01* <text:s text:c="26"/>XREF</text:p>
          </table:table-cell>
          <table:table-cell office:value-type="string" calcext:value-type="string">
            <text:p>208]</text:p>
          </table:table-cell>
          <table:table-cell office:value-type="string" calcext:value-type="string">
            <text:p><text:s text:c="3"/>FUN_000153d0</text:p>
          </table:table-cell>
          <table:table-cell office:value-type="string" calcext:value-type="string">
            <text:p>00015648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6a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6b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ae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af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4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b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d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2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6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6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f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b20</text:p>
          </table:table-cell>
          <table:table-cell office:value-type="string" calcext:value-type="string">
            <text:p>00025b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b20</text:p>
          </table:table-cell>
          <table:table-cell office:value-type="string" calcext:value-type="string">
            <text:p>00025c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a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f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8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db90</text:p>
          </table:table-cell>
          <table:table-cell office:value-type="string" calcext:value-type="string">
            <text:p>0004db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db90</text:p>
          </table:table-cell>
          <table:table-cell office:value-type="string" calcext:value-type="string">
            <text:p>0004db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3130</text:p>
          </table:table-cell>
          <table:table-cell office:value-type="string" calcext:value-type="string">
            <text:p>0005314c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1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HAR_COL_P1_0054fc02 <text:s text:c="27"/>XREF</text:p>
          </table:table-cell>
          <table:table-cell office:value-type="string" calcext:value-type="string">
            <text:p>59]</text:p>
          </table:table-cell>
          <table:table-cell office:value-type="string" calcext:value-type="string">
            <text:p><text:s text:c="4"/>FUN_000146c0</text:p>
          </table:table-cell>
          <table:table-cell office:value-type="string" calcext:value-type="string">
            <text:p>00014724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46c0</text:p>
          </table:table-cell>
          <table:table-cell office:value-type="string" calcext:value-type="string">
            <text:p>000147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7a0</text:p>
          </table:table-cell>
          <table:table-cell office:value-type="string" calcext:value-type="string">
            <text:p>000147c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7a0</text:p>
          </table:table-cell>
          <table:table-cell office:value-type="string" calcext:value-type="string">
            <text:p>000148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7a0</text:p>
          </table:table-cell>
          <table:table-cell office:value-type="string" calcext:value-type="string">
            <text:p>000148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c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c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0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1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1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2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7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14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0850</text:p>
          </table:table-cell>
          <table:table-cell office:value-type="string" calcext:value-type="string">
            <text:p>0004086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9b0</text:p>
          </table:table-cell>
          <table:table-cell office:value-type="string" calcext:value-type="string">
            <text:p>00041a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8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830</text:p>
          </table:table-cell>
          <table:table-cell office:value-type="string" calcext:value-type="string">
            <text:p>0004b8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830</text:p>
          </table:table-cell>
          <table:table-cell office:value-type="string" calcext:value-type="string">
            <text:p>0004b9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830</text:p>
          </table:table-cell>
          <table:table-cell office:value-type="string" calcext:value-type="string">
            <text:p>0004ba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f9e0</text:p>
          </table:table-cell>
          <table:table-cell office:value-type="string" calcext:value-type="string">
            <text:p>0004fa90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2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WIN_POINT_P1_0054fc03 <text:s text:c="26"/>XREF</text:p>
          </table:table-cell>
          <table:table-cell office:value-type="string" calcext:value-type="string">
            <text:p>24]</text:p>
          </table:table-cell>
          <table:table-cell office:value-type="string" calcext:value-type="string">
            <text:p><text:s text:c="4"/>FUN_00003010</text:p>
          </table:table-cell>
          <table:table-cell office:value-type="string" calcext:value-type="string">
            <text:p>00003100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2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48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750</text:p>
          </table:table-cell>
          <table:table-cell office:value-type="string" calcext:value-type="string">
            <text:p>0000376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750</text:p>
          </table:table-cell>
          <table:table-cell office:value-type="string" calcext:value-type="string">
            <text:p>000038c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3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2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3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3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5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4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79a0</text:p>
          </table:table-cell>
          <table:table-cell office:value-type="string" calcext:value-type="string">
            <text:p>00017b7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79a0</text:p>
          </table:table-cell>
          <table:table-cell office:value-type="string" calcext:value-type="string">
            <text:p>00017c6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040</text:p>
          </table:table-cell>
          <table:table-cell office:value-type="string" calcext:value-type="string">
            <text:p>0001806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f09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cb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24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3 00 <text:s text:c="13"/>db <text:s text:c="8"/>0h <text:s text:c="61"/>"WIN POINT" / Rounds W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XPOS_P1_0054fc04 <text:s text:c="31"/>XREF</text:p>
          </table:table-cell>
          <table:table-cell office:value-type="string" calcext:value-type="string">
            <text:p>115]</text:p>
          </table:table-cell>
          <table:table-cell office:value-type="string" calcext:value-type="string">
            <text:p><text:s text:c="3"/>FUN_00018a20</text:p>
          </table:table-cell>
          <table:table-cell office:value-type="string" calcext:value-type="string">
            <text:p>00018a68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1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d1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d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020</text:p>
          </table:table-cell>
          <table:table-cell office:value-type="string" calcext:value-type="string">
            <text:p>0003008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8d0</text:p>
          </table:table-cell>
          <table:table-cell office:value-type="string" calcext:value-type="string">
            <text:p>00031a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9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9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b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78c0</text:p>
          </table:table-cell>
          <table:table-cell office:value-type="string" calcext:value-type="string">
            <text:p>000478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ca0</text:p>
          </table:table-cell>
          <table:table-cell office:value-type="string" calcext:value-type="string">
            <text:p>0004acb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d80</text:p>
          </table:table-cell>
          <table:table-cell office:value-type="string" calcext:value-type="string">
            <text:p>0004ad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d420</text:p>
          </table:table-cell>
          <table:table-cell office:value-type="string" calcext:value-type="string">
            <text:p>0007d6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d420</text:p>
          </table:table-cell>
          <table:table-cell office:value-type="string" calcext:value-type="string">
            <text:p>0007d7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85400</text:p>
          </table:table-cell>
          <table:table-cell office:value-type="string" calcext:value-type="string">
            <text:p>00085400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4 00 00 00 00 <text:s text:c="4"/>float <text:s text:c="5"/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YPOS_P1_0054fc08 <text:s text:c="31"/>XREF</text:p>
          </table:table-cell>
          <table:table-cell office:value-type="string" calcext:value-type="string">
            <text:p>89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a78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1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1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2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2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2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2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020</text:p>
          </table:table-cell>
          <table:table-cell office:value-type="string" calcext:value-type="string">
            <text:p>0003005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8d0</text:p>
          </table:table-cell>
          <table:table-cell office:value-type="string" calcext:value-type="string">
            <text:p>000319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b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d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b2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78c0</text:p>
          </table:table-cell>
          <table:table-cell office:value-type="string" calcext:value-type="string">
            <text:p>000478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d80</text:p>
          </table:table-cell>
          <table:table-cell office:value-type="string" calcext:value-type="string">
            <text:p>0004adf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85400</text:p>
          </table:table-cell>
          <table:table-cell office:value-type="string" calcext:value-type="string">
            <text:p>0008541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85470</text:p>
          </table:table-cell>
          <table:table-cell office:value-type="string" calcext:value-type="string">
            <text:p>000854a8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8 00 00 00 00 <text:s text:c="4"/>float <text:s text:c="5"/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ZPOS_P1_0054fc0c <text:s text:c="31"/>XREF</text:p>
          </table:table-cell>
          <table:table-cell office:value-type="string" calcext:value-type="string">
            <text:p>115]</text:p>
          </table:table-cell>
          <table:table-cell office:value-type="string" calcext:value-type="string">
            <text:p><text:s text:c="3"/>FUN_00018a20</text:p>
          </table:table-cell>
          <table:table-cell office:value-type="string" calcext:value-type="string">
            <text:p>00018a8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e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1e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d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d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020</text:p>
          </table:table-cell>
          <table:table-cell office:value-type="string" calcext:value-type="string">
            <text:p>000300c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8d0</text:p>
          </table:table-cell>
          <table:table-cell office:value-type="string" calcext:value-type="string">
            <text:p>00031a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c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d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9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9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b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78c0</text:p>
          </table:table-cell>
          <table:table-cell office:value-type="string" calcext:value-type="string">
            <text:p>000479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ca0</text:p>
          </table:table-cell>
          <table:table-cell office:value-type="string" calcext:value-type="string">
            <text:p>0004acb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d80</text:p>
          </table:table-cell>
          <table:table-cell office:value-type="string" calcext:value-type="string">
            <text:p>0004adf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d420</text:p>
          </table:table-cell>
          <table:table-cell office:value-type="string" calcext:value-type="string">
            <text:p>0007d6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d420</text:p>
          </table:table-cell>
          <table:table-cell office:value-type="string" calcext:value-type="string">
            <text:p>0007d7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85400</text:p>
          </table:table-cell>
          <table:table-cell office:value-type="string" calcext:value-type="string">
            <text:p>00085420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0c 00 00 00 00 <text:s text:c="4"/>float <text:s text:c="5"/>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NIME_SPD_P1_0054fc10 <text:s text:c="26"/>XREF</text:p>
          </table:table-cell>
          <table:table-cell office:value-type="string" calcext:value-type="string">
            <text:p>20]</text:p>
          </table:table-cell>
          <table:table-cell office:value-type="string" calcext:value-type="string">
            <text:p><text:s text:c="4"/>00002ce8(R)</text:p>
          </table:table-cell>
          <table:table-cell office:value-type="string" calcext:value-type="string">
            <text:p><text:s/>00002e6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30(R)</text:p>
          </table:table-cell>
          <table:table-cell office:value-type="string" calcext:value-type="string">
            <text:p><text:s/>00003ce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80(R)</text:p>
          </table:table-cell>
          <table:table-cell office:value-type="string" calcext:value-type="string">
            <text:p><text:s/>000041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20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21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24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8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6e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3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b40</text:p>
          </table:table-cell>
          <table:table-cell office:value-type="string" calcext:value-type="string">
            <text:p>00020c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b40</text:p>
          </table:table-cell>
          <table:table-cell office:value-type="string" calcext:value-type="string">
            <text:p>00020c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10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104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2a0</text:p>
          </table:table-cell>
          <table:table-cell office:value-type="string" calcext:value-type="string">
            <text:p>000232e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830</text:p>
          </table:table-cell>
          <table:table-cell office:value-type="string" calcext:value-type="string">
            <text:p>000448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8f0</text:p>
          </table:table-cell>
          <table:table-cell office:value-type="string" calcext:value-type="string">
            <text:p>00044a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8f0</text:p>
          </table:table-cell>
          <table:table-cell office:value-type="string" calcext:value-type="string">
            <text:p>00045060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10 00 00 00 00 <text:s text:c="4"/>float <text:s text:c="5"/>0.0 <text:s text:c="60"/>float 1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animation speed maybe?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IRECT_P1_0054fc14 <text:s text:c="29"/>XREF</text:p>
          </table:table-cell>
          <table:table-cell office:value-type="string" calcext:value-type="string">
            <text:p>76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a9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590</text:p>
          </table:table-cell>
          <table:table-cell office:value-type="string" calcext:value-type="string">
            <text:p>000206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6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70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1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c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c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de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e9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6910</text:p>
          </table:table-cell>
          <table:table-cell office:value-type="string" calcext:value-type="string">
            <text:p>0002691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100</text:p>
          </table:table-cell>
          <table:table-cell office:value-type="string" calcext:value-type="string">
            <text:p>000301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100</text:p>
          </table:table-cell>
          <table:table-cell office:value-type="string" calcext:value-type="string">
            <text:p>000302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d20</text:p>
          </table:table-cell>
          <table:table-cell office:value-type="string" calcext:value-type="string">
            <text:p>00030d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b00</text:p>
          </table:table-cell>
          <table:table-cell office:value-type="string" calcext:value-type="string">
            <text:p>00041d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a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a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8c8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14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16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17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TK_DIR_P1_0054fc18 <text:s text:c="28"/>XREF</text:p>
          </table:table-cell>
          <table:table-cell office:value-type="string" calcext:value-type="string">
            <text:p>23]</text:p>
          </table:table-cell>
          <table:table-cell office:value-type="string" calcext:value-type="string">
            <text:p><text:s text:c="4"/>00003c30(R)</text:p>
          </table:table-cell>
          <table:table-cell office:value-type="string" calcext:value-type="string">
            <text:p><text:s/>00003ce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d80(R)</text:p>
          </table:table-cell>
          <table:table-cell office:value-type="string" calcext:value-type="string">
            <text:p><text:s/>000041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5100_Debug?</text:p>
          </table:table-cell>
          <table:table-cell office:value-type="string" calcext:value-type="string">
            <text:p>0000523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9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c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c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c60</text:p>
          </table:table-cell>
          <table:table-cell office:value-type="string" calcext:value-type="string">
            <text:p>00023ce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c60</text:p>
          </table:table-cell>
          <table:table-cell office:value-type="string" calcext:value-type="string">
            <text:p>00023c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de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e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2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7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7d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7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58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18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1a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1b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BODY_DIR_P1_0054fc1c <text:s text:c="27"/>XREF</text:p>
          </table:table-cell>
          <table:table-cell office:value-type="string" calcext:value-type="string">
            <text:p>35]</text:p>
          </table:table-cell>
          <table:table-cell office:value-type="string" calcext:value-type="string">
            <text:p><text:s text:c="4"/>00003c30(R)</text:p>
          </table:table-cell>
          <table:table-cell office:value-type="string" calcext:value-type="string">
            <text:p><text:s/>00003ce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05100_Debug?</text:p>
          </table:table-cell>
          <table:table-cell office:value-type="string" calcext:value-type="string">
            <text:p>0000528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a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7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bb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bc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680</text:p>
          </table:table-cell>
          <table:table-cell office:value-type="string" calcext:value-type="string">
            <text:p>00024b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680</text:p>
          </table:table-cell>
          <table:table-cell office:value-type="string" calcext:value-type="string">
            <text:p>00024b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790</text:p>
          </table:table-cell>
          <table:table-cell office:value-type="string" calcext:value-type="string">
            <text:p>0002579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790</text:p>
          </table:table-cell>
          <table:table-cell office:value-type="string" calcext:value-type="string">
            <text:p>000257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6910</text:p>
          </table:table-cell>
          <table:table-cell office:value-type="string" calcext:value-type="string">
            <text:p>000269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4b0</text:p>
          </table:table-cell>
          <table:table-cell office:value-type="string" calcext:value-type="string">
            <text:p>0003f4c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d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1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8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88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8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60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1c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1e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1f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HIT_POINT_P1_0054fc20 <text:s text:c="26"/>XREF</text:p>
          </table:table-cell>
          <table:table-cell office:value-type="string" calcext:value-type="string">
            <text:p>38]</text:p>
          </table:table-cell>
          <table:table-cell office:value-type="string" calcext:value-type="string">
            <text:p><text:s text:c="4"/>FUN_00016fa0</text:p>
          </table:table-cell>
          <table:table-cell office:value-type="string" calcext:value-type="string">
            <text:p>00017628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b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f04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4e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55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57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1f8a0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c9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06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0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1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2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2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3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4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20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9b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26654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7d420</text:p>
          </table:table-cell>
          <table:table-cell office:value-type="string" calcext:value-type="string">
            <text:p>0007d60c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0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AMAGE_P1_0054fc22 <text:s text:c="29"/>XREF</text:p>
          </table:table-cell>
          <table:table-cell office:value-type="string" calcext:value-type="string">
            <text:p>19]</text:p>
          </table:table-cell>
          <table:table-cell office:value-type="string" calcext:value-type="string">
            <text:p><text:s text:c="4"/>00004194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2f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b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b4a0</text:p>
          </table:table-cell>
          <table:table-cell office:value-type="string" calcext:value-type="string">
            <text:p>0001b4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f27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49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4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55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5a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a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a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e5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e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1f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1f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21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98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98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9a8(R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22 00 00 <text:s text:c="10"/>undefined2 00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LAST_DMG_P1_0054fc24 <text:s text:c="27"/>XREF</text:p>
          </table:table-cell>
          <table:table-cell office:value-type="string" calcext:value-type="string">
            <text:p>12]</text:p>
          </table:table-cell>
          <table:table-cell office:value-type="string" calcext:value-type="string">
            <text:p><text:s text:c="4"/>00002cf8(R)</text:p>
          </table:table-cell>
          <table:table-cell office:value-type="string" calcext:value-type="string">
            <text:p><text:s/>00002e7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40(R)</text:p>
          </table:table-cell>
          <table:table-cell office:value-type="string" calcext:value-type="string">
            <text:p><text:s/>00003cf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90(R)</text:p>
          </table:table-cell>
          <table:table-cell office:value-type="string" calcext:value-type="string">
            <text:p><text:s/>000041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c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b4a0</text:p>
          </table:table-cell>
          <table:table-cell office:value-type="string" calcext:value-type="string">
            <text:p>0001b4d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20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20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99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9ac(W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24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MG_DISP_P1_0054fc26 <text:s text:c="27"/>XREF</text:p>
          </table:table-cell>
          <table:table-cell office:value-type="string" calcext:value-type="string">
            <text:p>8]</text:p>
          </table:table-cell>
          <table:table-cell office:value-type="string" calcext:value-type="string">
            <text:p><text:s text:c="5"/>000041a4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c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ce0</text:p>
          </table:table-cell>
          <table:table-cell office:value-type="string" calcext:value-type="string">
            <text:p>0001ed0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eed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56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490</text:p>
          </table:table-cell>
          <table:table-cell office:value-type="string" calcext:value-type="string">
            <text:p>0001f59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6540</text:p>
          </table:table-cell>
          <table:table-cell office:value-type="string" calcext:value-type="string">
            <text:p>0003658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6540</text:p>
          </table:table-cell>
          <table:table-cell office:value-type="string" calcext:value-type="string">
            <text:p>00036594(R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26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NIME_P1_0054fc28 <text:s text:c="30"/>XREF</text:p>
          </table:table-cell>
          <table:table-cell office:value-type="string" calcext:value-type="string">
            <text:p>32]</text:p>
          </table:table-cell>
          <table:table-cell office:value-type="string" calcext:value-type="string">
            <text:p><text:s text:c="4"/>00003c40(R)</text:p>
          </table:table-cell>
          <table:table-cell office:value-type="string" calcext:value-type="string">
            <text:p><text:s/>00003cf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d90(R)</text:p>
          </table:table-cell>
          <table:table-cell office:value-type="string" calcext:value-type="string">
            <text:p><text:s/>000041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5100_Debug?</text:p>
          </table:table-cell>
          <table:table-cell office:value-type="string" calcext:value-type="string">
            <text:p>000052d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8f0</text:p>
          </table:table-cell>
          <table:table-cell office:value-type="string" calcext:value-type="string">
            <text:p>0001523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6e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d1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7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8d0</text:p>
          </table:table-cell>
          <table:table-cell office:value-type="string" calcext:value-type="string">
            <text:p>0001c8f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a80</text:p>
          </table:table-cell>
          <table:table-cell office:value-type="string" calcext:value-type="string">
            <text:p>0001cf1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a80</text:p>
          </table:table-cell>
          <table:table-cell office:value-type="string" calcext:value-type="string">
            <text:p>0001cf4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dbe0</text:p>
          </table:table-cell>
          <table:table-cell office:value-type="string" calcext:value-type="string">
            <text:p>0001dc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50</text:p>
          </table:table-cell>
          <table:table-cell office:value-type="string" calcext:value-type="string">
            <text:p>00023d8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e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4f1e0(*)</text:p>
          </table:table-cell>
          <table:table-cell office:value-type="string" calcext:value-type="string">
            <text:p><text:s/>0004f1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4f31c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53130</text:p>
          </table:table-cell>
          <table:table-cell office:value-type="string" calcext:value-type="string">
            <text:p>00053178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8 00 <text:s text:c="13"/>db <text:s text:c="8"/>0h <text:s text:c="61"/>Move Ba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29 00 <text:s text:c="13"/>db <text:s text:c="8"/>0h <text:s text:c="61"/>Character Ba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CT_CODE_P1_0054fc2a <text:s text:c="27"/>XREF</text:p>
          </table:table-cell>
          <table:table-cell office:value-type="string" calcext:value-type="string">
            <text:p>167]</text:p>
          </table:table-cell>
          <table:table-cell office:value-type="string" calcext:value-type="string">
            <text:p><text:s text:c="3"/>FUN_000241e0</text:p>
          </table:table-cell>
          <table:table-cell office:value-type="string" calcext:value-type="string">
            <text:p>0002423c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5b20</text:p>
          </table:table-cell>
          <table:table-cell office:value-type="string" calcext:value-type="string">
            <text:p>00025b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b20</text:p>
          </table:table-cell>
          <table:table-cell office:value-type="string" calcext:value-type="string">
            <text:p>00025c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a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a7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33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7c0</text:p>
          </table:table-cell>
          <table:table-cell office:value-type="string" calcext:value-type="string">
            <text:p>000447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3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4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4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4e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5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55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5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5e0</text:p>
          </table:table-cell>
          <table:table-cell office:value-type="string" calcext:value-type="string">
            <text:p>0004b6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830</text:p>
          </table:table-cell>
          <table:table-cell office:value-type="string" calcext:value-type="string">
            <text:p>0004b9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c30</text:p>
          </table:table-cell>
          <table:table-cell office:value-type="string" calcext:value-type="string">
            <text:p>0004bc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1e70</text:p>
          </table:table-cell>
          <table:table-cell office:value-type="string" calcext:value-type="string">
            <text:p>00051eb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1e70</text:p>
          </table:table-cell>
          <table:table-cell office:value-type="string" calcext:value-type="string">
            <text:p>00051ed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1e70</text:p>
          </table:table-cell>
          <table:table-cell office:value-type="string" calcext:value-type="string">
            <text:p>00051f60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a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CT_FLAG_P1_0054fc2b <text:s text:c="27"/>XREF</text:p>
          </table:table-cell>
          <table:table-cell office:value-type="string" calcext:value-type="string">
            <text:p>44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ad8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a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b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1e0</text:p>
          </table:table-cell>
          <table:table-cell office:value-type="string" calcext:value-type="string">
            <text:p>000241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2a0</text:p>
          </table:table-cell>
          <table:table-cell office:value-type="string" calcext:value-type="string">
            <text:p>000242b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310</text:p>
          </table:table-cell>
          <table:table-cell office:value-type="string" calcext:value-type="string">
            <text:p>000243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360</text:p>
          </table:table-cell>
          <table:table-cell office:value-type="string" calcext:value-type="string">
            <text:p>0002437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400</text:p>
          </table:table-cell>
          <table:table-cell office:value-type="string" calcext:value-type="string">
            <text:p>000244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c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d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e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ee0</text:p>
          </table:table-cell>
          <table:table-cell office:value-type="string" calcext:value-type="string">
            <text:p>00024f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ee0</text:p>
          </table:table-cell>
          <table:table-cell office:value-type="string" calcext:value-type="string">
            <text:p>00024f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020</text:p>
          </table:table-cell>
          <table:table-cell office:value-type="string" calcext:value-type="string">
            <text:p>000250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020</text:p>
          </table:table-cell>
          <table:table-cell office:value-type="string" calcext:value-type="string">
            <text:p>000250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470</text:p>
          </table:table-cell>
          <table:table-cell office:value-type="string" calcext:value-type="string">
            <text:p>0002549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800</text:p>
          </table:table-cell>
          <table:table-cell office:value-type="string" calcext:value-type="string">
            <text:p>00025814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b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CT_REQ_P1_0054fc2c <text:s text:c="28"/>XREF</text:p>
          </table:table-cell>
          <table:table-cell office:value-type="string" calcext:value-type="string">
            <text:p>108]</text:p>
          </table:table-cell>
          <table:table-cell office:value-type="string" calcext:value-type="string">
            <text:p><text:s text:c="3"/>FUN_00018a20</text:p>
          </table:table-cell>
          <table:table-cell office:value-type="string" calcext:value-type="string">
            <text:p>00018ae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f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2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2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3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9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c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ee0</text:p>
          </table:table-cell>
          <table:table-cell office:value-type="string" calcext:value-type="string">
            <text:p>00024f04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c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CT_STA_P1_0054fc2d <text:s text:c="28"/>XREF</text:p>
          </table:table-cell>
          <table:table-cell office:value-type="string" calcext:value-type="string">
            <text:p>202]</text:p>
          </table:table-cell>
          <table:table-cell office:value-type="string" calcext:value-type="string">
            <text:p><text:s text:c="3"/>FUN_000179a0</text:p>
          </table:table-cell>
          <table:table-cell office:value-type="string" calcext:value-type="string">
            <text:p>00017ed4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e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bb0</text:p>
          </table:table-cell>
          <table:table-cell office:value-type="string" calcext:value-type="string">
            <text:p>00024bd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b20</text:p>
          </table:table-cell>
          <table:table-cell office:value-type="string" calcext:value-type="string">
            <text:p>00025b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b20</text:p>
          </table:table-cell>
          <table:table-cell office:value-type="string" calcext:value-type="string">
            <text:p>00025b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a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5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3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660</text:p>
          </table:table-cell>
          <table:table-cell office:value-type="string" calcext:value-type="string">
            <text:p>0004a7d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3b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4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5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3a0</text:p>
          </table:table-cell>
          <table:table-cell office:value-type="string" calcext:value-type="string">
            <text:p>0004b5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5e0</text:p>
          </table:table-cell>
          <table:table-cell office:value-type="string" calcext:value-type="string">
            <text:p>0004b5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c30</text:p>
          </table:table-cell>
          <table:table-cell office:value-type="string" calcext:value-type="string">
            <text:p>0004bc5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c30</text:p>
          </table:table-cell>
          <table:table-cell office:value-type="string" calcext:value-type="string">
            <text:p>0004bc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1e70</text:p>
          </table:table-cell>
          <table:table-cell office:value-type="string" calcext:value-type="string">
            <text:p>00051eac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d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POSE_STA_P1_0054fc2e <text:s text:c="27"/>XREF</text:p>
          </table:table-cell>
          <table:table-cell office:value-type="string" calcext:value-type="string">
            <text:p>32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af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2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e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7f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8e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ad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f7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0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360</text:p>
          </table:table-cell>
          <table:table-cell office:value-type="string" calcext:value-type="string">
            <text:p>000233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360</text:p>
          </table:table-cell>
          <table:table-cell office:value-type="string" calcext:value-type="string">
            <text:p>000233c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360</text:p>
          </table:table-cell>
          <table:table-cell office:value-type="string" calcext:value-type="string">
            <text:p>000233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360</text:p>
          </table:table-cell>
          <table:table-cell office:value-type="string" calcext:value-type="string">
            <text:p>0002340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260dc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2f720</text:p>
          </table:table-cell>
          <table:table-cell office:value-type="string" calcext:value-type="string">
            <text:p>0002fab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dc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dd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660</text:p>
          </table:table-cell>
          <table:table-cell office:value-type="string" calcext:value-type="string">
            <text:p>0004a7e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980</text:p>
          </table:table-cell>
          <table:table-cell office:value-type="string" calcext:value-type="string">
            <text:p>0004ac00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e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OWN_STA_P1_0054fc2f <text:s text:c="27"/>XREF</text:p>
          </table:table-cell>
          <table:table-cell office:value-type="string" calcext:value-type="string">
            <text:p>30]</text:p>
          </table:table-cell>
          <table:table-cell office:value-type="string" calcext:value-type="string">
            <text:p><text:s text:c="4"/>000041dc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af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d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9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a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7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8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ec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ee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7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81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85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5b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5d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6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6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78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2f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UpsideDownHead_P1_0054fc30 <text:s text:c="21"/>XREF</text:p>
          </table:table-cell>
          <table:table-cell office:value-type="string" calcext:value-type="string">
            <text:p>12]</text:p>
          </table:table-cell>
          <table:table-cell office:value-type="string" calcext:value-type="string">
            <text:p><text:s text:c="4"/>00002d08(R)</text:p>
          </table:table-cell>
          <table:table-cell office:value-type="string" calcext:value-type="string">
            <text:p><text:s/>00002e8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50(R)</text:p>
          </table:table-cell>
          <table:table-cell office:value-type="string" calcext:value-type="string">
            <text:p><text:s/>00003d0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a0(R)</text:p>
          </table:table-cell>
          <table:table-cell office:value-type="string" calcext:value-type="string">
            <text:p><text:s/>000041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5100_Debug?</text:p>
          </table:table-cell>
          <table:table-cell office:value-type="string" calcext:value-type="string">
            <text:p>0000531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0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d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b80</text:p>
          </table:table-cell>
          <table:table-cell office:value-type="string" calcext:value-type="string">
            <text:p>00023b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0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a0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0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OWN_DIR_P1_0054fc31 <text:s text:c="27"/>XREF</text:p>
          </table:table-cell>
          <table:table-cell office:value-type="string" calcext:value-type="string">
            <text:p>8]</text:p>
          </table:table-cell>
          <table:table-cell office:value-type="string" calcext:value-type="string">
            <text:p><text:s text:c="5"/>000041ec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0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de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e0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94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1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TK_POINT_P1_0054fc32 <text:s text:c="26"/>XREF</text:p>
          </table:table-cell>
          <table:table-cell office:value-type="string" calcext:value-type="string">
            <text:p>10]</text:p>
          </table:table-cell>
          <table:table-cell office:value-type="string" calcext:value-type="string">
            <text:p><text:s text:c="4"/>000041f4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05100_Debug?</text:p>
          </table:table-cell>
          <table:table-cell office:value-type="string" calcext:value-type="string">
            <text:p>0000533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1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c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400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d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e8c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2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TK_STA_P1_0054fc33 <text:s text:c="28"/>XREF</text:p>
          </table:table-cell>
          <table:table-cell office:value-type="string" calcext:value-type="string">
            <text:p>22]</text:p>
          </table:table-cell>
          <table:table-cell office:value-type="string" calcext:value-type="string">
            <text:p><text:s text:c="4"/>000041fc(*)</text:p>
          </table:table-cell>
          <table:table-cell office:value-type="string" calcext:value-type="string">
            <text:p><text:s/>0000534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1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65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8b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ab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c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1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1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3c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4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26218(*)</text:p>
          </table:table-cell>
          <table:table-cell office:value-type="string" calcext:value-type="string">
            <text:p><text:s/>000265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720</text:p>
          </table:table-cell>
          <table:table-cell office:value-type="string" calcext:value-type="string">
            <text:p>0002fa5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290</text:p>
          </table:table-cell>
          <table:table-cell office:value-type="string" calcext:value-type="string">
            <text:p>0003e33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d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2f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980</text:p>
          </table:table-cell>
          <table:table-cell office:value-type="string" calcext:value-type="string">
            <text:p>0004abb8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33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NIM_FLIP_P1_0054fc34 <text:s text:c="26"/>XREF</text:p>
          </table:table-cell>
          <table:table-cell office:value-type="string" calcext:value-type="string">
            <text:p>48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b2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7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3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c60</text:p>
          </table:table-cell>
          <table:table-cell office:value-type="string" calcext:value-type="string">
            <text:p>00023c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3f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f30</text:p>
          </table:table-cell>
          <table:table-cell office:value-type="string" calcext:value-type="string">
            <text:p>000240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100</text:p>
          </table:table-cell>
          <table:table-cell office:value-type="string" calcext:value-type="string">
            <text:p>000302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e0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b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0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0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3fc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34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NIM_FLAG_P1_0054fc35 <text:s text:c="26"/>XREF</text:p>
          </table:table-cell>
          <table:table-cell office:value-type="string" calcext:value-type="string">
            <text:p>79]</text:p>
          </table:table-cell>
          <table:table-cell office:value-type="string" calcext:value-type="string">
            <text:p><text:s text:c="4"/>FUN_000179a0</text:p>
          </table:table-cell>
          <table:table-cell office:value-type="string" calcext:value-type="string">
            <text:p>00017ef8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0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c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d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b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b00</text:p>
          </table:table-cell>
          <table:table-cell office:value-type="string" calcext:value-type="string">
            <text:p>00041b8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b00</text:p>
          </table:table-cell>
          <table:table-cell office:value-type="string" calcext:value-type="string">
            <text:p>00041b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a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a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0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b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c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830</text:p>
          </table:table-cell>
          <table:table-cell office:value-type="string" calcext:value-type="string">
            <text:p>000448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8c0</text:p>
          </table:table-cell>
          <table:table-cell office:value-type="string" calcext:value-type="string">
            <text:p>000448e4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35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NIM_REQ_P1_0054fc36 <text:s text:c="27"/>XREF</text:p>
          </table:table-cell>
          <table:table-cell office:value-type="string" calcext:value-type="string">
            <text:p>38]</text:p>
          </table:table-cell>
          <table:table-cell office:value-type="string" calcext:value-type="string">
            <text:p><text:s text:c="4"/>FUN_000153d0</text:p>
          </table:table-cell>
          <table:table-cell office:value-type="string" calcext:value-type="string">
            <text:p>000156c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d1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2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a00</text:p>
          </table:table-cell>
          <table:table-cell office:value-type="string" calcext:value-type="string">
            <text:p>0001fb1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4b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7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a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a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50</text:p>
          </table:table-cell>
          <table:table-cell office:value-type="string" calcext:value-type="string">
            <text:p>00023d7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da0</text:p>
          </table:table-cell>
          <table:table-cell office:value-type="string" calcext:value-type="string">
            <text:p>00023e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d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0d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ee0</text:p>
          </table:table-cell>
          <table:table-cell office:value-type="string" calcext:value-type="string">
            <text:p>00024f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020</text:p>
          </table:table-cell>
          <table:table-cell office:value-type="string" calcext:value-type="string">
            <text:p>000250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b00</text:p>
          </table:table-cell>
          <table:table-cell office:value-type="string" calcext:value-type="string">
            <text:p>00041b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b00</text:p>
          </table:table-cell>
          <table:table-cell office:value-type="string" calcext:value-type="string">
            <text:p>00041b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b00</text:p>
          </table:table-cell>
          <table:table-cell office:value-type="string" calcext:value-type="string">
            <text:p>00041c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9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2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2e0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36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HIT_ATK_P1_0054fc37 <text:s text:c="28"/>XREF</text:p>
          </table:table-cell>
          <table:table-cell office:value-type="string" calcext:value-type="string">
            <text:p>17]</text:p>
          </table:table-cell>
          <table:table-cell office:value-type="string" calcext:value-type="string">
            <text:p><text:s text:c="4"/>0000421c(*)</text:p>
          </table:table-cell>
          <table:table-cell office:value-type="string" calcext:value-type="string">
            <text:p><text:s/>000053a0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3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50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6e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76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9d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c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290</text:p>
          </table:table-cell>
          <table:table-cell office:value-type="string" calcext:value-type="string">
            <text:p>0003e32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290</text:p>
          </table:table-cell>
          <table:table-cell office:value-type="string" calcext:value-type="string">
            <text:p>0003e34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3f0</text:p>
          </table:table-cell>
          <table:table-cell office:value-type="string" calcext:value-type="string">
            <text:p>0003e49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3f0</text:p>
          </table:table-cell>
          <table:table-cell office:value-type="string" calcext:value-type="string">
            <text:p>0003e5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3f0</text:p>
          </table:table-cell>
          <table:table-cell office:value-type="string" calcext:value-type="string">
            <text:p>0003e5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5c0</text:p>
          </table:table-cell>
          <table:table-cell office:value-type="string" calcext:value-type="string">
            <text:p>0003e6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5c0</text:p>
          </table:table-cell>
          <table:table-cell office:value-type="string" calcext:value-type="string">
            <text:p>0003e6e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5c0</text:p>
          </table:table-cell>
          <table:table-cell office:value-type="string" calcext:value-type="string">
            <text:p>0003e7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5c60</text:p>
          </table:table-cell>
          <table:table-cell office:value-type="string" calcext:value-type="string">
            <text:p>00055d0c(W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7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HIT_BODY_P1_0054fc38 <text:s text:c="27"/>XREF</text:p>
          </table:table-cell>
          <table:table-cell office:value-type="string" calcext:value-type="string">
            <text:p>18]</text:p>
          </table:table-cell>
          <table:table-cell office:value-type="string" calcext:value-type="string">
            <text:p><text:s text:c="4"/>00002d08(R)</text:p>
          </table:table-cell>
          <table:table-cell office:value-type="string" calcext:value-type="string">
            <text:p><text:s/>00002e8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50(R)</text:p>
          </table:table-cell>
          <table:table-cell office:value-type="string" calcext:value-type="string">
            <text:p><text:s/>00003d0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a0(R)</text:p>
          </table:table-cell>
          <table:table-cell office:value-type="string" calcext:value-type="string">
            <text:p><text:s/>000042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53bc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3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2c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520</text:p>
          </table:table-cell>
          <table:table-cell office:value-type="string" calcext:value-type="string">
            <text:p>000245d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720</text:p>
          </table:table-cell>
          <table:table-cell office:value-type="string" calcext:value-type="string">
            <text:p>0002f73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670</text:p>
          </table:table-cell>
          <table:table-cell office:value-type="string" calcext:value-type="string">
            <text:p>000316b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670</text:p>
          </table:table-cell>
          <table:table-cell office:value-type="string" calcext:value-type="string">
            <text:p>0003172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290</text:p>
          </table:table-cell>
          <table:table-cell office:value-type="string" calcext:value-type="string">
            <text:p>0003e30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290</text:p>
          </table:table-cell>
          <table:table-cell office:value-type="string" calcext:value-type="string">
            <text:p>0003e3c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3eb7c(W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3f6f0</text:p>
          </table:table-cell>
          <table:table-cell office:value-type="string" calcext:value-type="string">
            <text:p>0003fae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5c60</text:p>
          </table:table-cell>
          <table:table-cell office:value-type="string" calcext:value-type="string">
            <text:p>00055cfc(W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8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HIT_STAGE_P1_0054fc39 <text:s text:c="26"/>XREF</text:p>
          </table:table-cell>
          <table:table-cell office:value-type="string" calcext:value-type="string">
            <text:p>8]</text:p>
          </table:table-cell>
          <table:table-cell office:value-type="string" calcext:value-type="string">
            <text:p><text:s text:c="5"/>0000422c(*)</text:p>
          </table:table-cell>
          <table:table-cell office:value-type="string" calcext:value-type="string">
            <text:p><text:s/>000053d8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4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4610</text:p>
          </table:table-cell>
          <table:table-cell office:value-type="string" calcext:value-type="string">
            <text:p>0007466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74ff4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75000</text:p>
          </table:table-cell>
          <table:table-cell office:value-type="string" calcext:value-type="string">
            <text:p>000751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5490</text:p>
          </table:table-cell>
          <table:table-cell office:value-type="string" calcext:value-type="string">
            <text:p>00075898(W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9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GUARD_STA_P1_0054fc3a <text:s text:c="26"/>XREF</text:p>
          </table:table-cell>
          <table:table-cell office:value-type="string" calcext:value-type="string">
            <text:p>7]</text:p>
          </table:table-cell>
          <table:table-cell office:value-type="string" calcext:value-type="string">
            <text:p><text:s text:c="5"/>00004234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4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1f900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0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0a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2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32c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a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JUMP_STA_P1_0054fc3b <text:s text:c="27"/>XREF</text:p>
          </table:table-cell>
          <table:table-cell office:value-type="string" calcext:value-type="string">
            <text:p>28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b5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8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590</text:p>
          </table:table-cell>
          <table:table-cell office:value-type="string" calcext:value-type="string">
            <text:p>000205b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590</text:p>
          </table:table-cell>
          <table:table-cell office:value-type="string" calcext:value-type="string">
            <text:p>000206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0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0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060</text:p>
          </table:table-cell>
          <table:table-cell office:value-type="string" calcext:value-type="string">
            <text:p>000211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e8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ec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ee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fa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f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ff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670</text:p>
          </table:table-cell>
          <table:table-cell office:value-type="string" calcext:value-type="string">
            <text:p>000318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670</text:p>
          </table:table-cell>
          <table:table-cell office:value-type="string" calcext:value-type="string">
            <text:p>0003189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d7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d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c50</text:p>
          </table:table-cell>
          <table:table-cell office:value-type="string" calcext:value-type="string">
            <text:p>00031d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284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3b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JUMP_HIGH_P1_0054fc3c <text:s text:c="26"/>XREF</text:p>
          </table:table-cell>
          <table:table-cell office:value-type="string" calcext:value-type="string">
            <text:p>9]</text:p>
          </table:table-cell>
          <table:table-cell office:value-type="string" calcext:value-type="string">
            <text:p><text:s text:c="5"/>00002d08(R)</text:p>
          </table:table-cell>
          <table:table-cell office:value-type="string" calcext:value-type="string">
            <text:p><text:s/>00002e8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50(R)</text:p>
          </table:table-cell>
          <table:table-cell office:value-type="string" calcext:value-type="string">
            <text:p><text:s/>00003d0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a0(R)</text:p>
          </table:table-cell>
          <table:table-cell office:value-type="string" calcext:value-type="string">
            <text:p><text:s/>0000424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5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2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bc0</text:p>
          </table:table-cell>
          <table:table-cell office:value-type="string" calcext:value-type="string">
            <text:p>00030bf0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c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JUMP_DIR_P1_0054fc3d <text:s text:c="27"/>XREF</text:p>
          </table:table-cell>
          <table:table-cell office:value-type="string" calcext:value-type="string">
            <text:p>6]</text:p>
          </table:table-cell>
          <table:table-cell office:value-type="string" calcext:value-type="string">
            <text:p><text:s text:c="5"/>0000424c(*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6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1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bc0</text:p>
          </table:table-cell>
          <table:table-cell office:value-type="string" calcext:value-type="string">
            <text:p>00030be8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d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BEAT_STA_P1_0054fc3e <text:s text:c="27"/>XREF</text:p>
          </table:table-cell>
          <table:table-cell office:value-type="string" calcext:value-type="string">
            <text:p>19]</text:p>
          </table:table-cell>
          <table:table-cell office:value-type="string" calcext:value-type="string">
            <text:p><text:s text:c="4"/>00004254(*)</text:p>
          </table:table-cell>
          <table:table-cell office:value-type="string" calcext:value-type="string">
            <text:p><text:s/>000053f4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6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a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e7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88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a30</text:p>
          </table:table-cell>
          <table:table-cell office:value-type="string" calcext:value-type="string">
            <text:p>00023a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710</text:p>
          </table:table-cell>
          <table:table-cell office:value-type="string" calcext:value-type="string">
            <text:p>000307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2210</text:p>
          </table:table-cell>
          <table:table-cell office:value-type="string" calcext:value-type="string">
            <text:p>0003224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56c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e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SKY_STA_P1_0054fc3f <text:s text:c="28"/>XREF</text:p>
          </table:table-cell>
          <table:table-cell office:value-type="string" calcext:value-type="string">
            <text:p>19]</text:p>
          </table:table-cell>
          <table:table-cell office:value-type="string" calcext:value-type="string">
            <text:p><text:s text:c="4"/>0000425c(*)</text:p>
          </table:table-cell>
          <table:table-cell office:value-type="string" calcext:value-type="string">
            <text:p><text:s/>00005410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7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a1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c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0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6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e7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6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610</text:p>
          </table:table-cell>
          <table:table-cell office:value-type="string" calcext:value-type="string">
            <text:p>000227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f0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710</text:p>
          </table:table-cell>
          <table:table-cell office:value-type="string" calcext:value-type="string">
            <text:p>000309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a10</text:p>
          </table:table-cell>
          <table:table-cell office:value-type="string" calcext:value-type="string">
            <text:p>00030b3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a10</text:p>
          </table:table-cell>
          <table:table-cell office:value-type="string" calcext:value-type="string">
            <text:p>00030b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a10</text:p>
          </table:table-cell>
          <table:table-cell office:value-type="string" calcext:value-type="string">
            <text:p>00030bb8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3f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OWN_HIT_P1_0054fc40 <text:s text:c="27"/>XREF</text:p>
          </table:table-cell>
          <table:table-cell office:value-type="string" calcext:value-type="string">
            <text:p>12]</text:p>
          </table:table-cell>
          <table:table-cell office:value-type="string" calcext:value-type="string">
            <text:p><text:s text:c="4"/>00002d18(R)</text:p>
          </table:table-cell>
          <table:table-cell office:value-type="string" calcext:value-type="string">
            <text:p><text:s/>00002e9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60(R)</text:p>
          </table:table-cell>
          <table:table-cell office:value-type="string" calcext:value-type="string">
            <text:p><text:s/>00003d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b0(R)</text:p>
          </table:table-cell>
          <table:table-cell office:value-type="string" calcext:value-type="string">
            <text:p><text:s/>000042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542c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7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7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7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a40</text:p>
          </table:table-cell>
          <table:table-cell office:value-type="string" calcext:value-type="string">
            <text:p>0003ea4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ea40</text:p>
          </table:table-cell>
          <table:table-cell office:value-type="string" calcext:value-type="string">
            <text:p>0003ea7c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0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CT_CANCEL_P1_0054fc41 <text:s text:c="25"/>XREF</text:p>
          </table:table-cell>
          <table:table-cell office:value-type="string" calcext:value-type="string">
            <text:p>14]</text:p>
          </table:table-cell>
          <table:table-cell office:value-type="string" calcext:value-type="string">
            <text:p><text:s text:c="4"/>0000426c(*)</text:p>
          </table:table-cell>
          <table:table-cell office:value-type="string" calcext:value-type="string">
            <text:p><text:s/>00005448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8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2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b40</text:p>
          </table:table-cell>
          <table:table-cell office:value-type="string" calcext:value-type="string">
            <text:p>00020b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b40</text:p>
          </table:table-cell>
          <table:table-cell office:value-type="string" calcext:value-type="string">
            <text:p>00020c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f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5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2667c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d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980</text:p>
          </table:table-cell>
          <table:table-cell office:value-type="string" calcext:value-type="string">
            <text:p>0004ab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4f2ec(R)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41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GRASP_STA_P1_0054fc42 <text:s text:c="26"/>XREF</text:p>
          </table:table-cell>
          <table:table-cell office:value-type="string" calcext:value-type="string">
            <text:p>10]</text:p>
          </table:table-cell>
          <table:table-cell office:value-type="string" calcext:value-type="string">
            <text:p><text:s text:c="4"/>00004274(*)</text:p>
          </table:table-cell>
          <table:table-cell office:value-type="string" calcext:value-type="string">
            <text:p><text:s/>00005464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8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c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d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dc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d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41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980</text:p>
          </table:table-cell>
          <table:table-cell office:value-type="string" calcext:value-type="string">
            <text:p>0004abe8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2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WNA_STA_P1_0054fc43 <text:s text:c="27"/>XREF</text:p>
          </table:table-cell>
          <table:table-cell office:value-type="string" calcext:value-type="string">
            <text:p>5]</text:p>
          </table:table-cell>
          <table:table-cell office:value-type="string" calcext:value-type="string">
            <text:p><text:s text:c="5"/>0000427c(*)</text:p>
          </table:table-cell>
          <table:table-cell office:value-type="string" calcext:value-type="string">
            <text:p><text:s/>00005480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9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44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460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3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MOUNT_STA_P1_0054fc44 <text:s text:c="26"/>XREF</text:p>
          </table:table-cell>
          <table:table-cell office:value-type="string" calcext:value-type="string">
            <text:p>27]</text:p>
          </table:table-cell>
          <table:table-cell office:value-type="string" calcext:value-type="string">
            <text:p><text:s text:c="4"/>00003c60(R)</text:p>
          </table:table-cell>
          <table:table-cell office:value-type="string" calcext:value-type="string">
            <text:p><text:s/>00003d1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9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5d0</text:p>
          </table:table-cell>
          <table:table-cell office:value-type="string" calcext:value-type="string">
            <text:p>0001f5f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4d0</text:p>
          </table:table-cell>
          <table:table-cell office:value-type="string" calcext:value-type="string">
            <text:p>0002174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c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d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e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d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e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e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f0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03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2a0</text:p>
          </table:table-cell>
          <table:table-cell office:value-type="string" calcext:value-type="string">
            <text:p>0002330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b80</text:p>
          </table:table-cell>
          <table:table-cell office:value-type="string" calcext:value-type="string">
            <text:p>00023b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710</text:p>
          </table:table-cell>
          <table:table-cell office:value-type="string" calcext:value-type="string">
            <text:p>000309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040</text:p>
          </table:table-cell>
          <table:table-cell office:value-type="string" calcext:value-type="string">
            <text:p>0003f04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4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88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44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RING_OUT_P1_0054fc45 <text:s text:c="27"/>XREF</text:p>
          </table:table-cell>
          <table:table-cell office:value-type="string" calcext:value-type="string">
            <text:p>9]</text:p>
          </table:table-cell>
          <table:table-cell office:value-type="string" calcext:value-type="string">
            <text:p><text:s text:c="5"/>FUN_00018a20</text:p>
          </table:table-cell>
          <table:table-cell office:value-type="string" calcext:value-type="string">
            <text:p>00018ba0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32a0</text:p>
          </table:table-cell>
          <table:table-cell office:value-type="string" calcext:value-type="string">
            <text:p>000232d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2a0</text:p>
          </table:table-cell>
          <table:table-cell office:value-type="string" calcext:value-type="string">
            <text:p>000232e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2a0</text:p>
          </table:table-cell>
          <table:table-cell office:value-type="string" calcext:value-type="string">
            <text:p>000232f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750</text:p>
          </table:table-cell>
          <table:table-cell office:value-type="string" calcext:value-type="string">
            <text:p>000237f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e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e00</text:p>
          </table:table-cell>
          <table:table-cell office:value-type="string" calcext:value-type="string">
            <text:p>0002fe4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1f40</text:p>
          </table:table-cell>
          <table:table-cell office:value-type="string" calcext:value-type="string">
            <text:p>00031f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4c0f0(R)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45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ATK_HEIGHT_P1_0054fc46 <text:s text:c="25"/>XREF</text:p>
          </table:table-cell>
          <table:table-cell office:value-type="string" calcext:value-type="string">
            <text:p>12]</text:p>
          </table:table-cell>
          <table:table-cell office:value-type="string" calcext:value-type="string">
            <text:p><text:s text:c="4"/>000054b8(R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a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3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3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040</text:p>
          </table:table-cell>
          <table:table-cell office:value-type="string" calcext:value-type="string">
            <text:p>0002037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1cc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0b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2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b70</text:p>
          </table:table-cell>
          <table:table-cell office:value-type="string" calcext:value-type="string">
            <text:p>00022e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de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e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f720</text:p>
          </table:table-cell>
          <table:table-cell office:value-type="string" calcext:value-type="string">
            <text:p>0002fa50(R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6 00 <text:s text:c="13"/>db <text:s text:c="8"/>0h <text:s text:c="61"/>0x1 HIG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2 M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3 L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RING_HIT_P1_0054fc47 <text:s text:c="27"/>XREF</text:p>
          </table:table-cell>
          <table:table-cell office:value-type="string" calcext:value-type="string">
            <text:p>13]</text:p>
          </table:table-cell>
          <table:table-cell office:value-type="string" calcext:value-type="string">
            <text:p><text:s text:c="4"/>000054d4(R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b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b4a0</text:p>
          </table:table-cell>
          <table:table-cell office:value-type="string" calcext:value-type="string">
            <text:p>0001b5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04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360</text:p>
          </table:table-cell>
          <table:table-cell office:value-type="string" calcext:value-type="string">
            <text:p>000233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540</text:p>
          </table:table-cell>
          <table:table-cell office:value-type="string" calcext:value-type="string">
            <text:p>0002356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750</text:p>
          </table:table-cell>
          <table:table-cell office:value-type="string" calcext:value-type="string">
            <text:p>0002376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0c0</text:p>
          </table:table-cell>
          <table:table-cell office:value-type="string" calcext:value-type="string">
            <text:p>0003f10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0c0</text:p>
          </table:table-cell>
          <table:table-cell office:value-type="string" calcext:value-type="string">
            <text:p>0003f12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130</text:p>
          </table:table-cell>
          <table:table-cell office:value-type="string" calcext:value-type="string">
            <text:p>0003f1e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240</text:p>
          </table:table-cell>
          <table:table-cell office:value-type="string" calcext:value-type="string">
            <text:p>0003f3c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3e0</text:p>
          </table:table-cell>
          <table:table-cell office:value-type="string" calcext:value-type="string">
            <text:p>0003f4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f3e0</text:p>
          </table:table-cell>
          <table:table-cell office:value-type="string" calcext:value-type="string">
            <text:p>0003f4a4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7 00 <text:s text:c="13"/>db <text:s text:c="8"/>0h <text:s text:c="61"/>0x1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2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3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5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PLYR_DISP_P1_0054fc48* <text:s text:c="25"/>XREF</text:p>
          </table:table-cell>
          <table:table-cell office:value-type="string" calcext:value-type="string">
            <text:p>37]</text:p>
          </table:table-cell>
          <table:table-cell office:value-type="string" calcext:value-type="string">
            <text:p><text:s text:c="4"/>00003c60(R)</text:p>
          </table:table-cell>
          <table:table-cell office:value-type="string" calcext:value-type="string">
            <text:p><text:s/>00003d1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db0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48f0</text:p>
          </table:table-cell>
          <table:table-cell office:value-type="string" calcext:value-type="string">
            <text:p>0001526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18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1d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6fa0</text:p>
          </table:table-cell>
          <table:table-cell office:value-type="string" calcext:value-type="string">
            <text:p>0001725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b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1c5d4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67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69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73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74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83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620</text:p>
          </table:table-cell>
          <table:table-cell office:value-type="string" calcext:value-type="string">
            <text:p>0001c8a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b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b200</text:p>
          </table:table-cell>
          <table:table-cell office:value-type="string" calcext:value-type="string">
            <text:p>0004b21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4df50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4dfd0</text:p>
          </table:table-cell>
          <table:table-cell office:value-type="string" calcext:value-type="string">
            <text:p>0004dfd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ff60</text:p>
          </table:table-cell>
          <table:table-cell office:value-type="string" calcext:value-type="string">
            <text:p>0004ff74(*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48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ANGERFLG_P1_0054fc49 <text:s text:c="26"/>XREF</text:p>
          </table:table-cell>
          <table:table-cell office:value-type="string" calcext:value-type="string">
            <text:p>24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bc4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9230</text:p>
          </table:table-cell>
          <table:table-cell office:value-type="string" calcext:value-type="string">
            <text:p>0001925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aba0</text:p>
          </table:table-cell>
          <table:table-cell office:value-type="string" calcext:value-type="string">
            <text:p>0001ac1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b2b0</text:p>
          </table:table-cell>
          <table:table-cell office:value-type="string" calcext:value-type="string">
            <text:p>0001b30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1c5b0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c8d0</text:p>
          </table:table-cell>
          <table:table-cell office:value-type="string" calcext:value-type="string">
            <text:p>0001c9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8d0</text:p>
          </table:table-cell>
          <table:table-cell office:value-type="string" calcext:value-type="string">
            <text:p>0001c9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ca80</text:p>
          </table:table-cell>
          <table:table-cell office:value-type="string" calcext:value-type="string">
            <text:p>0001cc3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1f860(W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fea0</text:p>
          </table:table-cell>
          <table:table-cell office:value-type="string" calcext:value-type="string">
            <text:p>0001fea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90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8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15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1e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5870</text:p>
          </table:table-cell>
          <table:table-cell office:value-type="string" calcext:value-type="string">
            <text:p>00045b6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d80</text:p>
          </table:table-cell>
          <table:table-cell office:value-type="string" calcext:value-type="string">
            <text:p>0004af4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fa0</text:p>
          </table:table-cell>
          <table:table-cell office:value-type="string" calcext:value-type="string">
            <text:p>0004b12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1ff0</text:p>
          </table:table-cell>
          <table:table-cell office:value-type="string" calcext:value-type="string">
            <text:p>0007201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5df0</text:p>
          </table:table-cell>
          <table:table-cell office:value-type="string" calcext:value-type="string">
            <text:p>00075d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5df0</text:p>
          </table:table-cell>
          <table:table-cell office:value-type="string" calcext:value-type="string">
            <text:p>00075df8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49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IR_AJST_P1_0054fc4a <text:s text:c="27"/>XREF</text:p>
          </table:table-cell>
          <table:table-cell office:value-type="string" calcext:value-type="string">
            <text:p>7]</text:p>
          </table:table-cell>
          <table:table-cell office:value-type="string" calcext:value-type="string">
            <text:p><text:s text:c="5"/>000054f0(R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c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520</text:p>
          </table:table-cell>
          <table:table-cell office:value-type="string" calcext:value-type="string">
            <text:p>0002459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1d50</text:p>
          </table:table-cell>
          <table:table-cell office:value-type="string" calcext:value-type="string">
            <text:p>00041de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422e8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8d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a980</text:p>
          </table:table-cell>
          <table:table-cell office:value-type="string" calcext:value-type="string">
            <text:p>0004ac1c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a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AMAGE_NUM_P1_0054fc4b <text:s text:c="25"/>XREF</text:p>
          </table:table-cell>
          <table:table-cell office:value-type="string" calcext:value-type="string">
            <text:p>11]</text:p>
          </table:table-cell>
          <table:table-cell office:value-type="string" calcext:value-type="string">
            <text:p><text:s text:c="4"/>0000550c(R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d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9e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9f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14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14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82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82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3800</text:p>
          </table:table-cell>
          <table:table-cell office:value-type="string" calcext:value-type="string">
            <text:p>0002384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cb0</text:p>
          </table:table-cell>
          <table:table-cell office:value-type="string" calcext:value-type="string">
            <text:p>0004321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40d0</text:p>
          </table:table-cell>
          <table:table-cell office:value-type="string" calcext:value-type="string">
            <text:p>00044184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b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SIDE_SPIN_P1_0054fc4c <text:s text:c="26"/>XREF</text:p>
          </table:table-cell>
          <table:table-cell office:value-type="string" calcext:value-type="string">
            <text:p>8]</text:p>
          </table:table-cell>
          <table:table-cell office:value-type="string" calcext:value-type="string">
            <text:p><text:s text:c="5"/>00002d18(R)</text:p>
          </table:table-cell>
          <table:table-cell office:value-type="string" calcext:value-type="string">
            <text:p><text:s/>00002e9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60(R)</text:p>
          </table:table-cell>
          <table:table-cell office:value-type="string" calcext:value-type="string">
            <text:p><text:s/>00003d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b0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d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2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2d0</text:p>
          </table:table-cell>
          <table:table-cell office:value-type="string" calcext:value-type="string">
            <text:p>00021350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c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HIT_GRASP_P1_0054fc4d <text:s text:c="26"/>XREF</text:p>
          </table:table-cell>
          <table:table-cell office:value-type="string" calcext:value-type="string">
            <text:p>2]</text:p>
          </table:table-cell>
          <table:table-cell office:value-type="string" calcext:value-type="string">
            <text:p><text:s text:c="5"/>00005528(R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24d50</text:p>
          </table:table-cell>
          <table:table-cell office:value-type="string" calcext:value-type="string">
            <text:p>00024ea4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4d 00 <text:s text:c="13"/>db <text:s text:c="8"/>0h <text:s text:c="61"/>0x4 High Pu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5 High K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6 Mid Pu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7 Mid K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8 Low Pu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9"/>0x9 Low K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GRPLSLIP_P1_0054fc4e <text:s text:c="27"/>XREF</text:p>
          </table:table-cell>
          <table:table-cell office:value-type="string" calcext:value-type="string">
            <text:p>9]</text:p>
          </table:table-cell>
          <table:table-cell office:value-type="string" calcext:value-type="string">
            <text:p><text:s text:c="5"/>FUN_00018a20</text:p>
          </table:table-cell>
          <table:table-cell office:value-type="string" calcext:value-type="string">
            <text:p>00018be4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1f924(*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86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87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8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8a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8d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8f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26058(*)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4e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BEAT_HITST_P1_0054fc4f <text:s text:c="25"/>XREF</text:p>
          </table:table-cell>
          <table:table-cell office:value-type="string" calcext:value-type="string">
            <text:p>5]</text:p>
          </table:table-cell>
          <table:table-cell office:value-type="string" calcext:value-type="string">
            <text:p><text:s text:c="5"/>FUN_00018a20</text:p>
          </table:table-cell>
          <table:table-cell office:value-type="string" calcext:value-type="string">
            <text:p>00018bec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fea0</text:p>
          </table:table-cell>
          <table:table-cell office:value-type="string" calcext:value-type="string">
            <text:p>0001feb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760</text:p>
          </table:table-cell>
          <table:table-cell office:value-type="string" calcext:value-type="string">
            <text:p>0002291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25fd8(*)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4f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UKEMI_FLG_P1_0054fc50 <text:s text:c="26"/>XREF</text:p>
          </table:table-cell>
          <table:table-cell office:value-type="string" calcext:value-type="string">
            <text:p>11]</text:p>
          </table:table-cell>
          <table:table-cell office:value-type="string" calcext:value-type="string">
            <text:p><text:s text:c="4"/>00002d28(R)</text:p>
          </table:table-cell>
          <table:table-cell office:value-type="string" calcext:value-type="string">
            <text:p><text:s/>00002ea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70(R)</text:p>
          </table:table-cell>
          <table:table-cell office:value-type="string" calcext:value-type="string">
            <text:p><text:s/>00003d2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c0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bf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7f0</text:p>
          </table:table-cell>
          <table:table-cell office:value-type="string" calcext:value-type="string">
            <text:p>00020a0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e5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4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5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40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0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DANGERSET_P1_0054fc51 <text:s text:c="26"/>XREF</text:p>
          </table:table-cell>
          <table:table-cell office:value-type="string" calcext:value-type="string">
            <text:p>4]</text:p>
          </table:table-cell>
          <table:table-cell office:value-type="string" calcext:value-type="string">
            <text:p><text:s text:c="5"/>FUN_00018a20</text:p>
          </table:table-cell>
          <table:table-cell office:value-type="string" calcext:value-type="string">
            <text:p>00018bfc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02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07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fc0</text:p>
          </table:table-cell>
          <table:table-cell office:value-type="string" calcext:value-type="string">
            <text:p>00023284(W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1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OMBO_FLG_P1_0054fc52 <text:s text:c="26"/>XREF</text:p>
          </table:table-cell>
          <table:table-cell office:value-type="string" calcext:value-type="string">
            <text:p>10]</text:p>
          </table:table-cell>
          <table:table-cell office:value-type="string" calcext:value-type="string">
            <text:p><text:s text:c="4"/>FUN_00018a20</text:p>
          </table:table-cell>
          <table:table-cell office:value-type="string" calcext:value-type="string">
            <text:p>00018c04(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ede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ee7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ea0</text:p>
          </table:table-cell>
          <table:table-cell office:value-type="string" calcext:value-type="string">
            <text:p>0001ff3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9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4c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75d0</text:p>
          </table:table-cell>
          <table:table-cell office:value-type="string" calcext:value-type="string">
            <text:p>0003761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75d0</text:p>
          </table:table-cell>
          <table:table-cell office:value-type="string" calcext:value-type="string">
            <text:p>000376b0(R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2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OMBO_CNT_P1_0054fc53 <text:s text:c="26"/>XREF</text:p>
          </table:table-cell>
          <table:table-cell office:value-type="string" calcext:value-type="string">
            <text:p>13]</text:p>
          </table:table-cell>
          <table:table-cell office:value-type="string" calcext:value-type="string">
            <text:p><text:s text:c="4"/>FUN_00016fa0</text:p>
          </table:table-cell>
          <table:table-cell office:value-type="string" calcext:value-type="string">
            <text:p>00017670(*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c0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edf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ee2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7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8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8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a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5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3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75d0</text:p>
          </table:table-cell>
          <table:table-cell office:value-type="string" calcext:value-type="string">
            <text:p>0003762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75d0</text:p>
          </table:table-cell>
          <table:table-cell office:value-type="string" calcext:value-type="string">
            <text:p>0003764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75d0</text:p>
          </table:table-cell>
          <table:table-cell office:value-type="string" calcext:value-type="string">
            <text:p>00037670(R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3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MB_START_P1_0054fc54 <text:s text:c="26"/>XREF</text:p>
          </table:table-cell>
          <table:table-cell office:value-type="string" calcext:value-type="string">
            <text:p>12]</text:p>
          </table:table-cell>
          <table:table-cell office:value-type="string" calcext:value-type="string">
            <text:p><text:s text:c="4"/>00002d28(R)</text:p>
          </table:table-cell>
          <table:table-cell office:value-type="string" calcext:value-type="string">
            <text:p><text:s/>00002ea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00003c70(R)</text:p>
          </table:table-cell>
          <table:table-cell office:value-type="string" calcext:value-type="string">
            <text:p><text:s/>00003d2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00003dc0(R)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c1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ed90</text:p>
          </table:table-cell>
          <table:table-cell office:value-type="string" calcext:value-type="string">
            <text:p>0001edb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ea0</text:p>
          </table:table-cell>
          <table:table-cell office:value-type="string" calcext:value-type="string">
            <text:p>0001fec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7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1bc0</text:p>
          </table:table-cell>
          <table:table-cell office:value-type="string" calcext:value-type="string">
            <text:p>00022594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29f0</text:p>
          </table:table-cell>
          <table:table-cell office:value-type="string" calcext:value-type="string">
            <text:p>00022b4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4030</text:p>
          </table:table-cell>
          <table:table-cell office:value-type="string" calcext:value-type="string">
            <text:p>0002412c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4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ANCELUSE_P1_0054fc55 <text:s text:c="26"/>XREF</text:p>
          </table:table-cell>
          <table:table-cell office:value-type="string" calcext:value-type="string">
            <text:p>6]</text:p>
          </table:table-cell>
          <table:table-cell office:value-type="string" calcext:value-type="string">
            <text:p><text:s text:c="5"/>00005544(R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c1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ea0</text:p>
          </table:table-cell>
          <table:table-cell office:value-type="string" calcext:value-type="string">
            <text:p>0001fed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b40</text:p>
          </table:table-cell>
          <table:table-cell office:value-type="string" calcext:value-type="string">
            <text:p>00020be8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0cb0</text:p>
          </table:table-cell>
          <table:table-cell office:value-type="string" calcext:value-type="string">
            <text:p>00020d30(*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42940</text:p>
          </table:table-cell>
          <table:table-cell office:value-type="string" calcext:value-type="string">
            <text:p>00042b04(*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5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56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8"/>0054fc57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MAN_COM_P2_0054fc58* <text:s text:c="27"/>XREF</text:p>
          </table:table-cell>
          <table:table-cell office:value-type="string" calcext:value-type="string">
            <text:p>94]</text:p>
          </table:table-cell>
          <table:table-cell office:value-type="string" calcext:value-type="string">
            <text:p><text:s text:c="4"/>FUN_00003010</text:p>
          </table:table-cell>
          <table:table-cell office:value-type="string" calcext:value-type="string">
            <text:p>000031f8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25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2b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34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3a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40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03010</text:p>
          </table:table-cell>
          <table:table-cell office:value-type="string" calcext:value-type="string">
            <text:p>0000345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4d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4f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50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a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a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5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e9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ec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ee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ff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06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12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228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58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HAR_NUM_P2_0054fc59* <text:s text:c="26"/>XREF</text:p>
          </table:table-cell>
          <table:table-cell office:value-type="string" calcext:value-type="string">
            <text:p>61]</text:p>
          </table:table-cell>
          <table:table-cell office:value-type="string" calcext:value-type="string">
            <text:p><text:s text:c="4"/>FUN_00013db0</text:p>
          </table:table-cell>
          <table:table-cell office:value-type="string" calcext:value-type="string">
            <text:p>00013e0c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3db0</text:p>
          </table:table-cell>
          <table:table-cell office:value-type="string" calcext:value-type="string">
            <text:p>00013e2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77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78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af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bb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c6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79a0</text:p>
          </table:table-cell>
          <table:table-cell office:value-type="string" calcext:value-type="string">
            <text:p>00017c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2c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37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3d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a20</text:p>
          </table:table-cell>
          <table:table-cell office:value-type="string" calcext:value-type="string">
            <text:p>00018c2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ce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fb80</text:p>
          </table:table-cell>
          <table:table-cell office:value-type="string" calcext:value-type="string">
            <text:p>0001fcf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500</text:p>
          </table:table-cell>
          <table:table-cell office:value-type="string" calcext:value-type="string">
            <text:p>0002553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500</text:p>
          </table:table-cell>
          <table:table-cell office:value-type="string" calcext:value-type="string">
            <text:p>0002556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25500</text:p>
          </table:table-cell>
          <table:table-cell office:value-type="string" calcext:value-type="string">
            <text:p>0002559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3d0</text:p>
          </table:table-cell>
          <table:table-cell office:value-type="string" calcext:value-type="string">
            <text:p>0003057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303d0</text:p>
          </table:table-cell>
          <table:table-cell office:value-type="string" calcext:value-type="string">
            <text:p>000305b4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d7c0</text:p>
          </table:table-cell>
          <table:table-cell office:value-type="string" calcext:value-type="string">
            <text:p>0005d7d8(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re]</text:p>
          </table:table-cell>
          <table:table-cell/>
        </table:table-row>
        <table:table-row table:style-name="ro1">
          <table:table-cell office:value-type="string" calcext:value-type="string">
            <text:p><text:s text:c="8"/>0054fc59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9"/>CHAR_COL_P2_0054fc5a <text:s text:c="27"/>XREF</text:p>
          </table:table-cell>
          <table:table-cell office:value-type="string" calcext:value-type="string">
            <text:p>15]</text:p>
          </table:table-cell>
          <table:table-cell office:value-type="string" calcext:value-type="string">
            <text:p><text:s text:c="4"/>FUN_00005100_Debug?</text:p>
          </table:table-cell>
          <table:table-cell office:value-type="string" calcext:value-type="string">
            <text:p>00005148(R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 text:c="90"/>FUN_000148f0</text:p>
          </table:table-cell>
          <table:table-cell office:value-type="string" calcext:value-type="string">
            <text:p>00014df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8f0</text:p>
          </table:table-cell>
          <table:table-cell office:value-type="string" calcext:value-type="string">
            <text:p>00014e2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8f0</text:p>
          </table:table-cell>
          <table:table-cell office:value-type="string" calcext:value-type="string">
            <text:p>000150d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48f0</text:p>
          </table:table-cell>
          <table:table-cell office:value-type="string" calcext:value-type="string">
            <text:p>0001513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814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581c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53d0</text:p>
          </table:table-cell>
          <table:table-cell office:value-type="string" calcext:value-type="string">
            <text:p>0001615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2d0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2e0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2f8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3f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18280</text:p>
          </table:table-cell>
          <table:table-cell office:value-type="string" calcext:value-type="string">
            <text:p>0001840c(W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5d7c0</text:p>
          </table:table-cell>
          <table:table-cell office:value-type="string" calcext:value-type="string">
            <text:p>0005d7c8(R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00070f40</text:p>
          </table:table-cell>
          <table:table-cell office:value-type="string" calcext:value-type="string">
            <text:p>00070fd0(R)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0054fc5a 00 <text:s text:c="13"/>db <text:s text:c="8"/>0h</text:p>
          </table:table-cell>
          <table:table-cell table:number-columns-repeated="4"/>
        </table:table-row>
      </table:table>
      <table:table table:name="Sheet4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ce1"/>
        <table:table-column table:style-name="co10" table:default-cell-style-name="ce1"/>
        <table:table-column table:style-name="co13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4" table:default-cell-style-name="ce3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Variable Nam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.zip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a.zip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2M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2 Demo 2000-01-07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2 Proto 2001-01-27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2 PS2 2000-03-17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2LE 2000-08-29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2HC 2000-11-07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3 Proto 2001-10-1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3.1 2002-02-0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2U 2004-10-07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DOA2U Proto 2004-10-12</text:p>
          </table:table-cell>
          <table:table-cell table:style-name="Default" office:value-type="string" calcext:value-type="string">
            <text:p>`|`</text:p>
          </table:table-cell>
          <table:table-cell office:value-type="string" calcext:value-type="string">
            <text:p>DOA4 2005-12-2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`|</text:p>
          </table:table-cell>
          <table:table-cell table:style-name="ce1" office:value-type="string" calcext:value-type="string">
            <text:p>DOA4 2005-12-2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table:style-name="Default" office:value-type="string" calcext:value-type="string">
            <text:p>-----</text:p>
          </table:table-cell>
          <table:table-cell table:style-name="Default"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`|</text:p>
          </table:table-cell>
          <table:table-cell table:style-name="ce1"/>
          <table:table-cell table:number-columns-repeated="3"/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MAN_COM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e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4f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c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b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6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b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80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87ae3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d0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float" office:value="83020188" calcext:value-type="float">
            <text:p>8302018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=COMPUTER, 1=HUMAN</text:p>
          </table:table-cell>
          <table:table-cell office:value-type="string" calcext:value-type="string">
            <text:p>`|</text:p>
          </table:table-cell>
          <table:table-cell office:value-type="float" office:value="83020188" calcext:value-type="float">
            <text:p>83020188</text:p>
          </table:table-cell>
          <table:table-cell office:value-type="string" calcext:value-type="string">
            <text:p>MAN_COM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CHAR_NUM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e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4f5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cd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b5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6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b9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81</text:p>
          </table:table-cell>
          <table:table-cell office:value-type="string" calcext:value-type="string">
            <text:p>`|`</text:p>
          </table:table-cell>
          <table:table-cell table:style-name="ce1" office:value-type="string" calcext:value-type="string">
            <text:p>0045e479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9cf59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ae3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d1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float" office:value="83020189" calcext:value-type="float">
            <text:p>83020189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float" office:value="83020189" calcext:value-type="float">
            <text:p>83020189</text:p>
          </table:table-cell>
          <table:table-cell office:value-type="string" calcext:value-type="string">
            <text:p>CHAR_NUM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CHAR_COL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e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4f6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c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b6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6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ba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8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5e47a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9cf5a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ae3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d2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8a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8a</text:p>
          </table:table-cell>
          <table:table-cell office:value-type="string" calcext:value-type="string">
            <text:p>CHAR_COL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WIN_POIN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3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e3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4f7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cf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b7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63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bb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83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5e47b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87ae33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d3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8b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Rounds Won</text:p>
          </table:table-cell>
          <table:table-cell office:value-type="string" calcext:value-type="string">
            <text:p>`|</text:p>
          </table:table-cell>
          <table:table-cell office:value-type="string" calcext:value-type="string">
            <text:p>8302018b</text:p>
          </table:table-cell>
          <table:table-cell office:value-type="string" calcext:value-type="string">
            <text:p>WIN_POINT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XPOS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e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4f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d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b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6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b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8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5e47c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87ae3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d4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8c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8c</text:p>
          </table:table-cell>
          <table:table-cell office:value-type="string" calcext:value-type="string">
            <text:p>XPOS_P1</text:p>
          </table:table-cell>
          <table:table-cell/>
          <table:table-cell office:value-type="string" calcext:value-type="string">
            <text:p>FLOAT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YPOS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e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4f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d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b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6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c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88</text:p>
          </table:table-cell>
          <table:table-cell office:value-type="string" calcext:value-type="string">
            <text:p>`|`</text:p>
          </table:table-cell>
          <table:table-cell table:style-name="ce1" office:value-type="string" calcext:value-type="string">
            <text:p>0045e480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87ae3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d8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float" office:value="83020190" calcext:value-type="float">
            <text:p>83020190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float" office:value="83020190" calcext:value-type="float">
            <text:p>83020190</text:p>
          </table:table-cell>
          <table:table-cell office:value-type="string" calcext:value-type="string">
            <text:p>YPOS_P1</text:p>
          </table:table-cell>
          <table:table-cell/>
          <table:table-cell office:value-type="string" calcext:value-type="string">
            <text:p>FLOAT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ZPOS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e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0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d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c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6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c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8c</text:p>
          </table:table-cell>
          <table:table-cell office:value-type="string" calcext:value-type="string">
            <text:p>`|`</text:p>
          </table:table-cell>
          <table:table-cell table:style-name="ce1" office:value-type="string" calcext:value-type="string">
            <text:p>0045e484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87ae3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dc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float" office:value="83020194" calcext:value-type="float">
            <text:p>83020194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float" office:value="83020194" calcext:value-type="float">
            <text:p>83020194</text:p>
          </table:table-cell>
          <table:table-cell office:value-type="string" calcext:value-type="string">
            <text:p>ZPOS_P1</text:p>
          </table:table-cell>
          <table:table-cell/>
          <table:table-cell office:value-type="string" calcext:value-type="string">
            <text:p>FLOAT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NIME_SPD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f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0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d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c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7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c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90</text:p>
          </table:table-cell>
          <table:table-cell office:value-type="string" calcext:value-type="string">
            <text:p>`|`</text:p>
          </table:table-cell>
          <table:table-cell table:style-name="ce1" office:value-type="string" calcext:value-type="string">
            <text:p>0045e488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87ae4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e0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float" office:value="83020198" calcext:value-type="float">
            <text:p>83020198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float" office:value="83020198" calcext:value-type="float">
            <text:p>83020198</text:p>
          </table:table-cell>
          <table:table-cell office:value-type="string" calcext:value-type="string">
            <text:p>ANIME_SPD_P1</text:p>
          </table:table-cell>
          <table:table-cell/>
          <table:table-cell office:value-type="string" calcext:value-type="string">
            <text:p>FLOAT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IREC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f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0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e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c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7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c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94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87ae4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e4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9c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9c</text:p>
          </table:table-cell>
          <table:table-cell office:value-type="string" calcext:value-type="string">
            <text:p>DIRECT_P1</text:p>
          </table:table-cell>
          <table:table-cell/>
          <table:table-cell office:value-type="string" calcext:value-type="string">
            <text:p>4 BYTES, SIGNED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TK_DIR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f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0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e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c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7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d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98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87ae4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e8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a0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a0</text:p>
          </table:table-cell>
          <table:table-cell office:value-type="string" calcext:value-type="string">
            <text:p>ATK_DIR_P1</text:p>
          </table:table-cell>
          <table:table-cell/>
          <table:table-cell office:value-type="string" calcext:value-type="string">
            <text:p>4 BYTES, SIGNED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BODY_DIR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bf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1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e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d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7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d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9c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87ae4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7ec</text:p>
          </table:table-cell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a4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a4</text:p>
          </table:table-cell>
          <table:table-cell office:value-type="string" calcext:value-type="string">
            <text:p>BODY_DIR_P1</text:p>
          </table:table-cell>
          <table:table-cell/>
          <table:table-cell office:value-type="string" calcext:value-type="string">
            <text:p>4 BYTES, SIGNED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a8</text:p>
          </table:table-cell>
          <table:table-cell office:value-type="string" calcext:value-type="string">
            <text:p>CHAR_DISP_P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a9</text:p>
          </table:table-cell>
          <table:table-cell office:value-type="string" calcext:value-type="string">
            <text:p>BY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aa</text:p>
          </table:table-cell>
          <table:table-cell office:value-type="string" calcext:value-type="string">
            <text:p>BY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ab</text:p>
          </table:table-cell>
          <table:table-cell office:value-type="string" calcext:value-type="string">
            <text:p>BY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HIT_POIN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1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2e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bfd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8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6d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a0</text:p>
          </table:table-cell>
          <table:table-cell office:value-type="string" calcext:value-type="string">
            <text:p>`|`</text:p>
          </table:table-cell>
          <table:table-cell table:style-name="ce1" office:value-type="string" calcext:value-type="string">
            <text:p>0045e49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9cf78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a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Health Points</text:p>
          </table:table-cell>
          <table:table-cell office:value-type="string" calcext:value-type="string">
            <text:p>`|</text:p>
          </table:table-cell>
          <table:table-cell office:value-type="string" calcext:value-type="string">
            <text:p>830201ac</text:p>
          </table:table-cell>
          <table:table-cell office:value-type="string" calcext:value-type="string">
            <text:p>HIT_POINT_P1</text:p>
          </table:table-cell>
          <table:table-cell/>
          <table:table-cell office:value-type="string" calcext:value-type="string">
            <text:p>2 BYTES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AMAGE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16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a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ae</text:p>
          </table:table-cell>
          <table:table-cell office:value-type="string" calcext:value-type="string">
            <text:p>Damage_P1</text:p>
          </table:table-cell>
          <table:table-cell/>
          <table:table-cell office:value-type="string" calcext:value-type="string">
            <text:p>2 BYTES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b0</text:p>
          </table:table-cell>
          <table:table-cell office:value-type="string" calcext:value-type="string">
            <text:p>WOR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LAST_DMG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18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8c1fbfda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b2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b2</text:p>
          </table:table-cell>
          <table:table-cell office:value-type="string" calcext:value-type="string">
            <text:p>Last_Damage_P1</text:p>
          </table:table-cell>
          <table:table-cell/>
          <table:table-cell office:value-type="string" calcext:value-type="string">
            <text:p>2 BYTES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MG_DISP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6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6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1a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8c1fbfdc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b4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b4</text:p>
          </table:table-cell>
          <table:table-cell office:value-type="string" calcext:value-type="string">
            <text:p>Damage_Disp_P1</text:p>
          </table:table-cell>
          <table:table-cell/>
          <table:table-cell office:value-type="string" calcext:value-type="string">
            <text:p>2 BYTES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b6</text:p>
          </table:table-cell>
          <table:table-cell office:value-type="string" calcext:value-type="string">
            <text:p>WOR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NIME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20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8c1fbfe0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b8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b8</text:p>
          </table:table-cell>
          <table:table-cell office:value-type="string" calcext:value-type="string">
            <text:p>ANIME_P1</text:p>
          </table:table-cell>
          <table:table-cell/>
          <table:table-cell office:value-type="string" calcext:value-type="string">
            <text:p>2 BYTES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CT_CODE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a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a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22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8c1fbfe2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8c2376e6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45e4a6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9cf86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ba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ba</text:p>
          </table:table-cell>
          <table:table-cell office:value-type="string" calcext:value-type="string">
            <text:p>ACT_CODE_P1</text:p>
          </table:table-cell>
          <table:table-cell/>
          <table:table-cell office:value-type="string" calcext:value-type="string">
            <text:p>2 BYTES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CT_FLAG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b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b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24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8c1fbfe4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bc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bc</text:p>
          </table:table-cell>
          <table:table-cell office:value-type="string" calcext:value-type="string">
            <text:p>ACT_FLAG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CT_REQ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c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b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be</text:p>
          </table:table-cell>
          <table:table-cell office:value-type="string" calcext:value-type="string">
            <text:p>ACT_REQ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CT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d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d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8c1fbfe7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59cf8b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bf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bf</text:p>
          </table:table-cell>
          <table:table-cell office:value-type="string" calcext:value-type="string">
            <text:p>ACT_STATE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POSE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c0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c0</text:p>
          </table:table-cell>
          <table:table-cell office:value-type="string" calcext:value-type="string">
            <text:p>POSE_STA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OWN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f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0f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c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c1</text:p>
          </table:table-cell>
          <table:table-cell office:value-type="string" calcext:value-type="string">
            <text:p>DOWN_STA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UpsideDownHead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0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8c1fbfea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c2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c2</text:p>
          </table:table-cell>
          <table:table-cell office:value-type="string" calcext:value-type="string">
            <text:p>UpsideDownHead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OWN_DIR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c3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TK_POIN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2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c4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TK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3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3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=NEUTRAL, 1=AIR, 2=AIR ATTACK, 3=ATTACK, 4=THROW, 5=HOLD, 6=HOLD SUCCESS, 7=Block Stun (Hold Unavailable), 8=Critical Stun <text:s/>(Hold Available), 9=Hit Stun <text:s/>(Hold Unavailable), 10=BEING THROWN, 11=BEING HELD, 12=GROUND STATE (Wake=Up=Kick Available), 13=SPECIAL MOVE (Taunts/Flips), 14=DOWN ATTACK, 15=Down Attack Stun, 16=THROW MISS</text:p>
          </table:table-cell>
          <table:table-cell office:value-type="string" calcext:value-type="string">
            <text:p>`|</text:p>
          </table:table-cell>
          <table:table-cell office:value-type="string" calcext:value-type="string">
            <text:p>830201c5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NIM_FLIP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4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8c1fbfe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2" office:value-type="string" calcext:value-type="string">
            <text:p>830201c6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=left foot forward, 1=right foot forward </text:p>
          </table:table-cell>
          <table:table-cell office:value-type="string" calcext:value-type="string">
            <text:p>`|</text:p>
          </table:table-cell>
          <table:table-cell office:value-type="string" calcext:value-type="string">
            <text:p>830201c6</text:p>
          </table:table-cell>
          <table:table-cell office:value-type="string" calcext:value-type="string">
            <text:p>LeadingFoot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NIM_FLAG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5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5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c7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NIM_REQ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6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6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c8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HIT_ATK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7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7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c9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HIT_BODY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8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ca</text:p>
          </table:table-cell>
          <table:table-cell office:value-type="string" calcext:value-type="string">
            <text:p>DAT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HIT_STAGE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9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9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cb</text:p>
          </table:table-cell>
          <table:table-cell office:value-type="string" calcext:value-type="string">
            <text:p>THROW_FLAG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GUARD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a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a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3" office:value-type="string" calcext:value-type="string">
            <text:p>830201cd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cc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JUMP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b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b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3" office:value-type="string" calcext:value-type="string">
            <text:p>830201c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cd</text:p>
          </table:table-cell>
          <table:table-cell office:value-type="string" calcext:value-type="string">
            <text:p>GUARD_STA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JUMP_HIGH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c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3" office:value-type="string" calcext:value-type="string">
            <text:p>830201cf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ce</text:p>
          </table:table-cell>
          <table:table-cell office:value-type="string" calcext:value-type="string">
            <text:p>JUMP_STA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JUMP_DIR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d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d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cf</text:p>
          </table:table-cell>
          <table:table-cell office:value-type="string" calcext:value-type="string">
            <text:p>JUMP_HIGH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BEAT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d0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SKY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f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1f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d1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OWN_HI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0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d2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CT_CANCEL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d3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GRASP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2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d4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WNA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3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3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d5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MOUNT_STA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4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d6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RING_OU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5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5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d7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ATK_HEIGH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6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6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3" office:value-type="string" calcext:value-type="string">
            <text:p>830201d8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d8</text:p>
          </table:table-cell>
          <table:table-cell office:value-type="string" calcext:value-type="string">
            <text:p>ATK_HEIGHT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RING_HI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7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7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da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PLYR_DISP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8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dc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ANGERFLG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9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9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dd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IR_AJS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a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a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de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AMAGE_NUM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b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b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df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SIDE_SPIN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c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e0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HIT_GRASP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d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d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e1</text:p>
          </table:table-cell>
          <table:table-cell office:value-type="string" calcext:value-type="string">
            <text:p>UKEMI_FLAG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GRPLSLIP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e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e2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BEAT_HITS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4f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2f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e3</text:p>
          </table:table-cell>
          <table:table-cell office:value-type="string" calcext:value-type="string">
            <text:p>HIT_GRASP???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UKEMI_FLG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5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0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3" office:value-type="string" calcext:value-type="string">
            <text:p>830201e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e4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DANGERSE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5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1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e5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e6</text:p>
          </table:table-cell>
          <table:table-cell office:value-type="string" calcext:value-type="string">
            <text:p>BY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e7</text:p>
          </table:table-cell>
          <table:table-cell office:value-type="string" calcext:value-type="string">
            <text:p>BY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COMBO_FLG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5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2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3" office:value-type="string" calcext:value-type="string">
            <text:p>830201e8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e8</text:p>
          </table:table-cell>
          <table:table-cell office:value-type="string" calcext:value-type="string">
            <text:p>COMBO_FLAG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COMBO_CN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53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3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3" office:value-type="string" calcext:value-type="string">
            <text:p>830201e9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e9</text:p>
          </table:table-cell>
          <table:table-cell office:value-type="string" calcext:value-type="string">
            <text:p>COMBO_COUNTER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CMB_START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5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4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 table:style-name="ce3" office:value-type="string" calcext:value-type="string">
            <text:p>830201ea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ea</text:p>
          </table:table-cell>
          <table:table-cell office:value-type="string" calcext:value-type="string">
            <text:p>COMBO_START_P1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CANCELUSE_P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55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5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eb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ec</text:p>
          </table:table-cell>
          <table:table-cell office:value-type="string" calcext:value-type="string">
            <text:p>BY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ed</text:p>
          </table:table-cell>
          <table:table-cell office:value-type="string" calcext:value-type="string">
            <text:p>BY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ee</text:p>
          </table:table-cell>
          <table:table-cell office:value-type="string" calcext:value-type="string">
            <text:p>BY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ef</text:p>
          </table:table-cell>
          <table:table-cell office:value-type="string" calcext:value-type="string">
            <text:p>BY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f0</text:p>
          </table:table-cell>
          <table:table-cell office:value-type="string" calcext:value-type="string">
            <text:p>BY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f1</text:p>
          </table:table-cell>
          <table:table-cell office:value-type="string" calcext:value-type="string">
            <text:p>BY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f2</text:p>
          </table:table-cell>
          <table:table-cell office:value-type="string" calcext:value-type="string">
            <text:p>BY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f3</text:p>
          </table:table-cell>
          <table:table-cell office:value-type="string" calcext:value-type="string">
            <text:p>BY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f4</text:p>
          </table:table-cell>
          <table:table-cell office:value-type="string" calcext:value-type="string">
            <text:p>DWOR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f8</text:p>
          </table:table-cell>
          <table:table-cell office:value-type="string" calcext:value-type="string">
            <text:p>DWOR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1fc</text:p>
          </table:table-cell>
          <table:table-cell office:value-type="string" calcext:value-type="string">
            <text:p>DWOR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float" office:value="83020200" calcext:value-type="float">
            <text:p>83020200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float" office:value="83020204" calcext:value-type="float">
            <text:p>83020204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float" office:value="83020208" calcext:value-type="float">
            <text:p>83020208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20c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float" office:value="83020210" calcext:value-type="float">
            <text:p>83020210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float" office:value="83020214" calcext:value-type="float">
            <text:p>83020214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float" office:value="83020218" calcext:value-type="float">
            <text:p>83020218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string" calcext:value-type="string">
            <text:p>8302021c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table:style-name="Default"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float" office:value="83020220" calcext:value-type="float">
            <text:p>83020220</text:p>
          </table:table-cell>
          <table:table-cell office:value-type="string" calcext:value-type="string">
            <text:p>DA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MAN_COM_P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5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c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33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c01c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c8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720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e8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`</text:p>
          </table:table-cell>
          <table:table-cell office:value-type="string" calcext:value-type="string">
            <text:p>0087aec4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864</text:p>
          </table:table-cell>
          <table:table-cell table:style-name="Default" office:value-type="string" calcext:value-type="string">
            <text:p>`|`</text:p>
          </table:table-cell>
          <table:table-cell table:style-name="ce3" office:value-type="float" office:value="83020224" calcext:value-type="float">
            <text:p>83020224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float" office:value="83020224" calcext:value-type="float">
            <text:p>83020224</text:p>
          </table:table-cell>
          <table:table-cell office:value-type="string" calcext:value-type="string">
            <text:p>MAN_COM_P2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CHAR_NUM_P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59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9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c5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335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c01d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c9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72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e9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5e4e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9cfc1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aec5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865</text:p>
          </table:table-cell>
          <table:table-cell table:style-name="Default" office:value-type="string" calcext:value-type="string">
            <text:p>`|`</text:p>
          </table:table-cell>
          <table:table-cell table:style-name="ce3" office:value-type="float" office:value="83020225" calcext:value-type="float">
            <text:p>83020225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float" office:value="83020225" calcext:value-type="float">
            <text:p>83020225</text:p>
          </table:table-cell>
          <table:table-cell office:value-type="string" calcext:value-type="string">
            <text:p>CHAR_NUM_P2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>
          <table:table-cell office:value-type="string" calcext:value-type="string">
            <text:p>|`</text:p>
          </table:table-cell>
          <table:table-cell office:value-type="string" calcext:value-type="string">
            <text:p>CHAR_COL_P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5a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4fc3a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c2545c6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1c336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1fc01e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1a9ca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8c23772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a2bea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45e4e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59cfc2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aec6</text:p>
          </table:table-cell>
          <table:table-cell office:value-type="string" calcext:value-type="string">
            <text:p>`|`</text:p>
          </table:table-cell>
          <table:table-cell office:value-type="string" calcext:value-type="string">
            <text:p>00876866</text:p>
          </table:table-cell>
          <table:table-cell table:style-name="Default" office:value-type="string" calcext:value-type="string">
            <text:p>`|`</text:p>
          </table:table-cell>
          <table:table-cell table:style-name="ce3" office:value-type="float" office:value="83020226" calcext:value-type="float">
            <text:p>83020226</text:p>
          </table:table-cell>
          <table:table-cell office:value-type="string" calcext:value-type="string">
            <text:p>`|`</text:p>
          </table:table-cell>
          <table:table-cell/>
          <table:table-cell office:value-type="string" calcext:value-type="string">
            <text:p>`|</text:p>
          </table:table-cell>
          <table:table-cell office:value-type="float" office:value="83020226" calcext:value-type="float">
            <text:p>83020226</text:p>
          </table:table-cell>
          <table:table-cell office:value-type="string" calcext:value-type="string">
            <text:p>CHAR_COL_P2</text:p>
          </table:table-cell>
          <table:table-cell/>
          <table:table-cell office:value-type="string" calcext:value-type="string">
            <text:p>BYTE</text:p>
          </table:table-cell>
        </table:table-row>
        <table:table-row table:style-name="ro3" table:number-rows-repeated="1048482">
          <table:table-cell table:number-columns-repeated="35"/>
        </table:table-row>
        <table:table-row table:style-name="ro3">
          <table:table-cell table:number-columns-repeated="35"/>
        </table:table-row>
      </table:table>
      <table:table table:name="Sheet3" table:style-name="ta1" table:print="false"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<text:s text:c="29"/>MAN_COM_P1_83020188 <text:s text:c="28"/>XREF[197]: <text:s text:c="2"/>FUN_822e2f28:822e2f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1E818:8231e8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6B48:82376bb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0b28:823d0b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0b28:823d0b7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12D0:823d13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6D0:823db7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CFC8:823dd0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E0980:823e09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E2848:823e2a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36a8:823e377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E5CA8:823e5cf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18b0:823f198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1b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2c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2240:824122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5948:824f59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06958:825069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87A88:82587a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88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HAR_NUM_P1_83020189 <text:s text:c="27"/>XREF[335]: <text:s text:c="2"/>Function_8231E818:8231e84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228:823bfc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228:823c00c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6D0:823db7f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23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228:823fb2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228:823fb28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a2e8:8240a3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D88:82416e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9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9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a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5B78:824f5c0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b08:824f7b3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738:824fa76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06958:825069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06958:825069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2d7c8:8252d7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69bf0:82569d5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535C0:826536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89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HAR_COL_P1_8302018a <text:s text:c="27"/>XREF[34]: <text:s text:c="3"/>FUN_82316930:82316a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f128:8236f2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f128:8236f3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73408:823734e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73408:8237353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c4928:823c49c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E10:823d2f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9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6D0:823db7f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4558:823e486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4e0:823e877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24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fed8:823fff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d270:8240d2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17F80:825180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69bf0:82569c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535C0:826536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535C0:826536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68f9f8:8268fa0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711E30:82711e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8a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IN_POINT_P1_8302018b* <text:s text:c="25"/>XREF[44]: <text:s text:c="3"/>Function_823CF990:823cfb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650:823d27f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650:823d281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650:823d28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650:823d283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650:823d284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650:823d286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CFC8:823dd06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d8a0:823dd93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4f0:823df5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4f0:823df56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4f0:823df5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4f0:823df58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4f0:823df5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588:823e55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b08:823e5b8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b08:823e5b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b08:823e5b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b08:823e5bb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b08:823e5bc4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8b 00 <text:s text:c="13"/>db <text:s text:c="8"/>0h <text:s text:c="61"/>WinPoint/MatchPoint/RoundsW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XPOS_P1_8302018c <text:s text:c="31"/>XREF[295]: <text:s text:c="2"/>FUN_8231aaa0:8231ac0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1B080:8231b0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1B080:8231b0d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168:8231b2c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168:8231b3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22868:823229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22868:8232298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22868:823229c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9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b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430:8241646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430:824164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B088:824eb11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8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87A88:82587a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87A88:82587ac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8c 00 00 00 00 <text:s text:c="4"/>float <text:s text:c="5"/>0.0 <text:s text:c="60"/>Z-axis or distance?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YPOS_P1_83020190 <text:s text:c="31"/>XREF[122]: <text:s text:c="2"/>FUN_8230e248:8230e2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4b28:82314c9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168:8231b2c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a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b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fed8:823fff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0DAB8:8240db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63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c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2b0:824f53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530:824f57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674:824f58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674:824f58b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e20:824f6e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e20:824f6e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f58:824f71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280:824f74f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6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6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828:82500bf0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90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ZPOS_P1_83020194 <text:s text:c="31"/>XREF[289]: <text:s text:c="2"/>Function_82302EA0:82302ec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aaa0:8231ac1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1B080:8231b0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1B080:8231b0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168:8231b2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168:8231b34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caseD_5:8231b5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22868:8232291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a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430:8241646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430:8241648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B088:824eb12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8e0:824f793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828:82500c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e70:825013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87A88:82587a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87A88:82587ab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94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NIME_SPD_P1_83020198 <text:s text:c="26"/>XREF[24]: <text:s text:c="3"/>Function_8236F040:8236f0c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f770:8236f8f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74660:8237469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4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81D8:823d82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8308:823d837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c2b8:823dc2f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3190:823e31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e740:823fe7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e740:823fe7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838:82400a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838:82400a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a30:82400a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d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d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e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e1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e3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f4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98 00 00 00 00 <text:s text:c="4"/>float <text:s text:c="5"/>0.0 <text:s text:c="60"/>health related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IRECT_P1_8302019c <text:s text:c="29"/>XREF[178]: <text:s text:c="2"/>Function_82301728:8230188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01728:8230193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8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9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c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ad8:824ebb6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500:824ef5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A40:824f1a9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7e8:824f28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39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1e8:82506514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9c 00 00 00 00 <text:s text:c="4"/>undefined4 000000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TK_DIR_P1_830201a0 <text:s text:c="28"/>XREF[93]: <text:s text:c="3"/>FUN_823e2180:823e21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d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500:824ef5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500:824ef5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648:824ef6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648:824ef7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648:824ef7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49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5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5c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6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730:824f274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620:824f66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9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a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a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cc0:824f8e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9c70:824f9d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5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2b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0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2 00 <text:s text:c="13"/>?? <text:s text:c="8"/>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3 00 <text:s text:c="13"/>?? <text:s text:c="8"/>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ODY_DIR_P1_830201a4 <text:s text:c="27"/>XREF[120]: <text:s text:c="2"/>FUN_823e2180:823e21a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2180:823e21d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4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5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5d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6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16c0:824f16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16c0:824f16f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910:824f19f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A40:824f1a9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f58:824f71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7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c7d4:824fc7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b9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c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3c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39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4cf0:82504d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1e8:825065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1e8:8250651c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4 00 00 00 00 <text:s text:c="4"/>ddw <text:s text:c="7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HAR_DISP_P1_830201a8 <text:s text:c="26"/>XREF[108]: <text:s text:c="2"/>Function_8233E880:8233e8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3E880:8233e8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77a88:82377a5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CEA70:823ceb8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CFD18:823cfd9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a350:823da3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EB50:823deb8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ECA8:823decc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EDF0:823dee2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5b0:823dfb6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B2A8:823fb2f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B2A8:823fb30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B468:823fb4b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B468:823fb4c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17B60:82517ba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54008:825540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54008:825540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073F8:826074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199D8:82619a1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8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a9 <text:s text:c="34"/>XREF[276]: <text:s text:c="2"/>Function_822E22B8:822e22e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2E22B8:822e22f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2f28:822e2f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2f28:822e2f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3590:822e367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3a868:8233a89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3E880:8233e8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3E880:8233e8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2208:823622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27F0:8236281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28b8:823628d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2A20:82362a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2e28:82362e4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2e90:82362ea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b8b8:8236b8d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BBD8:8236bb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BBD8:8236bbf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25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2240:824122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A50:824f2a8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9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aa <text:s text:c="34"/>XREF[27]: <text:s text:c="3"/>FUN_8233b358:8233b37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f128:8236f3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03E0:8237045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0498:823704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0498:823704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48B0:8237495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48B0:823749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6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64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f0:823d18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b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5408:823d54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5868:823d58d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ea58:823eeae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ea58:823eeb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ea58:823eeb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ec08:823eec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1ab0:823f1bf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a08:82402a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d270:8240d36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a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ab <text:s text:c="34"/>XREF[60]: <text:s text:c="3"/>FUN_82314b28:82314b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8080:823181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829c:823186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d428:8231d4a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d5a4:8231d63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F668:8236f7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12D0:823d135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1C90:823d1de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c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EDF0:823dee2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5b0:823df77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f5b0:823dfa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3c0:823e84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4e0:823e870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1DF0:823f1ed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8658:823f8f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2c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34fc:824036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bd8:82413c6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3d0:824fa3e8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b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HIT_POINT_P1_830201ac* <text:s text:c="25"/>XREF[99]: <text:s text:c="3"/>Function_822E2D20:822e2d4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2ea0:822e2e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f5748:822f5ae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F040:8236f0e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61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5298:823d52f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630:823d56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630:823d56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630:823d570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A70:823dba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A70:823dbab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AF0:823dbb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BAF0:823dbb5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CF18:823dcf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CF18:823dcf5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E38D0:823e39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E38D0:823e39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23e0:824124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23e0:8241245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8f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c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ORD_830201ae <text:s text:c="34"/>XREF[30]: <text:s text:c="3"/>FUN_823d1490:823d153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24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ca40:824fcd3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ca40:824fcd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bb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c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d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c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c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cd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ce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d0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f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f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40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c68:82506e3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1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24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2dc(W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ae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ORD_830201b0 <text:s text:c="34"/>XREF[6]: <text:s text:c="4"/>FUN_823d1490:823d152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c68:82506e4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3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34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34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370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0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ORD_830201b2 <text:s text:c="34"/>XREF[18]: <text:s text:c="3"/>FUN_823d1490:823d153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17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19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2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27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30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3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d7ac:824ed8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d7ac:824ed8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180:824f720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c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d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e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c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cd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cf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d0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c68:82506e4c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2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ORD_830201b4 <text:s text:c="34"/>XREF[11]: <text:s text:c="3"/>FUN_823bc130:823bc3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5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7a8:823e88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180:824f72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506B90:82506c1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2a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2f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33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3a4(W), 825083b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3f4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4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ORD_830201b6 <text:s text:c="34"/>XREF[6]: <text:s text:c="4"/>FUN_825071e0:8250725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1e0:8250735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390(W), 825083c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400(W), 82508408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6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NIME_P1_830201b8 <text:s text:c="30"/>XREF[36]: <text:s text:c="3"/>FUN_822e2850:822e28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F040:8236f0d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0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8658:823f8d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8658:823f8f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8658:823f8f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398:823f97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b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fed8:823fff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1010:824010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2240:824122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9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7d0:824f78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7d0:824f78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7d0:824f78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090:824fa10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4750:825048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17e78:82517ec4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8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CT_CODE_P1_830201ba* <text:s text:c="26"/>XREF[388]: <text:s text:c="2"/>FUN_822e2760:822e277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228:823bfcf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228:823c00c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430:8241645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D88:82416dc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98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9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a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a88:824eaa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180:824eb1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1d80:824f1d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8e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A50:824f2a8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5948:824f596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5948:824f598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b08:824f7b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9220:824f924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738:824fa758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a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CT_FLAG_P1_830201bc <text:s text:c="27"/>XREF[116]: <text:s text:c="2"/>Function_822E2D20:822e2d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F040:8236f0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1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d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90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9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8e0:824f792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be8:824f8c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F7D0:824ff83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b18:824ffb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b18:824ffb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4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98c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c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CT_REQ_P1_830201be <text:s text:c="28"/>XREF[71]: <text:s text:c="3"/>Function_8236F040:8236f0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3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d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c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2240:8241229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db0:824ebf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db0:824ebf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db0:824ec0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5d8:824f86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9180:824f91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a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4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aa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e48:82506064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e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CT_STATE_P1_830201bf* <text:s text:c="25"/>XREF[335]: <text:s text:c="2"/>FUN_823d1790:823d17e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000:823d20d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f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AE38:823dae7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430:8241644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5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D88:82416d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aa8:824e2a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948:824ea96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a88:824eaa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B6B0:824eb6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1d80:824f1da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5b8:824f25d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8c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b08:824f7b1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9A08:824f9a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9A08:824f9a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090:824fa0d8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bf 00 <text:s text:c="13"/>db <text:s text:c="8"/>0h <text:s text:c="62"/>0 - NEUT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10"/>1 - A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10"/>2 - AIR AT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10"/>3 - AT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10"/>4 - TH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10"/>5 - HOL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POSE_STA_P1_830201c0 <text:s text:c="27"/>XREF[29]: <text:s text:c="3"/>FUN_822f4288:822f42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f42e8:822f43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6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398:823f94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798:823f98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798:823f98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1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648:824ef6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F998:824efa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a40:824f6b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b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e0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e1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d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db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4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4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e48:82505ed0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0 00 <text:s text:c="13"/>db <text:s text:c="8"/>0h <text:s text:c="62"/>0 - STA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10"/>1 - CROUC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OWN_STA_P1_830201c1 <text:s text:c="27"/>XREF[28]: <text:s text:c="3"/>FUN_822e2760:822e277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6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660:824066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f48:8240801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f48:824080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f48:824080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110:824083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110:8240839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910:824f19d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730:824f27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7e8:824f28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7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9220:824f926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9220:824f927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c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c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3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a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a9c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1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UpsideDownHead_P1_830201c2 <text:s text:c="21"/>XREF[11]: <text:s text:c="3"/>Check_UpsideDownHead_Hayabusa_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6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2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6b0:824e486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6b0:824e487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8ee0:824e8f8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c398:824ec46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398:824f23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828:825008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e70:82501b0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2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3 <text:s text:c="34"/>XREF[6]: <text:s text:c="4"/>Function_822E2680:822e26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7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8e0:824f792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9220:824f927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A880:824fa9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A880:824fa93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3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4 <text:s text:c="34"/>XREF[4]: <text:s text:c="4"/>FUN_823d1490:823d157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690:824f06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690:824f07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2c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4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5 <text:s text:c="34"/>XREF[27]: <text:s text:c="3"/>FUN_822e02e0:822e0dc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02e0:822e14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7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1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e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f68:824070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c78:82407d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6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8738:824187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1b90:824f1c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2b8:824f33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fe0:824f41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cf8:824f4d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4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46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1f08:82501f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1f08:82501f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9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980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5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*********************************************************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 830201c6 controls which foot is facing first PLAYER 1 <text:s text:c="5"/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 83020262 controls which foot is facing first PLAYER 2 <text:s text:c="5"/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 https://i.imgur.com/cioAg3G.mp4 <text:s text:c="27"/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 <text:s text:c="59"/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 0 = left foot forward <text:s text:c="37"/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 1 = right foot forward <text:s text:c="36"/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**********************************************************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LeadingFoot_P1_830201c6 <text:s text:c="24"/>XREF[88]: <text:s text:c="3"/>Function_822E2680:822e26c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34a8:822e34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f4820:822f4a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f51c0:822f52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f53f8:822f54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aaa0:8231ab9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aaa0:8231ab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168:8231b23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534:8231b54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1b66c:8231b67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6F040:8236f0d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7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f1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ad8:824ebb6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F998:824efa1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be8:824f8c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2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4ee0:82504f2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6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7 <text:s text:c="34"/>XREF[78]: <text:s text:c="3"/>Function_8236F040:8236f0d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4f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d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b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e78:823f9eb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7b0:824fe7e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91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a9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d6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5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6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8c0:824ff9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8c0:824ff9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8c0:824ff9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8c0:824ff9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9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30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7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8 <text:s text:c="34"/>XREF[38]: <text:s text:c="3"/>Function_8236F040:8236f0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8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e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f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9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9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c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fed8:823fff8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31c0:824032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410:824f65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7280:824f72f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ca40:824fcce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8c0:824ff9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e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78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c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4750:825047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50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8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9 <text:s text:c="34"/>XREF[12]: <text:s text:c="3"/>FUN_822e68b8:822e7f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7f9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80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80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81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84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8b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68b8:822e91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90d8:824f90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ca40:824fcd0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de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04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9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AT_830201ca_P1 <text:s text:c="32"/>XREF[12]: <text:s text:c="3"/>FUN_8230a980:8230aee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b4f8:8230b5a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8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a070:823ea1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a18c:823ea4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4ebc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2b8:824f33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2b8:824f33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35C8:824f36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3648:824f36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bc8:824fff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21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a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THROW_FLAG_P1_830201cb <text:s text:c="25"/>XREF[8]: <text:s text:c="4"/>FUN_823d1490:823d158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ad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5038:824150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400:8241743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400:824174b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400:824174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400:824174e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ce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b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cc <text:s text:c="34"/>XREF[33]: <text:s text:c="3"/>FUN_823d1490:823d158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7a8:823e88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d20:823e8e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99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a5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19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5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5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7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0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1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31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3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3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3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fc8:824e73a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4bc:824f05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df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0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5e8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c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GUARD_STA_P1_830201cd <text:s text:c="26"/>XREF[5]: <text:s text:c="4"/>FUN_822e02e0:822e110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02e0:822e111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9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91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4fc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d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JUMP_STA_P1_830201ce <text:s text:c="27"/>XREF[39]: <text:s text:c="3"/>FUN_823d1490:823d159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3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6f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7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7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5d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63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6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5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5f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398:824f24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f58:824f71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9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9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3e8:824fe4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5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5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6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6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1f08:82501ff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e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JUMP_HIGH_P1_830201cf <text:s text:c="26"/>XREF[5]: <text:s text:c="4"/>FUN_823d1490:823d159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f08:82414f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398:824f25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9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9f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cf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0 <text:s text:c="34"/>XREF[8]: <text:s text:c="4"/>FUN_823d1490:823d159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f08:82414f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398:824f25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a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a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a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3e8:824fe5c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3e8:824fe5e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0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1 <text:s text:c="34"/>XREF[26]: <text:s text:c="3"/>FUN_822e33b0:822e34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a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6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618:824146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618:824147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3b8:824e746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3b8:824e75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3b8:824e75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c398:824ec4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c398:824ec4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da48:824edee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E958:824eeba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cb8:824f11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9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9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8d8:824f69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be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5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5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58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1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2 <text:s text:c="34"/>XREF[32]: <text:s text:c="3"/>FUN_823d1490:823d15a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2f5c:82412f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254:824132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6a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92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cc0:82414e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cc0:82414ee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61b8:824163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5c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52d8:824e53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230:824ea2d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230:824ea3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230:824ea3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230:824ea6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9b8:824f0a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9b8:824f0a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c60:82502d1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5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4918:82504c2c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2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3 <text:s text:c="34"/>XREF[4]: <text:s text:c="4"/>FUN_823d1490:823d15a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a18c:823ea4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a18c:823ea4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344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3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4 <text:s text:c="34"/>XREF[15]: <text:s text:c="3"/>FUN_823d1490:823d15a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8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b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b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d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e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0a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3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f4c0:824ff4f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6e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a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a6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a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e48:82505ff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4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5 <text:s text:c="34"/>XREF[7]: <text:s text:c="4"/>FUN_823d1490:823d15b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5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a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ff8:824f30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2b8:824f33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2b8:824f336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5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6 <text:s text:c="34"/>XREF[9]: <text:s text:c="4"/>FUN_822f43d0:822f43e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f5748:822f5a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b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f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56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5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34d8:824e35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fc8:824f4ff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6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7 <text:s text:c="34"/>XREF[42]: <text:s text:c="3"/>FUN_822e02e0:822e0f1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02e0:822e14c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33b0:822e33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b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7a8:823e88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d20:823e8e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5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398:824f23b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5b8:824f25e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cf8:824f4d8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a40:824f6a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078:824f855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5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c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828:82500e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e70:825012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1f08:82501f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4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884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7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ATK_HEIGHT_P1_830201d8 <text:s text:c="25"/>XREF[16]: <text:s text:c="3"/>FUN_823d1490:823d15c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8738:824187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690:824f06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690:824f07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710:824f378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710:824f37c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9d8:824f3a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d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d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de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e1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898:824fe2f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1f08:825020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2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5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6dc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8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WORD_830201da <text:s text:c="34"/>XREF[3]: <text:s text:c="4"/>FUN_824fca40:824fcd1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de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00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a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c <text:s text:c="34"/>XREF[46]: <text:s text:c="3"/>FUN_82300790:8230080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b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7a8:823e88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d20:823e8e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55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5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a98:82413a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a98:82413a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5c8c:82415e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61b8:824162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6370:824163a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64b0:824164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64b0:824164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61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61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16590:824166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6c90:82416c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400:8241746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b78:82417c7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078:824f84f4(W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c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d <text:s text:c="34"/>XREF[9]: <text:s text:c="4"/>FUN_823d1490:823d15c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7a8:823e88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d20:823e8e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11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f4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2b0:824e437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8008:824e80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c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1d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d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e <text:s text:c="34"/>XREF[9]: <text:s text:c="4"/>FUN_823d1490:823d15c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08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0a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0f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1f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ca40:824fcb8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48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b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0dc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e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df <text:s text:c="34"/>XREF[5]: <text:s text:c="4"/>FUN_823d1490:823d15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8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a08:82402a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f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da48:824edcd4(R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df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0 <text:s text:c="34"/>XREF[12]: <text:s text:c="3"/>FUN_823d1490:823d15d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38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e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1c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1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0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27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b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a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34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0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UKEMI_FLAG_P1 <text:s text:c="34"/>XREF[6]: <text:s text:c="4"/>FUN_823d1490:823d15d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38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e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1e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4518:8250454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1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2 <text:s text:c="34"/>XREF[1]: <text:s text:c="4"/>FUN_823d1490:823d15dc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2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HIT_GRASP???_P1_830201E3 <text:s text:c="23"/>XREF[4]: <text:s text:c="4"/>FUN_823d1490:823d151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0690:824f076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39d8:824f3b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2c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3 00 <text:s text:c="13"/>db <text:s text:c="8"/>0h <text:s text:c="61"/>0=high pu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09"/>1=high k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09"/>2=mid pu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09"/>3=mid k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09"/>4=low pu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09"/>5=low k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4 <text:s text:c="34"/>XREF[3]: <text:s text:c="4"/>FUN_822e02e0:822e0a8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e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8A8:824f2918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4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5_P1 <text:s text:c="31"/>XREF[6]: <text:s text:c="4"/>FUN_8230a980:8230aee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b4f8:8230b5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e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49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6d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4e4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5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6 <text:s text:c="34"/>XREF[16]: <text:s text:c="3"/>FUN_823d1490:823d15e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f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09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11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3778:824e3c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A40:824f1a6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58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b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8f8:824fed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1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3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6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3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158:825054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ac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6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7 <text:s text:c="34"/>XREF[4]: <text:s text:c="4"/>FUN_823d1490:823d15e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e6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f0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f6c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7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OMBO_FLAG_P1_830201e8 <text:s text:c="25"/>XREF[24]: <text:s text:c="3"/>FUN_8230a980:8230af1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b4f8:8230b5b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5af0:823b5bb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5d68:823b5de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6208:823b62c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6480:823b65f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f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AF18:823daf4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AF18:823daf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6c8:824fa6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6c8:824fa7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5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6e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7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21d4:825028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158:8250546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61e8:825062f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2e0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8 00 <text:s text:c="13"/>db <text:s text:c="8"/>0h <text:s text:c="61"/>1 during att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109"/>0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OMBO_COUNTER_P1_830201e9 <text:s text:c="22"/>XREF[25]: <text:s text:c="3"/>FUN_8230a980:8230af1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b4f8:8230b5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5af0:823b5bb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5d68:823b5d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6208:823b62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6480:823b660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f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AF18:823daf9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bec:824ebd1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bec:824ebd2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6c8:824fa6f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75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3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2c0:825033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af8:82507c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af8:82507c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2e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717090:827170c0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9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OMBO_START_P1_830201ea <text:s text:c="24"/>XREF[16]: <text:s text:c="3"/>FUN_823b5d68:823b5dd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5f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AF18:823daf4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AF18:823daf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a6c8:824fa72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49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7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0308:825007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8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5b8:825039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158:825054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af8:82507c4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825082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7163b0:827164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717090:827170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717090:827170e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a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b <text:s text:c="34"/>XREF[5]: <text:s text:c="4"/>FUN_823d1490:823d15f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398:823f950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49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d48:824fede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ef70:824ff0c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b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c <text:s text:c="34"/>XREF[6]: <text:s text:c="4"/>FUN_823d1490:823d162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b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bc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b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64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65c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c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d <text:s text:c="34"/>XREF[31]: <text:s text:c="3"/>FUN_823e87a8:823e87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d20:823e8d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d20:823e8d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9978:823f9a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16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c4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7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97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e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2ea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21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33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2db0:824e334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5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5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5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68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7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75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7af8:82507df4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d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e <text:s text:c="34"/>XREF[39]: <text:s text:c="3"/>FUN_8230a980:8230af2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b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d6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6b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34c0:8241391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4618:824146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EB6B0:824eb70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bf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c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c2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1a8:824f51d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2b0:824f52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6f58:824f6f8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df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CDB0:824fce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be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d6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ea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f0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4040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e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ef <text:s text:c="34"/>XREF[6]: <text:s text:c="4"/>FUN_823f9978:823f9a2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4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e40:82407eb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8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8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9fc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ef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f0 <text:s text:c="34"/>XREF[13]: <text:s text:c="3"/>FUN_823fa4f0:823fa8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0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3e24:8240458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a7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8a9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34d8:824e35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52d8:824e535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d40:824e6e4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bdb0:824ec0e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fc8:824f50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790:824f87d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f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F1258:826f12ac(R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0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f1 <text:s text:c="34"/>XREF[10]: <text:s text:c="3"/>FUN_823fa4f0:823fa82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b7b0:823fd0b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3e24:8240458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34d8:824e35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34d8:824e36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52d8:824e53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92d8:824e94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a230:824ea64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078:824f81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078:824f84c8(R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1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f2 <text:s text:c="34"/>XREF[3]: <text:s text:c="4"/>FUN_8236db90:8236dc2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dec0:8236df6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6fc84:8236fccc(W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2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BYTE_830201f3 <text:s text:c="34"/>XREF[10]: <text:s text:c="3"/>FUN_823d1490:823d160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f48:824080b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f7f8:824ef8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460:824f14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050:824f206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bc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a10:824f4bd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52b0:824f53c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d3d0:824fd66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b40:82505c6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3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WORD_830201f4 <text:s text:c="33"/>XREF[5]: <text:s text:c="4"/>FUN_823d1490:823d160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22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2b0:824e437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3b8:824e73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6b8:824e777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4 00 00 00 00 <text:s text:c="4"/>ddw <text:s text:c="7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WORD_830201f8 <text:s text:c="33"/>XREF[9]: <text:s text:c="4"/>FUN_823d1490:823d160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22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c0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3b8:824e74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3b8:824e74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6b8:824e776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6b8:824e77d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6b8:824e77d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76b8:824e77ec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8 00 00 00 00 <text:s text:c="4"/>ddw <text:s text:c="7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WORD_830201fc <text:s text:c="33"/>XREF[3]: <text:s text:c="4"/>FUN_823d1490:823d160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8940:824092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64a4:824e6ab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1fc 00 00 00 00 <text:s text:c="4"/>ddw <text:s text:c="7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00 <text:s text:c="33"/>XREF[7]: <text:s text:c="4"/>FUN_82403e24:8240464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4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6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b0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910:824f19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644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00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04 <text:s text:c="33"/>XREF[7]: <text:s text:c="4"/>FUN_82403e24:8240464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4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6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b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b0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6b0:824e48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64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04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08 <text:s text:c="33"/>XREF[7]: <text:s text:c="4"/>FUN_82403e24:8240465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6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c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b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1910:824f19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64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08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0c <text:s text:c="33"/>XREF[7]: <text:s text:c="4"/>FUN_82403e24:8240462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7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e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6b0:824e488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6d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0c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10 <text:s text:c="33"/>XREF[7]: <text:s text:c="4"/>FUN_82403e24:8240463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1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7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a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f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f48:82408004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10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14 <text:s text:c="33"/>XREF[8]: <text:s text:c="4"/>FUN_82403e24:8240463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5c40:82405d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a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69e4:82406a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e46b0:824e487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75F8:824f76e0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14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18 <text:s text:c="33"/>XREF[8]: <text:s text:c="4"/>FUN_82400b80:82400e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b80:82400eb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b80:82400ef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3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8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e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A798:824fa7e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18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FLOAT_8302021c <text:s text:c="33"/>XREF[6]: <text:s text:c="4"/>FUN_82400b80:82400ea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b80:82400ec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0b80:82400ef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3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a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2b48:82402ee8(*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1c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DAT_83020220 <text:s text:c="35"/>XREF[149]: <text:s text:c="2"/>Function_8236F040:8236f0e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490:823d165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1790:823d17c4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5158:823d51d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17b8:824f17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628:824f265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26b0:824f26e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2A50:824f2a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4780:824f47a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5948:824f598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5948:824f59b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F8B48:824f8b7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HOLD??_Function_824F9A80:824f9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0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1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54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4c0:8250557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57d8:82505998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0 00 <text:s text:c="13"/>undefined1 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1 00 <text:s text:c="13"/>?? <text:s text:c="8"/>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2 00 <text:s text:c="13"/>?? <text:s text:c="8"/>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3 00 <text:s text:c="13"/>?? <text:s text:c="8"/>0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MAN_COM_P2_83020224 <text:s text:c="28"/>XREF[28]: <text:s text:c="3"/>FUN_822e02e0:822e085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02e0:822e0f1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02e0:822e0f2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02e0:822e149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2e2b00:822e2be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2E3030:822e309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3e28:8230403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3e28:82304a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5e90:8230621c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a980:8230aed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0b4f8:8230b5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6B48:82376bb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12D0:823d1330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d46d8:823d47f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36a8:823e37b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2a8:823e539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5fb0:823e60a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f2968:823f297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1cc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07c78:82407cac(*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4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HAR_NUM_P2_83020225 <text:s text:c="27"/>XREF[52]: <text:s text:c="3"/>FUN_8230a980:8230aed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1E818:8231e8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72140:8237219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bd518:823bd57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c4928:823c4a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2890:823d291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DC8A8:823dc9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4558:823e486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1d0:823e82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81d0:823e8298(*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238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17210:8241723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46CA38:8246ca8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4f8078:824f85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e0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e34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039c0:82503e8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569bf0:82569d6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535C0:8265362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68f9f8:8268fa1c(R), [mor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5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9"/>CHAR_COL_P2_83020226 <text:s text:c="27"/>XREF[6]: <text:s text:c="4"/>FUN_823c4928:823c4a2c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3e4558:823e4868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3F3178:823f3250(W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ction_8260B2D8:8260b35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68f9f8:8268fa20(R),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0"/>FUN_826b89e8:826b8a14(R)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83020226 00 <text:s text:c="13"/>db <text:s text:c="8"/>0h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Sheet4.D1:Sheet4.AB9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 style:data-style-name="N2" text:time-value="21:26:05.626373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16T11:59:16.12</meta:creation-date>
    <dc:date>2025-06-15T22:38:59.748522500</dc:date>
    <meta:editing-duration>PT2H37M2S</meta:editing-duration>
    <meta:editing-cycles>27</meta:editing-cycles>
    <meta:generator>LibreOffice/25.2.3.2$Windows_X86_64 LibreOffice_project/bbb074479178df812d175f709636b368952c2ce3</meta:generator>
    <meta:document-statistic meta:table-count="4" meta:cell-count="8653" meta:object-count="0"/>
  </office:meta>
</office:document-meta>
</file>